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ocktube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011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ocktube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p_расчет</text:p>
          </table:table-cell>
          <table:table-cell office:value-type="string" calcext:value-type="string">
            <text:p>U_расчет</text:p>
          </table:table-cell>
          <table:table-cell office:value-type="string" calcext:value-type="string">
            <text:p>T_расчет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arc_length</text:p>
          </table:table-cell>
          <table:table-cell table:number-columns-repeated="3"/>
          <table:table-cell office:value-type="string" calcext:value-type="string">
            <text:p>p_аналитич.</text:p>
          </table:table-cell>
          <table:table-cell table:number-columns-repeated="22" office:value-type="float" office:value="68970" calcext:value-type="float">
            <text:p>68970</text:p>
          </table:table-cell>
          <table:table-cell office:value-type="float" office:value="68484.4495515973" calcext:value-type="float">
            <text:p>68484,4495515973</text:p>
          </table:table-cell>
          <table:table-cell office:value-type="float" office:value="65645.4888012435" calcext:value-type="float">
            <text:p>65645,4888012435</text:p>
          </table:table-cell>
          <table:table-cell office:value-type="float" office:value="62908.0055684978" calcext:value-type="float">
            <text:p>62908,0055684978</text:p>
          </table:table-cell>
          <table:table-cell office:value-type="float" office:value="60268.9589371653" calcext:value-type="float">
            <text:p>60268,9589371653</text:p>
          </table:table-cell>
          <table:table-cell office:value-type="float" office:value="57725.3813326311" calcext:value-type="float">
            <text:p>57725,3813326311</text:p>
          </table:table-cell>
          <table:table-cell office:value-type="float" office:value="55274.3771871262" calcext:value-type="float">
            <text:p>55274,3771871262</text:p>
          </table:table-cell>
          <table:table-cell office:value-type="float" office:value="52913.121621288" calcext:value-type="float">
            <text:p>52913,121621288</text:p>
          </table:table-cell>
          <table:table-cell office:value-type="float" office:value="50638.859141912" calcext:value-type="float">
            <text:p>50638,859141912</text:p>
          </table:table-cell>
          <table:table-cell office:value-type="float" office:value="48448.9023557982" calcext:value-type="float">
            <text:p>48448,9023557982</text:p>
          </table:table-cell>
          <table:table-cell office:value-type="float" office:value="46340.6306995884" calcext:value-type="float">
            <text:p>46340,6306995884</text:p>
          </table:table-cell>
          <table:table-cell office:value-type="float" office:value="44311.4891854977" calcext:value-type="float">
            <text:p>44311,4891854977</text:p>
          </table:table-cell>
          <table:table-cell office:value-type="float" office:value="42358.9871628385" calcext:value-type="float">
            <text:p>42358,9871628385</text:p>
          </table:table-cell>
          <table:table-cell office:value-type="float" office:value="40480.6970952364" calcext:value-type="float">
            <text:p>40480,6970952364</text:p>
          </table:table-cell>
          <table:table-cell office:value-type="float" office:value="38674.2533534392" calcext:value-type="float">
            <text:p>38674,2533534392</text:p>
          </table:table-cell>
          <table:table-cell office:value-type="float" office:value="36937.351023619" calcext:value-type="float">
            <text:p>36937,351023619</text:p>
          </table:table-cell>
          <table:table-cell office:value-type="float" office:value="35267.7447310654" calcext:value-type="float">
            <text:p>35267,7447310654</text:p>
          </table:table-cell>
          <table:table-cell office:value-type="float" office:value="33663.2474791727" calcext:value-type="float">
            <text:p>33663,2474791727</text:p>
          </table:table-cell>
          <table:table-cell office:value-type="float" office:value="32121.729503618" calcext:value-type="float">
            <text:p>32121,729503618</text:p>
          </table:table-cell>
          <table:table-cell office:value-type="float" office:value="30641.1171416328" calcext:value-type="float">
            <text:p>30641,1171416328</text:p>
          </table:table-cell>
          <table:table-cell office:value-type="float" office:value="29219.3917162663" calcext:value-type="float">
            <text:p>29219,3917162663</text:p>
          </table:table-cell>
          <table:table-cell office:value-type="float" office:value="27854.5884355407" calcext:value-type="float">
            <text:p>27854,5884355407</text:p>
          </table:table-cell>
          <table:table-cell office:value-type="float" office:value="26544.7953063991" calcext:value-type="float">
            <text:p>26544,7953063991</text:p>
          </table:table-cell>
          <table:table-cell office:value-type="float" office:value="25288.1520633453" calcext:value-type="float">
            <text:p>25288,1520633453</text:p>
          </table:table-cell>
          <table:table-cell office:value-type="float" office:value="24082.8491116754" calcext:value-type="float">
            <text:p>24082,8491116754</text:p>
          </table:table-cell>
          <table:table-cell office:value-type="float" office:value="22927.126485202" calcext:value-type="float">
            <text:p>22927,126485202</text:p>
          </table:table-cell>
          <table:table-cell office:value-type="float" office:value="21819.2728183693" calcext:value-type="float">
            <text:p>21819,2728183693</text:p>
          </table:table-cell>
          <table:table-cell table:number-columns-repeated="43" office:value-type="float" office:value="20906.9390095829" calcext:value-type="float">
            <text:p>20906,9390095829</text:p>
          </table:table-cell>
          <table:table-cell table:number-columns-repeated="9" office:value-type="float" office:value="6897" calcext:value-type="float">
            <text:p>6897</text:p>
          </table:table-cell>
          <table:table-cell table:number-columns-repeated="915"/>
        </table:table-row>
        <table:table-row table:style-name="ro1">
          <table:table-cell office:value-type="float" office:value="68970" calcext:value-type="float">
            <text:p>68970</text:p>
          </table:table-cell>
          <table:table-cell table:style-name="ce1" office:value-type="float" office:value="0.00000000005047" calcext:value-type="float">
            <text:p>5,05E-011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х</text:p>
          </table:table-cell>
          <table:table-cell office:value-type="float" office:value="0" calcext:value-type="float">
            <text:p>0</text:p>
          </table:table-cell>
          <table:table-cell office:value-type="float" office:value="0.00307878787878788" calcext:value-type="float">
            <text:p>0,0030787879</text:p>
          </table:table-cell>
          <table:table-cell office:value-type="float" office:value="0.00615757575757576" calcext:value-type="float">
            <text:p>0,0061575758</text:p>
          </table:table-cell>
          <table:table-cell office:value-type="float" office:value="0.00923636363636364" calcext:value-type="float">
            <text:p>0,0092363636</text:p>
          </table:table-cell>
          <table:table-cell office:value-type="float" office:value="0.0123151515151515" calcext:value-type="float">
            <text:p>0,0123151515</text:p>
          </table:table-cell>
          <table:table-cell office:value-type="float" office:value="0.0153939393939394" calcext:value-type="float">
            <text:p>0,0153939394</text:p>
          </table:table-cell>
          <table:table-cell office:value-type="float" office:value="0.0184727272727273" calcext:value-type="float">
            <text:p>0,0184727273</text:p>
          </table:table-cell>
          <table:table-cell office:value-type="float" office:value="0.0215515151515152" calcext:value-type="float">
            <text:p>0,0215515152</text:p>
          </table:table-cell>
          <table:table-cell office:value-type="float" office:value="0.024630303030303" calcext:value-type="float">
            <text:p>0,024630303</text:p>
          </table:table-cell>
          <table:table-cell office:value-type="float" office:value="0.0277090909090909" calcext:value-type="float">
            <text:p>0,0277090909</text:p>
          </table:table-cell>
          <table:table-cell office:value-type="float" office:value="0.0307878787878788" calcext:value-type="float">
            <text:p>0,0307878788</text:p>
          </table:table-cell>
          <table:table-cell office:value-type="float" office:value="0.0338666666666667" calcext:value-type="float">
            <text:p>0,0338666667</text:p>
          </table:table-cell>
          <table:table-cell office:value-type="float" office:value="0.0369454545454546" calcext:value-type="float">
            <text:p>0,0369454545</text:p>
          </table:table-cell>
          <table:table-cell office:value-type="float" office:value="0.0400242424242424" calcext:value-type="float">
            <text:p>0,0400242424</text:p>
          </table:table-cell>
          <table:table-cell office:value-type="float" office:value="0.0431030303030303" calcext:value-type="float">
            <text:p>0,0431030303</text:p>
          </table:table-cell>
          <table:table-cell office:value-type="float" office:value="0.0461818181818182" calcext:value-type="float">
            <text:p>0,0461818182</text:p>
          </table:table-cell>
          <table:table-cell office:value-type="float" office:value="0.0492606060606061" calcext:value-type="float">
            <text:p>0,0492606061</text:p>
          </table:table-cell>
          <table:table-cell office:value-type="float" office:value="0.0523393939393939" calcext:value-type="float">
            <text:p>0,0523393939</text:p>
          </table:table-cell>
          <table:table-cell office:value-type="float" office:value="0.0554181818181818" calcext:value-type="float">
            <text:p>0,0554181818</text:p>
          </table:table-cell>
          <table:table-cell office:value-type="float" office:value="0.0584969696969697" calcext:value-type="float">
            <text:p>0,0584969697</text:p>
          </table:table-cell>
          <table:table-cell office:value-type="float" office:value="0.0615757575757576" calcext:value-type="float">
            <text:p>0,0615757576</text:p>
          </table:table-cell>
          <table:table-cell office:value-type="float" office:value="0.0646545454545455" calcext:value-type="float">
            <text:p>0,0646545455</text:p>
          </table:table-cell>
          <table:table-cell office:value-type="float" office:value="0.0677333333333333" calcext:value-type="float">
            <text:p>0,0677333333</text:p>
          </table:table-cell>
          <table:table-cell office:value-type="float" office:value="0.0708121212121212" calcext:value-type="float">
            <text:p>0,0708121212</text:p>
          </table:table-cell>
          <table:table-cell office:value-type="float" office:value="0.0738909090909091" calcext:value-type="float">
            <text:p>0,0738909091</text:p>
          </table:table-cell>
          <table:table-cell office:value-type="float" office:value="0.076969696969697" calcext:value-type="float">
            <text:p>0,076969697</text:p>
          </table:table-cell>
          <table:table-cell office:value-type="float" office:value="0.0800484848484849" calcext:value-type="float">
            <text:p>0,0800484848</text:p>
          </table:table-cell>
          <table:table-cell office:value-type="float" office:value="0.0831272727272727" calcext:value-type="float">
            <text:p>0,0831272727</text:p>
          </table:table-cell>
          <table:table-cell office:value-type="float" office:value="0.0862060606060606" calcext:value-type="float">
            <text:p>0,0862060606</text:p>
          </table:table-cell>
          <table:table-cell office:value-type="float" office:value="0.0892848484848485" calcext:value-type="float">
            <text:p>0,0892848485</text:p>
          </table:table-cell>
          <table:table-cell office:value-type="float" office:value="0.0923636363636364" calcext:value-type="float">
            <text:p>0,0923636364</text:p>
          </table:table-cell>
          <table:table-cell office:value-type="float" office:value="0.0954424242424243" calcext:value-type="float">
            <text:p>0,0954424242</text:p>
          </table:table-cell>
          <table:table-cell office:value-type="float" office:value="0.0985212121212121" calcext:value-type="float">
            <text:p>0,0985212121</text:p>
          </table:table-cell>
          <table:table-cell office:value-type="float" office:value="0.1016" calcext:value-type="float">
            <text:p>0,1016</text:p>
          </table:table-cell>
          <table:table-cell office:value-type="float" office:value="0.104678787878788" calcext:value-type="float">
            <text:p>0,1046787879</text:p>
          </table:table-cell>
          <table:table-cell office:value-type="float" office:value="0.107757575757576" calcext:value-type="float">
            <text:p>0,1077575758</text:p>
          </table:table-cell>
          <table:table-cell office:value-type="float" office:value="0.110836363636364" calcext:value-type="float">
            <text:p>0,1108363636</text:p>
          </table:table-cell>
          <table:table-cell office:value-type="float" office:value="0.113915151515152" calcext:value-type="float">
            <text:p>0,1139151515</text:p>
          </table:table-cell>
          <table:table-cell office:value-type="float" office:value="0.116993939393939" calcext:value-type="float">
            <text:p>0,1169939394</text:p>
          </table:table-cell>
          <table:table-cell office:value-type="float" office:value="0.120072727272727" calcext:value-type="float">
            <text:p>0,1200727273</text:p>
          </table:table-cell>
          <table:table-cell office:value-type="float" office:value="0.123151515151515" calcext:value-type="float">
            <text:p>0,1231515152</text:p>
          </table:table-cell>
          <table:table-cell office:value-type="float" office:value="0.126230303030303" calcext:value-type="float">
            <text:p>0,126230303</text:p>
          </table:table-cell>
          <table:table-cell office:value-type="float" office:value="0.129309090909091" calcext:value-type="float">
            <text:p>0,1293090909</text:p>
          </table:table-cell>
          <table:table-cell office:value-type="float" office:value="0.132387878787879" calcext:value-type="float">
            <text:p>0,1323878788</text:p>
          </table:table-cell>
          <table:table-cell office:value-type="float" office:value="0.135466666666667" calcext:value-type="float">
            <text:p>0,1354666667</text:p>
          </table:table-cell>
          <table:table-cell office:value-type="float" office:value="0.138545454545455" calcext:value-type="float">
            <text:p>0,1385454545</text:p>
          </table:table-cell>
          <table:table-cell office:value-type="float" office:value="0.141624242424242" calcext:value-type="float">
            <text:p>0,1416242424</text:p>
          </table:table-cell>
          <table:table-cell office:value-type="float" office:value="0.14470303030303" calcext:value-type="float">
            <text:p>0,1447030303</text:p>
          </table:table-cell>
          <table:table-cell office:value-type="float" office:value="0.147781818181818" calcext:value-type="float">
            <text:p>0,1477818182</text:p>
          </table:table-cell>
          <table:table-cell office:value-type="float" office:value="0.150860606060606" calcext:value-type="float">
            <text:p>0,1508606061</text:p>
          </table:table-cell>
          <table:table-cell office:value-type="float" office:value="0.153939393939394" calcext:value-type="float">
            <text:p>0,1539393939</text:p>
          </table:table-cell>
          <table:table-cell office:value-type="float" office:value="0.157018181818182" calcext:value-type="float">
            <text:p>0,1570181818</text:p>
          </table:table-cell>
          <table:table-cell office:value-type="float" office:value="0.16009696969697" calcext:value-type="float">
            <text:p>0,1600969697</text:p>
          </table:table-cell>
          <table:table-cell office:value-type="float" office:value="0.163175757575758" calcext:value-type="float">
            <text:p>0,1631757576</text:p>
          </table:table-cell>
          <table:table-cell office:value-type="float" office:value="0.166254545454545" calcext:value-type="float">
            <text:p>0,1662545455</text:p>
          </table:table-cell>
          <table:table-cell office:value-type="float" office:value="0.169333333333333" calcext:value-type="float">
            <text:p>0,1693333333</text:p>
          </table:table-cell>
          <table:table-cell office:value-type="float" office:value="0.172412121212121" calcext:value-type="float">
            <text:p>0,1724121212</text:p>
          </table:table-cell>
          <table:table-cell office:value-type="float" office:value="0.175490909090909" calcext:value-type="float">
            <text:p>0,1754909091</text:p>
          </table:table-cell>
          <table:table-cell office:value-type="float" office:value="0.178569696969697" calcext:value-type="float">
            <text:p>0,178569697</text:p>
          </table:table-cell>
          <table:table-cell office:value-type="float" office:value="0.181648484848485" calcext:value-type="float">
            <text:p>0,1816484848</text:p>
          </table:table-cell>
          <table:table-cell office:value-type="float" office:value="0.184727272727273" calcext:value-type="float">
            <text:p>0,1847272727</text:p>
          </table:table-cell>
          <table:table-cell office:value-type="float" office:value="0.187806060606061" calcext:value-type="float">
            <text:p>0,1878060606</text:p>
          </table:table-cell>
          <table:table-cell office:value-type="float" office:value="0.190884848484849" calcext:value-type="float">
            <text:p>0,1908848485</text:p>
          </table:table-cell>
          <table:table-cell office:value-type="float" office:value="0.193963636363636" calcext:value-type="float">
            <text:p>0,1939636364</text:p>
          </table:table-cell>
          <table:table-cell office:value-type="float" office:value="0.197042424242424" calcext:value-type="float">
            <text:p>0,1970424242</text:p>
          </table:table-cell>
          <table:table-cell office:value-type="float" office:value="0.200121212121212" calcext:value-type="float">
            <text:p>0,2001212121</text:p>
          </table:table-cell>
          <table:table-cell office:value-type="float" office:value="0.2032" calcext:value-type="float">
            <text:p>0,2032</text:p>
          </table:table-cell>
          <table:table-cell office:value-type="float" office:value="0.206278787878788" calcext:value-type="float">
            <text:p>0,2062787879</text:p>
          </table:table-cell>
          <table:table-cell office:value-type="float" office:value="0.209357575757576" calcext:value-type="float">
            <text:p>0,2093575758</text:p>
          </table:table-cell>
          <table:table-cell office:value-type="float" office:value="0.212436363636364" calcext:value-type="float">
            <text:p>0,2124363636</text:p>
          </table:table-cell>
          <table:table-cell office:value-type="float" office:value="0.215515151515152" calcext:value-type="float">
            <text:p>0,2155151515</text:p>
          </table:table-cell>
          <table:table-cell office:value-type="float" office:value="0.218593939393939" calcext:value-type="float">
            <text:p>0,2185939394</text:p>
          </table:table-cell>
          <table:table-cell office:value-type="float" office:value="0.221672727272727" calcext:value-type="float">
            <text:p>0,2216727273</text:p>
          </table:table-cell>
          <table:table-cell office:value-type="float" office:value="0.224751515151515" calcext:value-type="float">
            <text:p>0,2247515152</text:p>
          </table:table-cell>
          <table:table-cell office:value-type="float" office:value="0.227830303030303" calcext:value-type="float">
            <text:p>0,227830303</text:p>
          </table:table-cell>
          <table:table-cell office:value-type="float" office:value="0.230909090909091" calcext:value-type="float">
            <text:p>0,2309090909</text:p>
          </table:table-cell>
          <table:table-cell office:value-type="float" office:value="0.233987878787879" calcext:value-type="float">
            <text:p>0,2339878788</text:p>
          </table:table-cell>
          <table:table-cell office:value-type="float" office:value="0.237066666666667" calcext:value-type="float">
            <text:p>0,2370666667</text:p>
          </table:table-cell>
          <table:table-cell office:value-type="float" office:value="0.240145454545455" calcext:value-type="float">
            <text:p>0,2401454545</text:p>
          </table:table-cell>
          <table:table-cell office:value-type="float" office:value="0.243224242424242" calcext:value-type="float">
            <text:p>0,2432242424</text:p>
          </table:table-cell>
          <table:table-cell office:value-type="float" office:value="0.24630303030303" calcext:value-type="float">
            <text:p>0,2463030303</text:p>
          </table:table-cell>
          <table:table-cell office:value-type="float" office:value="0.249381818181818" calcext:value-type="float">
            <text:p>0,2493818182</text:p>
          </table:table-cell>
          <table:table-cell office:value-type="float" office:value="0.252460606060606" calcext:value-type="float">
            <text:p>0,2524606061</text:p>
          </table:table-cell>
          <table:table-cell office:value-type="float" office:value="0.255539393939394" calcext:value-type="float">
            <text:p>0,2555393939</text:p>
          </table:table-cell>
          <table:table-cell office:value-type="float" office:value="0.258618181818182" calcext:value-type="float">
            <text:p>0,2586181818</text:p>
          </table:table-cell>
          <table:table-cell office:value-type="float" office:value="0.26169696969697" calcext:value-type="float">
            <text:p>0,2616969697</text:p>
          </table:table-cell>
          <table:table-cell office:value-type="float" office:value="0.264775757575758" calcext:value-type="float">
            <text:p>0,2647757576</text:p>
          </table:table-cell>
          <table:table-cell office:value-type="float" office:value="0.267854545454545" calcext:value-type="float">
            <text:p>0,2678545455</text:p>
          </table:table-cell>
          <table:table-cell office:value-type="float" office:value="0.270933333333333" calcext:value-type="float">
            <text:p>0,2709333333</text:p>
          </table:table-cell>
          <table:table-cell office:value-type="float" office:value="0.274012121212121" calcext:value-type="float">
            <text:p>0,2740121212</text:p>
          </table:table-cell>
          <table:table-cell office:value-type="float" office:value="0.277090909090909" calcext:value-type="float">
            <text:p>0,2770909091</text:p>
          </table:table-cell>
          <table:table-cell office:value-type="float" office:value="0.280169696969697" calcext:value-type="float">
            <text:p>0,280169697</text:p>
          </table:table-cell>
          <table:table-cell office:value-type="float" office:value="0.283248484848485" calcext:value-type="float">
            <text:p>0,2832484848</text:p>
          </table:table-cell>
          <table:table-cell office:value-type="float" office:value="0.286327272727273" calcext:value-type="float">
            <text:p>0,2863272727</text:p>
          </table:table-cell>
          <table:table-cell office:value-type="float" office:value="0.289406060606061" calcext:value-type="float">
            <text:p>0,2894060606</text:p>
          </table:table-cell>
          <table:table-cell office:value-type="float" office:value="0.292484848484849" calcext:value-type="float">
            <text:p>0,2924848485</text:p>
          </table:table-cell>
          <table:table-cell office:value-type="float" office:value="0.295563636363636" calcext:value-type="float">
            <text:p>0,2955636364</text:p>
          </table:table-cell>
          <table:table-cell office:value-type="float" office:value="0.298642424242424" calcext:value-type="float">
            <text:p>0,2986424242</text:p>
          </table:table-cell>
          <table:table-cell office:value-type="float" office:value="0.301721212121212" calcext:value-type="float">
            <text:p>0,3017212121</text:p>
          </table:table-cell>
          <table:table-cell office:value-type="float" office:value="0.3048" calcext:value-type="float">
            <text:p>0,3048</text:p>
          </table:table-cell>
          <table:table-cell table:number-columns-repeated="915"/>
        </table:table-row>
        <table:table-row table:style-name="ro1">
          <table:table-cell office:value-type="float" office:value="68970" calcext:value-type="float">
            <text:p>68970</text:p>
          </table:table-cell>
          <table:table-cell table:style-name="ce1" office:value-type="float" office:value="0.00000000019079" calcext:value-type="float">
            <text:p>1,91E-010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.00305" calcext:value-type="float">
            <text:p>0,00305</text:p>
          </table:table-cell>
          <table:table-cell table:number-columns-repeated="3"/>
          <table:table-cell office:value-type="string" calcext:value-type="string">
            <text:p>Т_aналитич.</text:p>
          </table:table-cell>
          <table:table-cell table:number-columns-repeated="22" office:value-type="float" office:value="288.89" calcext:value-type="float">
            <text:p>288,89</text:p>
          </table:table-cell>
          <table:table-cell office:value-type="float" office:value="288.307449506484" calcext:value-type="float">
            <text:p>288,3074495065</text:p>
          </table:table-cell>
          <table:table-cell office:value-type="float" office:value="284.840941032861" calcext:value-type="float">
            <text:p>284,8409410329</text:p>
          </table:table-cell>
          <table:table-cell office:value-type="float" office:value="281.395398841429" calcext:value-type="float">
            <text:p>281,3953988414</text:p>
          </table:table-cell>
          <table:table-cell office:value-type="float" office:value="277.97082293219" calcext:value-type="float">
            <text:p>277,9708229322</text:p>
          </table:table-cell>
          <table:table-cell office:value-type="float" office:value="274.567213305143" calcext:value-type="float">
            <text:p>274,5672133051</text:p>
          </table:table-cell>
          <table:table-cell office:value-type="float" office:value="271.184569960287" calcext:value-type="float">
            <text:p>271,1845699603</text:p>
          </table:table-cell>
          <table:table-cell office:value-type="float" office:value="267.822892897624" calcext:value-type="float">
            <text:p>267,8228928976</text:p>
          </table:table-cell>
          <table:table-cell office:value-type="float" office:value="264.482182117152" calcext:value-type="float">
            <text:p>264,4821821172</text:p>
          </table:table-cell>
          <table:table-cell office:value-type="float" office:value="261.162437618873" calcext:value-type="float">
            <text:p>261,1624376189</text:p>
          </table:table-cell>
          <table:table-cell office:value-type="float" office:value="257.863659402786" calcext:value-type="float">
            <text:p>257,8636594028</text:p>
          </table:table-cell>
          <table:table-cell office:value-type="float" office:value="254.58584746889" calcext:value-type="float">
            <text:p>254,5858474689</text:p>
          </table:table-cell>
          <table:table-cell office:value-type="float" office:value="251.329001817187" calcext:value-type="float">
            <text:p>251,3290018172</text:p>
          </table:table-cell>
          <table:table-cell office:value-type="float" office:value="248.093122447676" calcext:value-type="float">
            <text:p>248,0931224477</text:p>
          </table:table-cell>
          <table:table-cell office:value-type="float" office:value="244.878209360356" calcext:value-type="float">
            <text:p>244,8782093604</text:p>
          </table:table-cell>
          <table:table-cell office:value-type="float" office:value="241.684262555229" calcext:value-type="float">
            <text:p>241,6842625552</text:p>
          </table:table-cell>
          <table:table-cell office:value-type="float" office:value="238.511282032294" calcext:value-type="float">
            <text:p>238,5112820323</text:p>
          </table:table-cell>
          <table:table-cell office:value-type="float" office:value="235.359267791551" calcext:value-type="float">
            <text:p>235,3592677916</text:p>
          </table:table-cell>
          <table:table-cell office:value-type="float" office:value="232.228219833" calcext:value-type="float">
            <text:p>232,228219833</text:p>
          </table:table-cell>
          <table:table-cell office:value-type="float" office:value="229.11813815664" calcext:value-type="float">
            <text:p>229,1181381566</text:p>
          </table:table-cell>
          <table:table-cell office:value-type="float" office:value="226.029022762473" calcext:value-type="float">
            <text:p>226,0290227625</text:p>
          </table:table-cell>
          <table:table-cell office:value-type="float" office:value="222.960873650498" calcext:value-type="float">
            <text:p>222,9608736505</text:p>
          </table:table-cell>
          <table:table-cell office:value-type="float" office:value="219.913690820715" calcext:value-type="float">
            <text:p>219,9136908207</text:p>
          </table:table-cell>
          <table:table-cell office:value-type="float" office:value="216.887474273124" calcext:value-type="float">
            <text:p>216,8874742731</text:p>
          </table:table-cell>
          <table:table-cell office:value-type="float" office:value="213.882224007725" calcext:value-type="float">
            <text:p>213,8822240077</text:p>
          </table:table-cell>
          <table:table-cell office:value-type="float" office:value="210.897940024518" calcext:value-type="float">
            <text:p>210,8979400245</text:p>
          </table:table-cell>
          <table:table-cell office:value-type="float" office:value="207.934622323503" calcext:value-type="float">
            <text:p>207,9346223235</text:p>
          </table:table-cell>
          <table:table-cell table:number-columns-repeated="24" office:value-type="float" office:value="205.412495747709" calcext:value-type="float">
            <text:p>205,4124957477</text:p>
          </table:table-cell>
          <table:table-cell table:number-columns-repeated="19" office:value-type="float" office:value="329.741226946627" calcext:value-type="float">
            <text:p>329,7412269466</text:p>
          </table:table-cell>
          <table:table-cell table:number-columns-repeated="9" office:value-type="float" office:value="231.11" calcext:value-type="float">
            <text:p>231,11</text:p>
          </table:table-cell>
          <table:table-cell table:number-columns-repeated="915"/>
        </table:table-row>
        <table:table-row table:style-name="ro1">
          <table:table-cell office:value-type="float" office:value="68970" calcext:value-type="float">
            <text:p>68970</text:p>
          </table:table-cell>
          <table:table-cell table:style-name="ce1" office:value-type="float" office:value="0.00000000086454" calcext:value-type="float">
            <text:p>8,65E-010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.0061" calcext:value-type="float">
            <text:p>0,0061</text:p>
          </table:table-cell>
          <table:table-cell table:number-columns-repeated="3"/>
          <table:table-cell office:value-type="string" calcext:value-type="string">
            <text:p>U_аналит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.71857792124271" calcext:value-type="float">
            <text:p>1,7185779212</text:p>
          </table:table-cell>
          <table:table-cell office:value-type="float" office:value="11.981204183869" calcext:value-type="float">
            <text:p>11,9812041839</text:p>
          </table:table-cell>
          <table:table-cell office:value-type="float" office:value="22.2438304464953" calcext:value-type="float">
            <text:p>22,2438304465</text:p>
          </table:table-cell>
          <table:table-cell office:value-type="float" office:value="32.5064567091215" calcext:value-type="float">
            <text:p>32,5064567091</text:p>
          </table:table-cell>
          <table:table-cell office:value-type="float" office:value="42.7690829717478" calcext:value-type="float">
            <text:p>42,7690829717</text:p>
          </table:table-cell>
          <table:table-cell office:value-type="float" office:value="53.031709234374" calcext:value-type="float">
            <text:p>53,0317092344</text:p>
          </table:table-cell>
          <table:table-cell office:value-type="float" office:value="63.2943354970003" calcext:value-type="float">
            <text:p>63,294335497</text:p>
          </table:table-cell>
          <table:table-cell office:value-type="float" office:value="73.5569617596266" calcext:value-type="float">
            <text:p>73,5569617596</text:p>
          </table:table-cell>
          <table:table-cell office:value-type="float" office:value="83.8195880222528" calcext:value-type="float">
            <text:p>83,8195880223</text:p>
          </table:table-cell>
          <table:table-cell office:value-type="float" office:value="94.0822142848791" calcext:value-type="float">
            <text:p>94,0822142849</text:p>
          </table:table-cell>
          <table:table-cell office:value-type="float" office:value="104.344840547505" calcext:value-type="float">
            <text:p>104,3448405475</text:p>
          </table:table-cell>
          <table:table-cell office:value-type="float" office:value="114.607466810132" calcext:value-type="float">
            <text:p>114,6074668101</text:p>
          </table:table-cell>
          <table:table-cell office:value-type="float" office:value="124.870093072758" calcext:value-type="float">
            <text:p>124,8700930728</text:p>
          </table:table-cell>
          <table:table-cell office:value-type="float" office:value="135.132719335384" calcext:value-type="float">
            <text:p>135,1327193354</text:p>
          </table:table-cell>
          <table:table-cell office:value-type="float" office:value="145.39534559801" calcext:value-type="float">
            <text:p>145,395345598</text:p>
          </table:table-cell>
          <table:table-cell office:value-type="float" office:value="155.657971860637" calcext:value-type="float">
            <text:p>155,6579718606</text:p>
          </table:table-cell>
          <table:table-cell office:value-type="float" office:value="165.920598123263" calcext:value-type="float">
            <text:p>165,9205981233</text:p>
          </table:table-cell>
          <table:table-cell office:value-type="float" office:value="176.183224385889" calcext:value-type="float">
            <text:p>176,1832243859</text:p>
          </table:table-cell>
          <table:table-cell office:value-type="float" office:value="186.445850648515" calcext:value-type="float">
            <text:p>186,4458506485</text:p>
          </table:table-cell>
          <table:table-cell office:value-type="float" office:value="196.708476911142" calcext:value-type="float">
            <text:p>196,7084769111</text:p>
          </table:table-cell>
          <table:table-cell office:value-type="float" office:value="206.971103173768" calcext:value-type="float">
            <text:p>206,9711031738</text:p>
          </table:table-cell>
          <table:table-cell office:value-type="float" office:value="217.233729436394" calcext:value-type="float">
            <text:p>217,2337294364</text:p>
          </table:table-cell>
          <table:table-cell office:value-type="float" office:value="227.496355699021" calcext:value-type="float">
            <text:p>227,496355699</text:p>
          </table:table-cell>
          <table:table-cell office:value-type="float" office:value="237.758981961647" calcext:value-type="float">
            <text:p>237,7589819616</text:p>
          </table:table-cell>
          <table:table-cell office:value-type="float" office:value="248.021608224273" calcext:value-type="float">
            <text:p>248,0216082243</text:p>
          </table:table-cell>
          <table:table-cell office:value-type="float" office:value="258.284234486899" calcext:value-type="float">
            <text:p>258,2842344869</text:p>
          </table:table-cell>
          <table:table-cell table:number-columns-repeated="43" office:value-type="float" office:value="267.076671027297" calcext:value-type="float">
            <text:p>267,076671027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office:value-type="float" office:value="68970" calcext:value-type="float">
            <text:p>68970</text:p>
          </table:table-cell>
          <table:table-cell table:style-name="ce1" office:value-type="float" office:value="0.0000000038864" calcext:value-type="float">
            <text:p>3,89E-009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.00915" calcext:value-type="float">
            <text:p>0,00915</text:p>
          </table:table-cell>
          <table:table-cell table:number-columns-repeated="1019"/>
        </table:table-row>
        <table:table-row table:style-name="ro1">
          <table:table-cell office:value-type="float" office:value="68970" calcext:value-type="float">
            <text:p>68970</text:p>
          </table:table-cell>
          <table:table-cell table:style-name="ce1" office:value-type="float" office:value="0.000000016515" calcext:value-type="float">
            <text:p>1,65E-008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.0122" calcext:value-type="float">
            <text:p>0,0122</text:p>
          </table:table-cell>
          <table:table-cell table:number-columns-repeated="1019"/>
        </table:table-row>
        <table:table-row table:style-name="ro1">
          <table:table-cell office:value-type="float" office:value="68970" calcext:value-type="float">
            <text:p>68970</text:p>
          </table:table-cell>
          <table:table-cell table:style-name="ce1" office:value-type="float" office:value="0.000000069606" calcext:value-type="float">
            <text:p>6,96E-008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.01525" calcext:value-type="float">
            <text:p>0,01525</text:p>
          </table:table-cell>
          <table:table-cell table:number-columns-repeated="1019"/>
        </table:table-row>
        <table:table-row table:style-name="ro1">
          <table:table-cell office:value-type="float" office:value="68970" calcext:value-type="float">
            <text:p>68970</text:p>
          </table:table-cell>
          <table:table-cell table:style-name="ce1" office:value-type="float" office:value="0.00000028652" calcext:value-type="float">
            <text:p>2,87E-007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.0183" calcext:value-type="float">
            <text:p>0,0183</text:p>
          </table:table-cell>
          <table:table-cell table:number-columns-repeated="1019"/>
        </table:table-row>
        <table:table-row table:style-name="ro1">
          <table:table-cell office:value-type="float" office:value="68970" calcext:value-type="float">
            <text:p>68970</text:p>
          </table:table-cell>
          <table:table-cell table:style-name="ce1" office:value-type="float" office:value="0.0000011508" calcext:value-type="float">
            <text:p>1,15E-006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.02135" calcext:value-type="float">
            <text:p>0,02135</text:p>
          </table:table-cell>
          <table:table-cell table:number-columns-repeated="1019"/>
        </table:table-row>
        <table:table-row table:style-name="ro1">
          <table:table-cell office:value-type="float" office:value="68970" calcext:value-type="float">
            <text:p>68970</text:p>
          </table:table-cell>
          <table:table-cell table:style-name="ce1" office:value-type="float" office:value="0.0000045142" calcext:value-type="float">
            <text:p>4,51E-006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.0244" calcext:value-type="float">
            <text:p>0,0244</text:p>
          </table:table-cell>
          <table:table-cell table:number-columns-repeated="1019"/>
        </table:table-row>
        <table:table-row table:style-name="ro1">
          <table:table-cell office:value-type="float" office:value="68970" calcext:value-type="float">
            <text:p>68970</text:p>
          </table:table-cell>
          <table:table-cell table:style-name="ce1" office:value-type="float" office:value="0.000017256" calcext:value-type="float">
            <text:p>1,73E-005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.02745" calcext:value-type="float">
            <text:p>0,02745</text:p>
          </table:table-cell>
          <table:table-cell table:number-columns-repeated="1019"/>
        </table:table-row>
        <table:table-row table:style-name="ro1">
          <table:table-cell office:value-type="float" office:value="68970" calcext:value-type="float">
            <text:p>68970</text:p>
          </table:table-cell>
          <table:table-cell table:style-name="ce1" office:value-type="float" office:value="0.000064257" calcext:value-type="float">
            <text:p>6,43E-005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.0305" calcext:value-type="float">
            <text:p>0,0305</text:p>
          </table:table-cell>
          <table:table-cell table:number-columns-repeated="1019"/>
        </table:table-row>
        <table:table-row table:style-name="ro1">
          <table:table-cell office:value-type="float" office:value="68970" calcext:value-type="float">
            <text:p>68970</text:p>
          </table:table-cell>
          <table:table-cell office:value-type="float" office:value="0.00023276" calcext:value-type="float">
            <text:p>0,00023276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.03355" calcext:value-type="float">
            <text:p>0,03355</text:p>
          </table:table-cell>
          <table:table-cell table:number-columns-repeated="1019"/>
        </table:table-row>
        <table:table-row table:style-name="ro1">
          <table:table-cell office:value-type="float" office:value="68970" calcext:value-type="float">
            <text:p>68970</text:p>
          </table:table-cell>
          <table:table-cell office:value-type="float" office:value="0.00081923" calcext:value-type="float">
            <text:p>0,00081923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5" calcext:value-type="float">
            <text:p>0,83155</text:p>
          </table:table-cell>
          <table:table-cell office:value-type="float" office:value="0.0366" calcext:value-type="float">
            <text:p>0,0366</text:p>
          </table:table-cell>
          <table:table-cell table:number-columns-repeated="1019"/>
        </table:table-row>
        <table:table-row table:style-name="ro1">
          <table:table-cell office:value-type="float" office:value="68969" calcext:value-type="float">
            <text:p>68969</text:p>
          </table:table-cell>
          <table:table-cell office:value-type="float" office:value="0.0027973" calcext:value-type="float">
            <text:p>0,0027973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5" calcext:value-type="float">
            <text:p>0,83155</text:p>
          </table:table-cell>
          <table:table-cell office:value-type="float" office:value="0.03965" calcext:value-type="float">
            <text:p>0,03965</text:p>
          </table:table-cell>
          <table:table-cell table:number-columns-repeated="1019"/>
        </table:table-row>
        <table:table-row table:style-name="ro1">
          <table:table-cell office:value-type="float" office:value="68967" calcext:value-type="float">
            <text:p>68967</text:p>
          </table:table-cell>
          <table:table-cell office:value-type="float" office:value="0.0092507" calcext:value-type="float">
            <text:p>0,0092507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3" calcext:value-type="float">
            <text:p>0,83153</text:p>
          </table:table-cell>
          <table:table-cell office:value-type="float" office:value="0.0427" calcext:value-type="float">
            <text:p>0,0427</text:p>
          </table:table-cell>
          <table:table-cell table:number-columns-repeated="1019"/>
        </table:table-row>
        <table:table-row table:style-name="ro1">
          <table:table-cell office:value-type="float" office:value="68961" calcext:value-type="float">
            <text:p>68961</text:p>
          </table:table-cell>
          <table:table-cell office:value-type="float" office:value="0.029558" calcext:value-type="float">
            <text:p>0,029558</text:p>
          </table:table-cell>
          <table:table-cell office:value-type="float" office:value="288.88" calcext:value-type="float">
            <text:p>288,88</text:p>
          </table:table-cell>
          <table:table-cell office:value-type="float" office:value="0.83148" calcext:value-type="float">
            <text:p>0,83148</text:p>
          </table:table-cell>
          <table:table-cell office:value-type="float" office:value="0.04575" calcext:value-type="float">
            <text:p>0,04575</text:p>
          </table:table-cell>
          <table:table-cell table:number-columns-repeated="1019"/>
        </table:table-row>
        <table:table-row table:style-name="ro1">
          <table:table-cell office:value-type="float" office:value="68943" calcext:value-type="float">
            <text:p>68943</text:p>
          </table:table-cell>
          <table:table-cell office:value-type="float" office:value="0.090896" calcext:value-type="float">
            <text:p>0,090896</text:p>
          </table:table-cell>
          <table:table-cell office:value-type="float" office:value="288.86" calcext:value-type="float">
            <text:p>288,86</text:p>
          </table:table-cell>
          <table:table-cell office:value-type="float" office:value="0.83132" calcext:value-type="float">
            <text:p>0,83132</text:p>
          </table:table-cell>
          <table:table-cell office:value-type="float" office:value="0.0488" calcext:value-type="float">
            <text:p>0,0488</text:p>
          </table:table-cell>
          <table:table-cell table:number-columns-repeated="1019"/>
        </table:table-row>
        <table:table-row table:style-name="ro1">
          <table:table-cell office:value-type="float" office:value="68891" calcext:value-type="float">
            <text:p>68891</text:p>
          </table:table-cell>
          <table:table-cell office:value-type="float" office:value="0.26663" calcext:value-type="float">
            <text:p>0,26663</text:p>
          </table:table-cell>
          <table:table-cell office:value-type="float" office:value="288.79" calcext:value-type="float">
            <text:p>288,79</text:p>
          </table:table-cell>
          <table:table-cell office:value-type="float" office:value="0.83088" calcext:value-type="float">
            <text:p>0,83088</text:p>
          </table:table-cell>
          <table:table-cell office:value-type="float" office:value="0.05185" calcext:value-type="float">
            <text:p>0,05185</text:p>
          </table:table-cell>
          <table:table-cell table:number-columns-repeated="1019"/>
        </table:table-row>
        <table:table-row table:style-name="ro1">
          <table:table-cell office:value-type="float" office:value="68760" calcext:value-type="float">
            <text:p>68760</text:p>
          </table:table-cell>
          <table:table-cell office:value-type="float" office:value="0.72545" calcext:value-type="float">
            <text:p>0,72545</text:p>
          </table:table-cell>
          <table:table-cell office:value-type="float" office:value="288.63" calcext:value-type="float">
            <text:p>288,63</text:p>
          </table:table-cell>
          <table:table-cell office:value-type="float" office:value="0.82976" calcext:value-type="float">
            <text:p>0,82976</text:p>
          </table:table-cell>
          <table:table-cell office:value-type="float" office:value="0.0549" calcext:value-type="float">
            <text:p>0,0549</text:p>
          </table:table-cell>
          <table:table-cell table:number-columns-repeated="1019"/>
        </table:table-row>
        <table:table-row table:style-name="ro1">
          <table:table-cell office:value-type="float" office:value="68477" calcext:value-type="float">
            <text:p>68477</text:p>
          </table:table-cell>
          <table:table-cell table:style-name="ce2" office:value-type="string" calcext:value-type="string">
            <text:p>01,01,7299</text:p>
          </table:table-cell>
          <table:table-cell office:value-type="float" office:value="288.28" calcext:value-type="float">
            <text:p>288,28</text:p>
          </table:table-cell>
          <table:table-cell office:value-type="float" office:value="0.82735" calcext:value-type="float">
            <text:p>0,82735</text:p>
          </table:table-cell>
          <table:table-cell office:value-type="float" office:value="0.05795" calcext:value-type="float">
            <text:p>0,05795</text:p>
          </table:table-cell>
          <table:table-cell table:number-columns-repeated="1019"/>
        </table:table-row>
        <table:table-row table:style-name="ro1">
          <table:table-cell office:value-type="float" office:value="67960" calcext:value-type="float">
            <text:p>67960</text:p>
          </table:table-cell>
          <table:table-cell table:style-name="ce2" office:value-type="string" calcext:value-type="string">
            <text:p>01,03,5771</text:p>
          </table:table-cell>
          <table:table-cell office:value-type="float" office:value="287.65" calcext:value-type="float">
            <text:p>287,65</text:p>
          </table:table-cell>
          <table:table-cell office:value-type="float" office:value="0.8229" calcext:value-type="float">
            <text:p>0,8229</text:p>
          </table:table-cell>
          <table:table-cell office:value-type="float" office:value="0.061" calcext:value-type="float">
            <text:p>0,061</text:p>
          </table:table-cell>
          <table:table-cell table:number-columns-repeated="1019"/>
        </table:table-row>
        <table:table-row table:style-name="ro1">
          <table:table-cell office:value-type="float" office:value="67114" calcext:value-type="float">
            <text:p>67114</text:p>
          </table:table-cell>
          <table:table-cell office:value-type="float" office:value="6.622" calcext:value-type="float">
            <text:p>6,622</text:p>
          </table:table-cell>
          <table:table-cell office:value-type="float" office:value="286.62" calcext:value-type="float">
            <text:p>286,62</text:p>
          </table:table-cell>
          <table:table-cell office:value-type="float" office:value="0.81558" calcext:value-type="float">
            <text:p>0,81558</text:p>
          </table:table-cell>
          <table:table-cell office:value-type="float" office:value="0.06405" calcext:value-type="float">
            <text:p>0,06405</text:p>
          </table:table-cell>
          <table:table-cell table:number-columns-repeated="1019"/>
        </table:table-row>
        <table:table-row table:style-name="ro1">
          <table:table-cell office:value-type="float" office:value="65870" calcext:value-type="float">
            <text:p>65870</text:p>
          </table:table-cell>
          <table:table-cell table:style-name="ce2" office:value-type="string" calcext:value-type="string">
            <text:p>01,11,2017</text:p>
          </table:table-cell>
          <table:table-cell office:value-type="float" office:value="285.1" calcext:value-type="float">
            <text:p>285,1</text:p>
          </table:table-cell>
          <table:table-cell office:value-type="float" office:value="0.80473" calcext:value-type="float">
            <text:p>0,80473</text:p>
          </table:table-cell>
          <table:table-cell office:value-type="float" office:value="0.0671" calcext:value-type="float">
            <text:p>0,0671</text:p>
          </table:table-cell>
          <table:table-cell table:number-columns-repeated="1019"/>
        </table:table-row>
        <table:table-row table:style-name="ro1">
          <table:table-cell office:value-type="float" office:value="64238" calcext:value-type="float">
            <text:p>64238</text:p>
          </table:table-cell>
          <table:table-cell office:value-type="float" office:value="17.245" calcext:value-type="float">
            <text:p>17,245</text:p>
          </table:table-cell>
          <table:table-cell office:value-type="float" office:value="283.07" calcext:value-type="float">
            <text:p>283,07</text:p>
          </table:table-cell>
          <table:table-cell office:value-type="float" office:value="0.79041" calcext:value-type="float">
            <text:p>0,79041</text:p>
          </table:table-cell>
          <table:table-cell office:value-type="float" office:value="0.07015" calcext:value-type="float">
            <text:p>0,07015</text:p>
          </table:table-cell>
          <table:table-cell table:number-columns-repeated="1019"/>
        </table:table-row>
        <table:table-row table:style-name="ro1">
          <table:table-cell office:value-type="float" office:value="62312" calcext:value-type="float">
            <text:p>62312</text:p>
          </table:table-cell>
          <table:table-cell office:value-type="float" office:value="24.584" calcext:value-type="float">
            <text:p>24,584</text:p>
          </table:table-cell>
          <table:table-cell office:value-type="float" office:value="280.63" calcext:value-type="float">
            <text:p>280,63</text:p>
          </table:table-cell>
          <table:table-cell office:value-type="float" office:value="0.77337" calcext:value-type="float">
            <text:p>0,77337</text:p>
          </table:table-cell>
          <table:table-cell office:value-type="float" office:value="0.0732" calcext:value-type="float">
            <text:p>0,0732</text:p>
          </table:table-cell>
          <table:table-cell table:number-columns-repeated="1019"/>
        </table:table-row>
        <table:table-row table:style-name="ro1">
          <table:table-cell office:value-type="float" office:value="60208" calcext:value-type="float">
            <text:p>60208</text:p>
          </table:table-cell>
          <table:table-cell office:value-type="float" office:value="32.82" calcext:value-type="float">
            <text:p>32,82</text:p>
          </table:table-cell>
          <table:table-cell office:value-type="float" office:value="277.89" calcext:value-type="float">
            <text:p>277,89</text:p>
          </table:table-cell>
          <table:table-cell office:value-type="float" office:value="0.7546" calcext:value-type="float">
            <text:p>0,7546</text:p>
          </table:table-cell>
          <table:table-cell office:value-type="float" office:value="0.07625" calcext:value-type="float">
            <text:p>0,07625</text:p>
          </table:table-cell>
          <table:table-cell table:number-columns-repeated="1019"/>
        </table:table-row>
        <table:table-row table:style-name="ro1">
          <table:table-cell office:value-type="float" office:value="58021" calcext:value-type="float">
            <text:p>58021</text:p>
          </table:table-cell>
          <table:table-cell office:value-type="float" office:value="41.642" calcext:value-type="float">
            <text:p>41,642</text:p>
          </table:table-cell>
          <table:table-cell office:value-type="float" office:value="274.97" calcext:value-type="float">
            <text:p>274,97</text:p>
          </table:table-cell>
          <table:table-cell office:value-type="float" office:value="0.7349" calcext:value-type="float">
            <text:p>0,7349</text:p>
          </table:table-cell>
          <table:table-cell office:value-type="float" office:value="0.0793" calcext:value-type="float">
            <text:p>0,0793</text:p>
          </table:table-cell>
          <table:table-cell table:number-columns-repeated="1019"/>
        </table:table-row>
        <table:table-row table:style-name="ro1">
          <table:table-cell office:value-type="float" office:value="55813" calcext:value-type="float">
            <text:p>55813</text:p>
          </table:table-cell>
          <table:table-cell office:value-type="float" office:value="50.838" calcext:value-type="float">
            <text:p>50,838</text:p>
          </table:table-cell>
          <table:table-cell office:value-type="float" office:value="271.94" calcext:value-type="float">
            <text:p>271,94</text:p>
          </table:table-cell>
          <table:table-cell office:value-type="float" office:value="0.71481" calcext:value-type="float">
            <text:p>0,71481</text:p>
          </table:table-cell>
          <table:table-cell office:value-type="float" office:value="0.08235" calcext:value-type="float">
            <text:p>0,08235</text:p>
          </table:table-cell>
          <table:table-cell table:number-columns-repeated="1019"/>
        </table:table-row>
        <table:table-row table:style-name="ro1">
          <table:table-cell office:value-type="float" office:value="53621" calcext:value-type="float">
            <text:p>53621</text:p>
          </table:table-cell>
          <table:table-cell office:value-type="float" office:value="60.279" calcext:value-type="float">
            <text:p>60,279</text:p>
          </table:table-cell>
          <table:table-cell office:value-type="float" office:value="268.84" calcext:value-type="float">
            <text:p>268,84</text:p>
          </table:table-cell>
          <table:table-cell office:value-type="float" office:value="0.69464" calcext:value-type="float">
            <text:p>0,69464</text:p>
          </table:table-cell>
          <table:table-cell office:value-type="float" office:value="0.0854" calcext:value-type="float">
            <text:p>0,0854</text:p>
          </table:table-cell>
          <table:table-cell table:number-columns-repeated="1019"/>
        </table:table-row>
        <table:table-row table:style-name="ro1">
          <table:table-cell office:value-type="float" office:value="51467" calcext:value-type="float">
            <text:p>51467</text:p>
          </table:table-cell>
          <table:table-cell office:value-type="float" office:value="69.881" calcext:value-type="float">
            <text:p>69,881</text:p>
          </table:table-cell>
          <table:table-cell office:value-type="float" office:value="265.71" calcext:value-type="float">
            <text:p>265,71</text:p>
          </table:table-cell>
          <table:table-cell office:value-type="float" office:value="0.6746" calcext:value-type="float">
            <text:p>0,6746</text:p>
          </table:table-cell>
          <table:table-cell office:value-type="float" office:value="0.08845" calcext:value-type="float">
            <text:p>0,08845</text:p>
          </table:table-cell>
          <table:table-cell table:number-columns-repeated="1019"/>
        </table:table-row>
        <table:table-row table:style-name="ro1">
          <table:table-cell office:value-type="float" office:value="49364" calcext:value-type="float">
            <text:p>49364</text:p>
          </table:table-cell>
          <table:table-cell office:value-type="float" office:value="79.592" calcext:value-type="float">
            <text:p>79,592</text:p>
          </table:table-cell>
          <table:table-cell office:value-type="float" office:value="262.56" calcext:value-type="float">
            <text:p>262,56</text:p>
          </table:table-cell>
          <table:table-cell office:value-type="float" office:value="0.6548" calcext:value-type="float">
            <text:p>0,6548</text:p>
          </table:table-cell>
          <table:table-cell office:value-type="float" office:value="0.0915" calcext:value-type="float">
            <text:p>0,0915</text:p>
          </table:table-cell>
          <table:table-cell table:number-columns-repeated="1019"/>
        </table:table-row>
        <table:table-row table:style-name="ro1">
          <table:table-cell office:value-type="float" office:value="47321" calcext:value-type="float">
            <text:p>47321</text:p>
          </table:table-cell>
          <table:table-cell office:value-type="float" office:value="89.375" calcext:value-type="float">
            <text:p>89,375</text:p>
          </table:table-cell>
          <table:table-cell office:value-type="float" office:value="259.4" calcext:value-type="float">
            <text:p>259,4</text:p>
          </table:table-cell>
          <table:table-cell office:value-type="float" office:value="0.63534" calcext:value-type="float">
            <text:p>0,63534</text:p>
          </table:table-cell>
          <table:table-cell office:value-type="float" office:value="0.09455" calcext:value-type="float">
            <text:p>0,09455</text:p>
          </table:table-cell>
          <table:table-cell table:number-columns-repeated="5"/>
          <table:table-cell>
            <draw:frame table:end-cell-address="shocktube.T53" table:end-x="1.684cm" table:end-y="0.136cm" draw:z-index="1" draw:style-name="gr1" draw:text-style-name="P1" svg:width="16.938cm" svg:height="8.862cm" svg:x="0.113cm" svg:y="0.307cm">
              <draw:object draw:notify-on-update-of-ranges="shocktube.E2:shocktube.E102 shocktube.C1:shocktube.C1 shocktube.C2:shocktube.C102 shocktube.J2:shocktube.DE2 shocktube.I3:shocktube.I3 shocktube.J3:shocktube.DE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office:value-type="float" office:value="45341" calcext:value-type="float">
            <text:p>45341</text:p>
          </table:table-cell>
          <table:table-cell office:value-type="float" office:value="99.202" calcext:value-type="float">
            <text:p>99,202</text:p>
          </table:table-cell>
          <table:table-cell office:value-type="float" office:value="256.25" calcext:value-type="float">
            <text:p>256,25</text:p>
          </table:table-cell>
          <table:table-cell office:value-type="float" office:value="0.61625" calcext:value-type="float">
            <text:p>0,61625</text:p>
          </table:table-cell>
          <table:table-cell office:value-type="float" office:value="0.0976" calcext:value-type="float">
            <text:p>0,0976</text:p>
          </table:table-cell>
          <table:table-cell table:number-columns-repeated="1019"/>
        </table:table-row>
        <table:table-row table:style-name="ro1">
          <table:table-cell office:value-type="float" office:value="43429" calcext:value-type="float">
            <text:p>43429</text:p>
          </table:table-cell>
          <table:table-cell office:value-type="float" office:value="109.05" calcext:value-type="float">
            <text:p>109,05</text:p>
          </table:table-cell>
          <table:table-cell office:value-type="float" office:value="253.11" calcext:value-type="float">
            <text:p>253,11</text:p>
          </table:table-cell>
          <table:table-cell office:value-type="float" office:value="0.59758" calcext:value-type="float">
            <text:p>0,59758</text:p>
          </table:table-cell>
          <table:table-cell office:value-type="float" office:value="0.10065" calcext:value-type="float">
            <text:p>0,10065</text:p>
          </table:table-cell>
          <table:table-cell table:number-columns-repeated="1019"/>
        </table:table-row>
        <table:table-row table:style-name="ro1">
          <table:table-cell office:value-type="float" office:value="41584" calcext:value-type="float">
            <text:p>41584</text:p>
          </table:table-cell>
          <table:table-cell office:value-type="float" office:value="118.91" calcext:value-type="float">
            <text:p>118,91</text:p>
          </table:table-cell>
          <table:table-cell office:value-type="float" office:value="249.98" calcext:value-type="float">
            <text:p>249,98</text:p>
          </table:table-cell>
          <table:table-cell office:value-type="float" office:value="0.57935" calcext:value-type="float">
            <text:p>0,57935</text:p>
          </table:table-cell>
          <table:table-cell office:value-type="float" office:value="0.1037" calcext:value-type="float">
            <text:p>0,1037</text:p>
          </table:table-cell>
          <table:table-cell table:number-columns-repeated="1019"/>
        </table:table-row>
        <table:table-row table:style-name="ro1">
          <table:table-cell office:value-type="float" office:value="39808" calcext:value-type="float">
            <text:p>39808</text:p>
          </table:table-cell>
          <table:table-cell office:value-type="float" office:value="128.76" calcext:value-type="float">
            <text:p>128,76</text:p>
          </table:table-cell>
          <table:table-cell office:value-type="float" office:value="246.88" calcext:value-type="float">
            <text:p>246,88</text:p>
          </table:table-cell>
          <table:table-cell office:value-type="float" office:value="0.56158" calcext:value-type="float">
            <text:p>0,56158</text:p>
          </table:table-cell>
          <table:table-cell office:value-type="float" office:value="0.10675" calcext:value-type="float">
            <text:p>0,10675</text:p>
          </table:table-cell>
          <table:table-cell table:number-columns-repeated="1019"/>
        </table:table-row>
        <table:table-row table:style-name="ro1">
          <table:table-cell office:value-type="float" office:value="38102" calcext:value-type="float">
            <text:p>38102</text:p>
          </table:table-cell>
          <table:table-cell office:value-type="float" office:value="138.59" calcext:value-type="float">
            <text:p>138,59</text:p>
          </table:table-cell>
          <table:table-cell office:value-type="float" office:value="243.8" calcext:value-type="float">
            <text:p>243,8</text:p>
          </table:table-cell>
          <table:table-cell office:value-type="float" office:value="0.54428" calcext:value-type="float">
            <text:p>0,54428</text:p>
          </table:table-cell>
          <table:table-cell office:value-type="float" office:value="0.1098" calcext:value-type="float">
            <text:p>0,1098</text:p>
          </table:table-cell>
          <table:table-cell table:number-columns-repeated="1019"/>
        </table:table-row>
        <table:table-row table:style-name="ro1">
          <table:table-cell office:value-type="float" office:value="36463" calcext:value-type="float">
            <text:p>36463</text:p>
          </table:table-cell>
          <table:table-cell office:value-type="float" office:value="148.39" calcext:value-type="float">
            <text:p>148,39</text:p>
          </table:table-cell>
          <table:table-cell office:value-type="float" office:value="240.76" calcext:value-type="float">
            <text:p>240,76</text:p>
          </table:table-cell>
          <table:table-cell office:value-type="float" office:value="0.52747" calcext:value-type="float">
            <text:p>0,52747</text:p>
          </table:table-cell>
          <table:table-cell office:value-type="float" office:value="0.11285" calcext:value-type="float">
            <text:p>0,11285</text:p>
          </table:table-cell>
          <table:table-cell table:number-columns-repeated="1019"/>
        </table:table-row>
        <table:table-row table:style-name="ro1">
          <table:table-cell office:value-type="float" office:value="34892" calcext:value-type="float">
            <text:p>34892</text:p>
          </table:table-cell>
          <table:table-cell office:value-type="float" office:value="158.15" calcext:value-type="float">
            <text:p>158,15</text:p>
          </table:table-cell>
          <table:table-cell office:value-type="float" office:value="237.74" calcext:value-type="float">
            <text:p>237,74</text:p>
          </table:table-cell>
          <table:table-cell office:value-type="float" office:value="0.51114" calcext:value-type="float">
            <text:p>0,51114</text:p>
          </table:table-cell>
          <table:table-cell office:value-type="float" office:value="0.1159" calcext:value-type="float">
            <text:p>0,1159</text:p>
          </table:table-cell>
          <table:table-cell table:number-columns-repeated="1019"/>
        </table:table-row>
        <table:table-row table:style-name="ro1">
          <table:table-cell office:value-type="float" office:value="33386" calcext:value-type="float">
            <text:p>33386</text:p>
          </table:table-cell>
          <table:table-cell office:value-type="float" office:value="167.86" calcext:value-type="float">
            <text:p>167,86</text:p>
          </table:table-cell>
          <table:table-cell office:value-type="float" office:value="234.76" calcext:value-type="float">
            <text:p>234,76</text:p>
          </table:table-cell>
          <table:table-cell office:value-type="float" office:value="0.4953" calcext:value-type="float">
            <text:p>0,4953</text:p>
          </table:table-cell>
          <table:table-cell office:value-type="float" office:value="0.11895" calcext:value-type="float">
            <text:p>0,11895</text:p>
          </table:table-cell>
          <table:table-cell table:number-columns-repeated="1019"/>
        </table:table-row>
        <table:table-row table:style-name="ro1">
          <table:table-cell office:value-type="float" office:value="31944" calcext:value-type="float">
            <text:p>31944</text:p>
          </table:table-cell>
          <table:table-cell office:value-type="float" office:value="177.52" calcext:value-type="float">
            <text:p>177,52</text:p>
          </table:table-cell>
          <table:table-cell office:value-type="float" office:value="231.81" calcext:value-type="float">
            <text:p>231,81</text:p>
          </table:table-cell>
          <table:table-cell office:value-type="float" office:value="0.47993" calcext:value-type="float">
            <text:p>0,47993</text:p>
          </table:table-cell>
          <table:table-cell office:value-type="float" office:value="0.122" calcext:value-type="float">
            <text:p>0,122</text:p>
          </table:table-cell>
          <table:table-cell table:number-columns-repeated="1019"/>
        </table:table-row>
        <table:table-row table:style-name="ro1">
          <table:table-cell office:value-type="float" office:value="30563" calcext:value-type="float">
            <text:p>30563</text:p>
          </table:table-cell>
          <table:table-cell office:value-type="float" office:value="187.13" calcext:value-type="float">
            <text:p>187,13</text:p>
          </table:table-cell>
          <table:table-cell office:value-type="float" office:value="228.89" calcext:value-type="float">
            <text:p>228,89</text:p>
          </table:table-cell>
          <table:table-cell office:value-type="float" office:value="0.46503" calcext:value-type="float">
            <text:p>0,46503</text:p>
          </table:table-cell>
          <table:table-cell office:value-type="float" office:value="0.12505" calcext:value-type="float">
            <text:p>0,12505</text:p>
          </table:table-cell>
          <table:table-cell table:number-columns-repeated="1019"/>
        </table:table-row>
        <table:table-row table:style-name="ro1">
          <table:table-cell office:value-type="float" office:value="29239" calcext:value-type="float">
            <text:p>29239</text:p>
          </table:table-cell>
          <table:table-cell office:value-type="float" office:value="196.69" calcext:value-type="float">
            <text:p>196,69</text:p>
          </table:table-cell>
          <table:table-cell office:value-type="float" office:value="226.01" calcext:value-type="float">
            <text:p>226,01</text:p>
          </table:table-cell>
          <table:table-cell office:value-type="float" office:value="0.45056" calcext:value-type="float">
            <text:p>0,45056</text:p>
          </table:table-cell>
          <table:table-cell office:value-type="float" office:value="0.1281" calcext:value-type="float">
            <text:p>0,1281</text:p>
          </table:table-cell>
          <table:table-cell table:number-columns-repeated="1019"/>
        </table:table-row>
        <table:table-row table:style-name="ro1">
          <table:table-cell office:value-type="float" office:value="27968" calcext:value-type="float">
            <text:p>27968</text:p>
          </table:table-cell>
          <table:table-cell office:value-type="float" office:value="206.23" calcext:value-type="float">
            <text:p>206,23</text:p>
          </table:table-cell>
          <table:table-cell office:value-type="float" office:value="223.15" calcext:value-type="float">
            <text:p>223,15</text:p>
          </table:table-cell>
          <table:table-cell office:value-type="float" office:value="0.4365" calcext:value-type="float">
            <text:p>0,4365</text:p>
          </table:table-cell>
          <table:table-cell office:value-type="float" office:value="0.13115" calcext:value-type="float">
            <text:p>0,13115</text:p>
          </table:table-cell>
          <table:table-cell table:number-columns-repeated="1019"/>
        </table:table-row>
        <table:table-row table:style-name="ro1">
          <table:table-cell office:value-type="float" office:value="26744" calcext:value-type="float">
            <text:p>26744</text:p>
          </table:table-cell>
          <table:table-cell office:value-type="float" office:value="215.78" calcext:value-type="float">
            <text:p>215,78</text:p>
          </table:table-cell>
          <table:table-cell office:value-type="float" office:value="220.31" calcext:value-type="float">
            <text:p>220,31</text:p>
          </table:table-cell>
          <table:table-cell office:value-type="float" office:value="0.42278" calcext:value-type="float">
            <text:p>0,42278</text:p>
          </table:table-cell>
          <table:table-cell office:value-type="float" office:value="0.1342" calcext:value-type="float">
            <text:p>0,1342</text:p>
          </table:table-cell>
          <table:table-cell table:number-columns-repeated="1019"/>
        </table:table-row>
        <table:table-row table:style-name="ro1">
          <table:table-cell office:value-type="float" office:value="25560" calcext:value-type="float">
            <text:p>25560</text:p>
          </table:table-cell>
          <table:table-cell office:value-type="float" office:value="225.37" calcext:value-type="float">
            <text:p>225,37</text:p>
          </table:table-cell>
          <table:table-cell office:value-type="float" office:value="217.47" calcext:value-type="float">
            <text:p>217,47</text:p>
          </table:table-cell>
          <table:table-cell office:value-type="float" office:value="0.40934" calcext:value-type="float">
            <text:p>0,40934</text:p>
          </table:table-cell>
          <table:table-cell office:value-type="float" office:value="0.13725" calcext:value-type="float">
            <text:p>0,13725</text:p>
          </table:table-cell>
          <table:table-cell table:number-columns-repeated="1019"/>
        </table:table-row>
        <table:table-row table:style-name="ro1">
          <table:table-cell office:value-type="float" office:value="24414" calcext:value-type="float">
            <text:p>24414</text:p>
          </table:table-cell>
          <table:table-cell office:value-type="float" office:value="235.03" calcext:value-type="float">
            <text:p>235,03</text:p>
          </table:table-cell>
          <table:table-cell office:value-type="float" office:value="214.63" calcext:value-type="float">
            <text:p>214,63</text:p>
          </table:table-cell>
          <table:table-cell office:value-type="float" office:value="0.39615" calcext:value-type="float">
            <text:p>0,39615</text:p>
          </table:table-cell>
          <table:table-cell office:value-type="float" office:value="0.1403" calcext:value-type="float">
            <text:p>0,1403</text:p>
          </table:table-cell>
          <table:table-cell table:number-columns-repeated="1019"/>
        </table:table-row>
        <table:table-row table:style-name="ro1">
          <table:table-cell office:value-type="float" office:value="23314" calcext:value-type="float">
            <text:p>23314</text:p>
          </table:table-cell>
          <table:table-cell office:value-type="float" office:value="244.67" calcext:value-type="float">
            <text:p>244,67</text:p>
          </table:table-cell>
          <table:table-cell office:value-type="float" office:value="211.81" calcext:value-type="float">
            <text:p>211,81</text:p>
          </table:table-cell>
          <table:table-cell office:value-type="float" office:value="0.38334" calcext:value-type="float">
            <text:p>0,38334</text:p>
          </table:table-cell>
          <table:table-cell office:value-type="float" office:value="0.14335" calcext:value-type="float">
            <text:p>0,14335</text:p>
          </table:table-cell>
          <table:table-cell table:number-columns-repeated="1019"/>
        </table:table-row>
        <table:table-row table:style-name="ro1">
          <table:table-cell office:value-type="float" office:value="22302" calcext:value-type="float">
            <text:p>22302</text:p>
          </table:table-cell>
          <table:table-cell office:value-type="float" office:value="253.84" calcext:value-type="float">
            <text:p>253,84</text:p>
          </table:table-cell>
          <table:table-cell office:value-type="float" office:value="209.12" calcext:value-type="float">
            <text:p>209,12</text:p>
          </table:table-cell>
          <table:table-cell office:value-type="float" office:value="0.37143" calcext:value-type="float">
            <text:p>0,37143</text:p>
          </table:table-cell>
          <table:table-cell office:value-type="float" office:value="0.1464" calcext:value-type="float">
            <text:p>0,1464</text:p>
          </table:table-cell>
          <table:table-cell table:number-columns-repeated="1019"/>
        </table:table-row>
        <table:table-row table:style-name="ro1">
          <table:table-cell office:value-type="float" office:value="21479" calcext:value-type="float">
            <text:p>21479</text:p>
          </table:table-cell>
          <table:table-cell office:value-type="float" office:value="261.59" calcext:value-type="float">
            <text:p>261,59</text:p>
          </table:table-cell>
          <table:table-cell office:value-type="float" office:value="206.85" calcext:value-type="float">
            <text:p>206,85</text:p>
          </table:table-cell>
          <table:table-cell office:value-type="float" office:value="0.36166" calcext:value-type="float">
            <text:p>0,36166</text:p>
          </table:table-cell>
          <table:table-cell office:value-type="float" office:value="0.14945" calcext:value-type="float">
            <text:p>0,14945</text:p>
          </table:table-cell>
          <table:table-cell table:number-columns-repeated="1019"/>
        </table:table-row>
        <table:table-row table:style-name="ro1">
          <table:table-cell office:value-type="float" office:value="20953" calcext:value-type="float">
            <text:p>20953</text:p>
          </table:table-cell>
          <table:table-cell office:value-type="float" office:value="266.66" calcext:value-type="float">
            <text:p>266,66</text:p>
          </table:table-cell>
          <table:table-cell office:value-type="float" office:value="205.46" calcext:value-type="float">
            <text:p>205,46</text:p>
          </table:table-cell>
          <table:table-cell office:value-type="float" office:value="0.3552" calcext:value-type="float">
            <text:p>0,3552</text:p>
          </table:table-cell>
          <table:table-cell office:value-type="float" office:value="0.1525" calcext:value-type="float">
            <text:p>0,1525</text:p>
          </table:table-cell>
          <table:table-cell table:number-columns-repeated="1019"/>
        </table:table-row>
        <table:table-row table:style-name="ro1">
          <table:table-cell office:value-type="float" office:value="20737" calcext:value-type="float">
            <text:p>20737</text:p>
          </table:table-cell>
          <table:table-cell office:value-type="float" office:value="268.73" calcext:value-type="float">
            <text:p>268,73</text:p>
          </table:table-cell>
          <table:table-cell office:value-type="float" office:value="204.87" calcext:value-type="float">
            <text:p>204,87</text:p>
          </table:table-cell>
          <table:table-cell office:value-type="float" office:value="0.35256" calcext:value-type="float">
            <text:p>0,35256</text:p>
          </table:table-cell>
          <table:table-cell office:value-type="float" office:value="0.15555" calcext:value-type="float">
            <text:p>0,15555</text:p>
          </table:table-cell>
          <table:table-cell table:number-columns-repeated="15"/>
          <table:table-cell>
            <draw:frame table:end-cell-address="shocktube.AD75" table:end-x="1.535cm" table:end-y="0.077cm" draw:z-index="0" draw:style-name="gr1" draw:text-style-name="P1" svg:width="16.815cm" svg:height="9.56cm" svg:x="0.089cm" svg:y="0.452cm">
              <draw:object draw:notify-on-update-of-ranges="shocktube.P4:shocktube.P4 shocktube.E2:shocktube.E102 shocktube.A1:shocktube.A1 shocktube.A2:shocktube.A102 shocktube.J2:shocktube.DE2 shocktube.I1:shocktube.I1 shocktube.J1:shocktube.DE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3"/>
        </table:table-row>
        <table:table-row table:style-name="ro1">
          <table:table-cell office:value-type="float" office:value="20780" calcext:value-type="float">
            <text:p>20780</text:p>
          </table:table-cell>
          <table:table-cell office:value-type="float" office:value="268.31" calcext:value-type="float">
            <text:p>268,31</text:p>
          </table:table-cell>
          <table:table-cell office:value-type="float" office:value="204.94" calcext:value-type="float">
            <text:p>204,94</text:p>
          </table:table-cell>
          <table:table-cell office:value-type="float" office:value="0.35317" calcext:value-type="float">
            <text:p>0,35317</text:p>
          </table:table-cell>
          <table:table-cell office:value-type="float" office:value="0.1586" calcext:value-type="float">
            <text:p>0,1586</text:p>
          </table:table-cell>
          <table:table-cell table:number-columns-repeated="5"/>
          <table:table-cell>
            <draw:frame table:end-cell-address="shocktube.T74" table:end-x="1.088cm" table:end-y="0.209cm" draw:z-index="2" draw:style-name="gr1" draw:text-style-name="P1" svg:width="16.036cm" svg:height="8.833cm" svg:x="0.419cm" svg:y="0.409cm">
              <draw:object draw:notify-on-update-of-ranges="shocktube.E2:shocktube.E102 shocktube.B1:shocktube.B1 shocktube.B2:shocktube.B102 shocktube.J2:shocktube.DE2 shocktube.I4:shocktube.I4 shocktube.J4:shocktube.DE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office:value-type="float" office:value="20906" calcext:value-type="float">
            <text:p>20906</text:p>
          </table:table-cell>
          <table:table-cell office:value-type="float" office:value="267.09" calcext:value-type="float">
            <text:p>267,09</text:p>
          </table:table-cell>
          <table:table-cell office:value-type="float" office:value="205.22" calcext:value-type="float">
            <text:p>205,22</text:p>
          </table:table-cell>
          <table:table-cell office:value-type="float" office:value="0.35483" calcext:value-type="float">
            <text:p>0,35483</text:p>
          </table:table-cell>
          <table:table-cell office:value-type="float" office:value="0.16165" calcext:value-type="float">
            <text:p>0,16165</text:p>
          </table:table-cell>
          <table:table-cell table:number-columns-repeated="1019"/>
        </table:table-row>
        <table:table-row table:style-name="ro1">
          <table:table-cell office:value-type="float" office:value="20960" calcext:value-type="float">
            <text:p>20960</text:p>
          </table:table-cell>
          <table:table-cell office:value-type="float" office:value="266.6" calcext:value-type="float">
            <text:p>266,6</text:p>
          </table:table-cell>
          <table:table-cell office:value-type="float" office:value="205.33" calcext:value-type="float">
            <text:p>205,33</text:p>
          </table:table-cell>
          <table:table-cell office:value-type="float" office:value="0.35555" calcext:value-type="float">
            <text:p>0,35555</text:p>
          </table:table-cell>
          <table:table-cell office:value-type="float" office:value="0.1647" calcext:value-type="float">
            <text:p>0,1647</text:p>
          </table:table-cell>
          <table:table-cell table:number-columns-repeated="1019"/>
        </table:table-row>
        <table:table-row table:style-name="ro1">
          <table:table-cell office:value-type="float" office:value="20939" calcext:value-type="float">
            <text:p>20939</text:p>
          </table:table-cell>
          <table:table-cell office:value-type="float" office:value="266.8" calcext:value-type="float">
            <text:p>266,8</text:p>
          </table:table-cell>
          <table:table-cell office:value-type="float" office:value="205.34" calcext:value-type="float">
            <text:p>205,34</text:p>
          </table:table-cell>
          <table:table-cell office:value-type="float" office:value="0.35518" calcext:value-type="float">
            <text:p>0,35518</text:p>
          </table:table-cell>
          <table:table-cell office:value-type="float" office:value="0.16775" calcext:value-type="float">
            <text:p>0,16775</text:p>
          </table:table-cell>
          <table:table-cell table:number-columns-repeated="1019"/>
        </table:table-row>
        <table:table-row table:style-name="ro1">
          <table:table-cell office:value-type="float" office:value="20914" calcext:value-type="float">
            <text:p>20914</text:p>
          </table:table-cell>
          <table:table-cell office:value-type="float" office:value="267.04" calcext:value-type="float">
            <text:p>267,04</text:p>
          </table:table-cell>
          <table:table-cell office:value-type="float" office:value="205.32" calcext:value-type="float">
            <text:p>205,32</text:p>
          </table:table-cell>
          <table:table-cell office:value-type="float" office:value="0.35479" calcext:value-type="float">
            <text:p>0,35479</text:p>
          </table:table-cell>
          <table:table-cell office:value-type="float" office:value="0.1708" calcext:value-type="float">
            <text:p>0,1708</text:p>
          </table:table-cell>
          <table:table-cell table:number-columns-repeated="1019"/>
        </table:table-row>
        <table:table-row table:style-name="ro1">
          <table:table-cell office:value-type="float" office:value="20906" calcext:value-type="float">
            <text:p>20906</text:p>
          </table:table-cell>
          <table:table-cell office:value-type="float" office:value="267.13" calcext:value-type="float">
            <text:p>267,13</text:p>
          </table:table-cell>
          <table:table-cell office:value-type="float" office:value="205.34" calcext:value-type="float">
            <text:p>205,34</text:p>
          </table:table-cell>
          <table:table-cell office:value-type="float" office:value="0.35462" calcext:value-type="float">
            <text:p>0,35462</text:p>
          </table:table-cell>
          <table:table-cell office:value-type="float" office:value="0.17385" calcext:value-type="float">
            <text:p>0,17385</text:p>
          </table:table-cell>
          <table:table-cell table:number-columns-repeated="1019"/>
        </table:table-row>
        <table:table-row table:style-name="ro1">
          <table:table-cell office:value-type="float" office:value="20904" calcext:value-type="float">
            <text:p>20904</text:p>
          </table:table-cell>
          <table:table-cell office:value-type="float" office:value="267.17" calcext:value-type="float">
            <text:p>267,17</text:p>
          </table:table-cell>
          <table:table-cell office:value-type="float" office:value="205.33" calcext:value-type="float">
            <text:p>205,33</text:p>
          </table:table-cell>
          <table:table-cell office:value-type="float" office:value="0.35462" calcext:value-type="float">
            <text:p>0,35462</text:p>
          </table:table-cell>
          <table:table-cell office:value-type="float" office:value="0.1769" calcext:value-type="float">
            <text:p>0,1769</text:p>
          </table:table-cell>
          <table:table-cell table:number-columns-repeated="1019"/>
        </table:table-row>
        <table:table-row table:style-name="ro1">
          <table:table-cell office:value-type="float" office:value="20905" calcext:value-type="float">
            <text:p>20905</text:p>
          </table:table-cell>
          <table:table-cell office:value-type="float" office:value="267.21" calcext:value-type="float">
            <text:p>267,21</text:p>
          </table:table-cell>
          <table:table-cell office:value-type="float" office:value="205.26" calcext:value-type="float">
            <text:p>205,26</text:p>
          </table:table-cell>
          <table:table-cell office:value-type="float" office:value="0.35474" calcext:value-type="float">
            <text:p>0,35474</text:p>
          </table:table-cell>
          <table:table-cell office:value-type="float" office:value="0.17995" calcext:value-type="float">
            <text:p>0,17995</text:p>
          </table:table-cell>
          <table:table-cell table:number-columns-repeated="1019"/>
        </table:table-row>
        <table:table-row table:style-name="ro1">
          <table:table-cell office:value-type="float" office:value="20911" calcext:value-type="float">
            <text:p>20911</text:p>
          </table:table-cell>
          <table:table-cell office:value-type="float" office:value="267.19" calcext:value-type="float">
            <text:p>267,19</text:p>
          </table:table-cell>
          <table:table-cell office:value-type="float" office:value="205.06" calcext:value-type="float">
            <text:p>205,06</text:p>
          </table:table-cell>
          <table:table-cell office:value-type="float" office:value="0.35517" calcext:value-type="float">
            <text:p>0,35517</text:p>
          </table:table-cell>
          <table:table-cell office:value-type="float" office:value="0.183" calcext:value-type="float">
            <text:p>0,183</text:p>
          </table:table-cell>
          <table:table-cell table:number-columns-repeated="1019"/>
        </table:table-row>
        <table:table-row table:style-name="ro1">
          <table:table-cell office:value-type="float" office:value="20901" calcext:value-type="float">
            <text:p>20901</text:p>
          </table:table-cell>
          <table:table-cell office:value-type="float" office:value="267.28" calcext:value-type="float">
            <text:p>267,28</text:p>
          </table:table-cell>
          <table:table-cell office:value-type="float" office:value="204.58" calcext:value-type="float">
            <text:p>204,58</text:p>
          </table:table-cell>
          <table:table-cell office:value-type="float" office:value="0.35585" calcext:value-type="float">
            <text:p>0,35585</text:p>
          </table:table-cell>
          <table:table-cell office:value-type="float" office:value="0.18605" calcext:value-type="float">
            <text:p>0,18605</text:p>
          </table:table-cell>
          <table:table-cell table:number-columns-repeated="1019"/>
        </table:table-row>
        <table:table-row table:style-name="ro1">
          <table:table-cell office:value-type="float" office:value="20905" calcext:value-type="float">
            <text:p>20905</text:p>
          </table:table-cell>
          <table:table-cell office:value-type="float" office:value="267.14" calcext:value-type="float">
            <text:p>267,14</text:p>
          </table:table-cell>
          <table:table-cell office:value-type="float" office:value="204.14" calcext:value-type="float">
            <text:p>204,14</text:p>
          </table:table-cell>
          <table:table-cell office:value-type="float" office:value="0.35669" calcext:value-type="float">
            <text:p>0,35669</text:p>
          </table:table-cell>
          <table:table-cell office:value-type="float" office:value="0.1891" calcext:value-type="float">
            <text:p>0,1891</text:p>
          </table:table-cell>
          <table:table-cell table:number-columns-repeated="1019"/>
        </table:table-row>
        <table:table-row table:style-name="ro1">
          <table:table-cell office:value-type="float" office:value="20903" calcext:value-type="float">
            <text:p>20903</text:p>
          </table:table-cell>
          <table:table-cell office:value-type="float" office:value="267" calcext:value-type="float">
            <text:p>267</text:p>
          </table:table-cell>
          <table:table-cell office:value-type="float" office:value="203.93" calcext:value-type="float">
            <text:p>203,93</text:p>
          </table:table-cell>
          <table:table-cell office:value-type="float" office:value="0.357" calcext:value-type="float">
            <text:p>0,357</text:p>
          </table:table-cell>
          <table:table-cell office:value-type="float" office:value="0.19215" calcext:value-type="float">
            <text:p>0,19215</text:p>
          </table:table-cell>
          <table:table-cell table:number-columns-repeated="1019"/>
        </table:table-row>
        <table:table-row table:style-name="ro1">
          <table:table-cell office:value-type="float" office:value="20909" calcext:value-type="float">
            <text:p>20909</text:p>
          </table:table-cell>
          <table:table-cell office:value-type="float" office:value="266.73" calcext:value-type="float">
            <text:p>266,73</text:p>
          </table:table-cell>
          <table:table-cell office:value-type="float" office:value="203.89" calcext:value-type="float">
            <text:p>203,89</text:p>
          </table:table-cell>
          <table:table-cell office:value-type="float" office:value="0.35719" calcext:value-type="float">
            <text:p>0,35719</text:p>
          </table:table-cell>
          <table:table-cell office:value-type="float" office:value="0.1952" calcext:value-type="float">
            <text:p>0,1952</text:p>
          </table:table-cell>
          <table:table-cell table:number-columns-repeated="1019"/>
        </table:table-row>
        <table:table-row table:style-name="ro1">
          <table:table-cell office:value-type="float" office:value="20892" calcext:value-type="float">
            <text:p>20892</text:p>
          </table:table-cell>
          <table:table-cell office:value-type="float" office:value="266.73" calcext:value-type="float">
            <text:p>266,73</text:p>
          </table:table-cell>
          <table:table-cell office:value-type="float" office:value="204.07" calcext:value-type="float">
            <text:p>204,07</text:p>
          </table:table-cell>
          <table:table-cell office:value-type="float" office:value="0.35658" calcext:value-type="float">
            <text:p>0,35658</text:p>
          </table:table-cell>
          <table:table-cell office:value-type="float" office:value="0.19825" calcext:value-type="float">
            <text:p>0,19825</text:p>
          </table:table-cell>
          <table:table-cell table:number-columns-repeated="1019"/>
        </table:table-row>
        <table:table-row table:style-name="ro1">
          <table:table-cell office:value-type="float" office:value="20926" calcext:value-type="float">
            <text:p>20926</text:p>
          </table:table-cell>
          <table:table-cell office:value-type="float" office:value="266.05" calcext:value-type="float">
            <text:p>266,05</text:p>
          </table:table-cell>
          <table:table-cell office:value-type="float" office:value="204.8" calcext:value-type="float">
            <text:p>204,8</text:p>
          </table:table-cell>
          <table:table-cell office:value-type="float" office:value="0.35589" calcext:value-type="float">
            <text:p>0,35589</text:p>
          </table:table-cell>
          <table:table-cell office:value-type="float" office:value="0.2013" calcext:value-type="float">
            <text:p>0,2013</text:p>
          </table:table-cell>
          <table:table-cell table:number-columns-repeated="1019"/>
        </table:table-row>
        <table:table-row table:style-name="ro1">
          <table:table-cell office:value-type="float" office:value="20877" calcext:value-type="float">
            <text:p>20877</text:p>
          </table:table-cell>
          <table:table-cell office:value-type="float" office:value="266.3" calcext:value-type="float">
            <text:p>266,3</text:p>
          </table:table-cell>
          <table:table-cell office:value-type="float" office:value="206.51" calcext:value-type="float">
            <text:p>206,51</text:p>
          </table:table-cell>
          <table:table-cell office:value-type="float" office:value="0.35214" calcext:value-type="float">
            <text:p>0,35214</text:p>
          </table:table-cell>
          <table:table-cell office:value-type="float" office:value="0.20435" calcext:value-type="float">
            <text:p>0,20435</text:p>
          </table:table-cell>
          <table:table-cell table:number-columns-repeated="1019"/>
        </table:table-row>
        <table:table-row table:style-name="ro1">
          <table:table-cell office:value-type="float" office:value="20966" calcext:value-type="float">
            <text:p>20966</text:p>
          </table:table-cell>
          <table:table-cell office:value-type="float" office:value="265.82" calcext:value-type="float">
            <text:p>265,82</text:p>
          </table:table-cell>
          <table:table-cell office:value-type="float" office:value="210.54" calcext:value-type="float">
            <text:p>210,54</text:p>
          </table:table-cell>
          <table:table-cell office:value-type="float" office:value="0.34686" calcext:value-type="float">
            <text:p>0,34686</text:p>
          </table:table-cell>
          <table:table-cell office:value-type="float" office:value="0.2074" calcext:value-type="float">
            <text:p>0,2074</text:p>
          </table:table-cell>
          <table:table-cell table:number-columns-repeated="1019"/>
        </table:table-row>
        <table:table-row table:style-name="ro1">
          <table:table-cell office:value-type="float" office:value="20976" calcext:value-type="float">
            <text:p>20976</text:p>
          </table:table-cell>
          <table:table-cell office:value-type="float" office:value="265.8" calcext:value-type="float">
            <text:p>265,8</text:p>
          </table:table-cell>
          <table:table-cell office:value-type="float" office:value="217.8" calcext:value-type="float">
            <text:p>217,8</text:p>
          </table:table-cell>
          <table:table-cell office:value-type="float" office:value="0.33565" calcext:value-type="float">
            <text:p>0,33565</text:p>
          </table:table-cell>
          <table:table-cell office:value-type="float" office:value="0.21045" calcext:value-type="float">
            <text:p>0,21045</text:p>
          </table:table-cell>
          <table:table-cell table:number-columns-repeated="1019"/>
        </table:table-row>
        <table:table-row table:style-name="ro1">
          <table:table-cell office:value-type="float" office:value="20917" calcext:value-type="float">
            <text:p>20917</text:p>
          </table:table-cell>
          <table:table-cell office:value-type="float" office:value="266.83" calcext:value-type="float">
            <text:p>266,83</text:p>
          </table:table-cell>
          <table:table-cell office:value-type="float" office:value="229.61" calcext:value-type="float">
            <text:p>229,61</text:p>
          </table:table-cell>
          <table:table-cell office:value-type="float" office:value="0.31756" calcext:value-type="float">
            <text:p>0,31756</text:p>
          </table:table-cell>
          <table:table-cell office:value-type="float" office:value="0.2135" calcext:value-type="float">
            <text:p>0,2135</text:p>
          </table:table-cell>
          <table:table-cell table:number-columns-repeated="1019"/>
        </table:table-row>
        <table:table-row table:style-name="ro1">
          <table:table-cell office:value-type="float" office:value="20989" calcext:value-type="float">
            <text:p>20989</text:p>
          </table:table-cell>
          <table:table-cell office:value-type="float" office:value="266.69" calcext:value-type="float">
            <text:p>266,69</text:p>
          </table:table-cell>
          <table:table-cell office:value-type="float" office:value="247.24" calcext:value-type="float">
            <text:p>247,24</text:p>
          </table:table-cell>
          <table:table-cell office:value-type="float" office:value="0.29624" calcext:value-type="float">
            <text:p>0,29624</text:p>
          </table:table-cell>
          <table:table-cell office:value-type="float" office:value="0.21655" calcext:value-type="float">
            <text:p>0,21655</text:p>
          </table:table-cell>
          <table:table-cell table:number-columns-repeated="1019"/>
        </table:table-row>
        <table:table-row table:style-name="ro1">
          <table:table-cell office:value-type="float" office:value="20917" calcext:value-type="float">
            <text:p>20917</text:p>
          </table:table-cell>
          <table:table-cell office:value-type="float" office:value="267.27" calcext:value-type="float">
            <text:p>267,27</text:p>
          </table:table-cell>
          <table:table-cell office:value-type="float" office:value="269.71" calcext:value-type="float">
            <text:p>269,71</text:p>
          </table:table-cell>
          <table:table-cell office:value-type="float" office:value="0.27068" calcext:value-type="float">
            <text:p>0,27068</text:p>
          </table:table-cell>
          <table:table-cell office:value-type="float" office:value="0.2196" calcext:value-type="float">
            <text:p>0,2196</text:p>
          </table:table-cell>
          <table:table-cell table:number-columns-repeated="1019"/>
        </table:table-row>
        <table:table-row table:style-name="ro1">
          <table:table-cell office:value-type="float" office:value="20928" calcext:value-type="float">
            <text:p>20928</text:p>
          </table:table-cell>
          <table:table-cell office:value-type="float" office:value="267.02" calcext:value-type="float">
            <text:p>267,02</text:p>
          </table:table-cell>
          <table:table-cell office:value-type="float" office:value="293.43" calcext:value-type="float">
            <text:p>293,43</text:p>
          </table:table-cell>
          <table:table-cell office:value-type="float" office:value="0.24879" calcext:value-type="float">
            <text:p>0,24879</text:p>
          </table:table-cell>
          <table:table-cell office:value-type="float" office:value="0.22265" calcext:value-type="float">
            <text:p>0,22265</text:p>
          </table:table-cell>
          <table:table-cell table:number-columns-repeated="1019"/>
        </table:table-row>
        <table:table-row table:style-name="ro1">
          <table:table-cell office:value-type="float" office:value="20927" calcext:value-type="float">
            <text:p>20927</text:p>
          </table:table-cell>
          <table:table-cell office:value-type="float" office:value="266.85" calcext:value-type="float">
            <text:p>266,85</text:p>
          </table:table-cell>
          <table:table-cell office:value-type="float" office:value="312.07" calcext:value-type="float">
            <text:p>312,07</text:p>
          </table:table-cell>
          <table:table-cell office:value-type="float" office:value="0.2337" calcext:value-type="float">
            <text:p>0,2337</text:p>
          </table:table-cell>
          <table:table-cell office:value-type="float" office:value="0.2257" calcext:value-type="float">
            <text:p>0,2257</text:p>
          </table:table-cell>
          <table:table-cell table:number-columns-repeated="1019"/>
        </table:table-row>
        <table:table-row table:style-name="ro1">
          <table:table-cell office:value-type="float" office:value="20930" calcext:value-type="float">
            <text:p>20930</text:p>
          </table:table-cell>
          <table:table-cell office:value-type="float" office:value="266.8" calcext:value-type="float">
            <text:p>266,8</text:p>
          </table:table-cell>
          <table:table-cell office:value-type="float" office:value="322.83" calcext:value-type="float">
            <text:p>322,83</text:p>
          </table:table-cell>
          <table:table-cell office:value-type="float" office:value="0.22584" calcext:value-type="float">
            <text:p>0,22584</text:p>
          </table:table-cell>
          <table:table-cell office:value-type="float" office:value="0.22875" calcext:value-type="float">
            <text:p>0,22875</text:p>
          </table:table-cell>
          <table:table-cell table:number-columns-repeated="1019"/>
        </table:table-row>
        <table:table-row table:style-name="ro1">
          <table:table-cell office:value-type="float" office:value="20930" calcext:value-type="float">
            <text:p>20930</text:p>
          </table:table-cell>
          <table:table-cell office:value-type="float" office:value="266.81" calcext:value-type="float">
            <text:p>266,81</text:p>
          </table:table-cell>
          <table:table-cell office:value-type="float" office:value="327.78" calcext:value-type="float">
            <text:p>327,78</text:p>
          </table:table-cell>
          <table:table-cell office:value-type="float" office:value="0.22241" calcext:value-type="float">
            <text:p>0,22241</text:p>
          </table:table-cell>
          <table:table-cell office:value-type="float" office:value="0.2318" calcext:value-type="float">
            <text:p>0,2318</text:p>
          </table:table-cell>
          <table:table-cell table:number-columns-repeated="1019"/>
        </table:table-row>
        <table:table-row table:style-name="ro1">
          <table:table-cell office:value-type="float" office:value="20929" calcext:value-type="float">
            <text:p>20929</text:p>
          </table:table-cell>
          <table:table-cell office:value-type="float" office:value="266.81" calcext:value-type="float">
            <text:p>266,81</text:p>
          </table:table-cell>
          <table:table-cell office:value-type="float" office:value="329.76" calcext:value-type="float">
            <text:p>329,76</text:p>
          </table:table-cell>
          <table:table-cell office:value-type="float" office:value="0.22106" calcext:value-type="float">
            <text:p>0,22106</text:p>
          </table:table-cell>
          <table:table-cell office:value-type="float" office:value="0.23485" calcext:value-type="float">
            <text:p>0,23485</text:p>
          </table:table-cell>
          <table:table-cell table:number-columns-repeated="1019"/>
        </table:table-row>
        <table:table-row table:style-name="ro1">
          <table:table-cell office:value-type="float" office:value="20928" calcext:value-type="float">
            <text:p>20928</text:p>
          </table:table-cell>
          <table:table-cell office:value-type="float" office:value="266.8" calcext:value-type="float">
            <text:p>266,8</text:p>
          </table:table-cell>
          <table:table-cell office:value-type="float" office:value="330.45" calcext:value-type="float">
            <text:p>330,45</text:p>
          </table:table-cell>
          <table:table-cell office:value-type="float" office:value="0.22059" calcext:value-type="float">
            <text:p>0,22059</text:p>
          </table:table-cell>
          <table:table-cell office:value-type="float" office:value="0.2379" calcext:value-type="float">
            <text:p>0,2379</text:p>
          </table:table-cell>
          <table:table-cell table:number-columns-repeated="1019"/>
        </table:table-row>
        <table:table-row table:style-name="ro1">
          <table:table-cell office:value-type="float" office:value="20927" calcext:value-type="float">
            <text:p>20927</text:p>
          </table:table-cell>
          <table:table-cell office:value-type="float" office:value="266.77" calcext:value-type="float">
            <text:p>266,77</text:p>
          </table:table-cell>
          <table:table-cell office:value-type="float" office:value="330.62" calcext:value-type="float">
            <text:p>330,62</text:p>
          </table:table-cell>
          <table:table-cell office:value-type="float" office:value="0.22046" calcext:value-type="float">
            <text:p>0,22046</text:p>
          </table:table-cell>
          <table:table-cell office:value-type="float" office:value="0.24095" calcext:value-type="float">
            <text:p>0,24095</text:p>
          </table:table-cell>
          <table:table-cell table:number-columns-repeated="1019"/>
        </table:table-row>
        <table:table-row table:style-name="ro1">
          <table:table-cell office:value-type="float" office:value="20925" calcext:value-type="float">
            <text:p>20925</text:p>
          </table:table-cell>
          <table:table-cell office:value-type="float" office:value="266.74" calcext:value-type="float">
            <text:p>266,74</text:p>
          </table:table-cell>
          <table:table-cell office:value-type="float" office:value="330.63" calcext:value-type="float">
            <text:p>330,63</text:p>
          </table:table-cell>
          <table:table-cell office:value-type="float" office:value="0.22044" calcext:value-type="float">
            <text:p>0,22044</text:p>
          </table:table-cell>
          <table:table-cell office:value-type="float" office:value="0.244" calcext:value-type="float">
            <text:p>0,244</text:p>
          </table:table-cell>
          <table:table-cell table:number-columns-repeated="1019"/>
        </table:table-row>
        <table:table-row table:style-name="ro1">
          <table:table-cell office:value-type="float" office:value="20922" calcext:value-type="float">
            <text:p>20922</text:p>
          </table:table-cell>
          <table:table-cell office:value-type="float" office:value="266.71" calcext:value-type="float">
            <text:p>266,71</text:p>
          </table:table-cell>
          <table:table-cell office:value-type="float" office:value="330.55" calcext:value-type="float">
            <text:p>330,55</text:p>
          </table:table-cell>
          <table:table-cell office:value-type="float" office:value="0.22047" calcext:value-type="float">
            <text:p>0,22047</text:p>
          </table:table-cell>
          <table:table-cell office:value-type="float" office:value="0.24705" calcext:value-type="float">
            <text:p>0,24705</text:p>
          </table:table-cell>
          <table:table-cell table:number-columns-repeated="1019"/>
        </table:table-row>
        <table:table-row table:style-name="ro1">
          <table:table-cell office:value-type="float" office:value="20919" calcext:value-type="float">
            <text:p>20919</text:p>
          </table:table-cell>
          <table:table-cell office:value-type="float" office:value="266.67" calcext:value-type="float">
            <text:p>266,67</text:p>
          </table:table-cell>
          <table:table-cell office:value-type="float" office:value="330.35" calcext:value-type="float">
            <text:p>330,35</text:p>
          </table:table-cell>
          <table:table-cell office:value-type="float" office:value="0.22056" calcext:value-type="float">
            <text:p>0,22056</text:p>
          </table:table-cell>
          <table:table-cell office:value-type="float" office:value="0.2501" calcext:value-type="float">
            <text:p>0,2501</text:p>
          </table:table-cell>
          <table:table-cell table:number-columns-repeated="1019"/>
        </table:table-row>
        <table:table-row table:style-name="ro1">
          <table:table-cell office:value-type="float" office:value="20915" calcext:value-type="float">
            <text:p>20915</text:p>
          </table:table-cell>
          <table:table-cell office:value-type="float" office:value="266.62" calcext:value-type="float">
            <text:p>266,62</text:p>
          </table:table-cell>
          <table:table-cell office:value-type="float" office:value="330.05" calcext:value-type="float">
            <text:p>330,05</text:p>
          </table:table-cell>
          <table:table-cell office:value-type="float" office:value="0.22073" calcext:value-type="float">
            <text:p>0,22073</text:p>
          </table:table-cell>
          <table:table-cell office:value-type="float" office:value="0.25315" calcext:value-type="float">
            <text:p>0,25315</text:p>
          </table:table-cell>
          <table:table-cell table:number-columns-repeated="1019"/>
        </table:table-row>
        <table:table-row table:style-name="ro1">
          <table:table-cell office:value-type="float" office:value="20911" calcext:value-type="float">
            <text:p>20911</text:p>
          </table:table-cell>
          <table:table-cell office:value-type="float" office:value="266.57" calcext:value-type="float">
            <text:p>266,57</text:p>
          </table:table-cell>
          <table:table-cell office:value-type="float" office:value="329.72" calcext:value-type="float">
            <text:p>329,72</text:p>
          </table:table-cell>
          <table:table-cell office:value-type="float" office:value="0.2209" calcext:value-type="float">
            <text:p>0,2209</text:p>
          </table:table-cell>
          <table:table-cell office:value-type="float" office:value="0.2562" calcext:value-type="float">
            <text:p>0,2562</text:p>
          </table:table-cell>
          <table:table-cell table:number-columns-repeated="1019"/>
        </table:table-row>
        <table:table-row table:style-name="ro1">
          <table:table-cell office:value-type="float" office:value="20905" calcext:value-type="float">
            <text:p>20905</text:p>
          </table:table-cell>
          <table:table-cell office:value-type="float" office:value="266.5" calcext:value-type="float">
            <text:p>266,5</text:p>
          </table:table-cell>
          <table:table-cell office:value-type="float" office:value="329.46" calcext:value-type="float">
            <text:p>329,46</text:p>
          </table:table-cell>
          <table:table-cell office:value-type="float" office:value="0.221" calcext:value-type="float">
            <text:p>0,221</text:p>
          </table:table-cell>
          <table:table-cell office:value-type="float" office:value="0.25925" calcext:value-type="float">
            <text:p>0,25925</text:p>
          </table:table-cell>
          <table:table-cell table:number-columns-repeated="1019"/>
        </table:table-row>
        <table:table-row table:style-name="ro1">
          <table:table-cell office:value-type="float" office:value="20892" calcext:value-type="float">
            <text:p>20892</text:p>
          </table:table-cell>
          <table:table-cell office:value-type="float" office:value="266.34" calcext:value-type="float">
            <text:p>266,34</text:p>
          </table:table-cell>
          <table:table-cell office:value-type="float" office:value="329.28" calcext:value-type="float">
            <text:p>329,28</text:p>
          </table:table-cell>
          <table:table-cell office:value-type="float" office:value="0.221" calcext:value-type="float">
            <text:p>0,221</text:p>
          </table:table-cell>
          <table:table-cell office:value-type="float" office:value="0.2623" calcext:value-type="float">
            <text:p>0,2623</text:p>
          </table:table-cell>
          <table:table-cell table:number-columns-repeated="1019"/>
        </table:table-row>
        <table:table-row table:style-name="ro1">
          <table:table-cell office:value-type="float" office:value="20860" calcext:value-type="float">
            <text:p>20860</text:p>
          </table:table-cell>
          <table:table-cell office:value-type="float" office:value="265.92" calcext:value-type="float">
            <text:p>265,92</text:p>
          </table:table-cell>
          <table:table-cell office:value-type="float" office:value="329.1" calcext:value-type="float">
            <text:p>329,1</text:p>
          </table:table-cell>
          <table:table-cell office:value-type="float" office:value="0.22078" calcext:value-type="float">
            <text:p>0,22078</text:p>
          </table:table-cell>
          <table:table-cell office:value-type="float" office:value="0.26535" calcext:value-type="float">
            <text:p>0,26535</text:p>
          </table:table-cell>
          <table:table-cell table:number-columns-repeated="1019"/>
        </table:table-row>
        <table:table-row table:style-name="ro1">
          <table:table-cell office:value-type="float" office:value="20758" calcext:value-type="float">
            <text:p>20758</text:p>
          </table:table-cell>
          <table:table-cell office:value-type="float" office:value="264.62" calcext:value-type="float">
            <text:p>264,62</text:p>
          </table:table-cell>
          <table:table-cell office:value-type="float" office:value="328.69" calcext:value-type="float">
            <text:p>328,69</text:p>
          </table:table-cell>
          <table:table-cell office:value-type="float" office:value="0.21997" calcext:value-type="float">
            <text:p>0,21997</text:p>
          </table:table-cell>
          <table:table-cell office:value-type="float" office:value="0.2684" calcext:value-type="float">
            <text:p>0,2684</text:p>
          </table:table-cell>
          <table:table-cell table:number-columns-repeated="1019"/>
        </table:table-row>
        <table:table-row table:style-name="ro1">
          <table:table-cell office:value-type="float" office:value="20419" calcext:value-type="float">
            <text:p>20419</text:p>
          </table:table-cell>
          <table:table-cell office:value-type="float" office:value="260.28" calcext:value-type="float">
            <text:p>260,28</text:p>
          </table:table-cell>
          <table:table-cell office:value-type="float" office:value="327.31" calcext:value-type="float">
            <text:p>327,31</text:p>
          </table:table-cell>
          <table:table-cell office:value-type="float" office:value="0.21729" calcext:value-type="float">
            <text:p>0,21729</text:p>
          </table:table-cell>
          <table:table-cell office:value-type="float" office:value="0.27145" calcext:value-type="float">
            <text:p>0,27145</text:p>
          </table:table-cell>
          <table:table-cell table:number-columns-repeated="1019"/>
        </table:table-row>
        <table:table-row table:style-name="ro1">
          <table:table-cell office:value-type="float" office:value="19325" calcext:value-type="float">
            <text:p>19325</text:p>
          </table:table-cell>
          <table:table-cell office:value-type="float" office:value="245.75" calcext:value-type="float">
            <text:p>245,75</text:p>
          </table:table-cell>
          <table:table-cell office:value-type="float" office:value="322.46" calcext:value-type="float">
            <text:p>322,46</text:p>
          </table:table-cell>
          <table:table-cell office:value-type="float" office:value="0.20867" calcext:value-type="float">
            <text:p>0,20867</text:p>
          </table:table-cell>
          <table:table-cell office:value-type="float" office:value="0.2745" calcext:value-type="float">
            <text:p>0,2745</text:p>
          </table:table-cell>
          <table:table-cell table:number-columns-repeated="1019"/>
        </table:table-row>
        <table:table-row table:style-name="ro1">
          <table:table-cell office:value-type="float" office:value="16428" calcext:value-type="float">
            <text:p>16428</text:p>
          </table:table-cell>
          <table:table-cell office:value-type="float" office:value="201.27" calcext:value-type="float">
            <text:p>201,27</text:p>
          </table:table-cell>
          <table:table-cell office:value-type="float" office:value="308.04" calcext:value-type="float">
            <text:p>308,04</text:p>
          </table:table-cell>
          <table:table-cell office:value-type="float" office:value="0.18517" calcext:value-type="float">
            <text:p>0,18517</text:p>
          </table:table-cell>
          <table:table-cell office:value-type="float" office:value="0.27755" calcext:value-type="float">
            <text:p>0,27755</text:p>
          </table:table-cell>
          <table:table-cell table:number-columns-repeated="1019"/>
        </table:table-row>
        <table:table-row table:style-name="ro1">
          <table:table-cell office:value-type="float" office:value="11714" calcext:value-type="float">
            <text:p>11714</text:p>
          </table:table-cell>
          <table:table-cell office:value-type="float" office:value="112.76" calcext:value-type="float">
            <text:p>112,76</text:p>
          </table:table-cell>
          <table:table-cell office:value-type="float" office:value="277.28" calcext:value-type="float">
            <text:p>277,28</text:p>
          </table:table-cell>
          <table:table-cell office:value-type="float" office:value="0.1455" calcext:value-type="float">
            <text:p>0,1455</text:p>
          </table:table-cell>
          <table:table-cell office:value-type="float" office:value="0.2806" calcext:value-type="float">
            <text:p>0,2806</text:p>
          </table:table-cell>
          <table:table-cell table:number-columns-repeated="1019"/>
        </table:table-row>
        <table:table-row table:style-name="ro1">
          <table:table-cell office:value-type="float" office:value="8145.7" calcext:value-type="float">
            <text:p>8145,7</text:p>
          </table:table-cell>
          <table:table-cell office:value-type="float" office:value="33.542" calcext:value-type="float">
            <text:p>33,542</text:p>
          </table:table-cell>
          <table:table-cell office:value-type="float" office:value="246.25" calcext:value-type="float">
            <text:p>246,25</text:p>
          </table:table-cell>
          <table:table-cell office:value-type="float" office:value="0.11486" calcext:value-type="float">
            <text:p>0,11486</text:p>
          </table:table-cell>
          <table:table-cell office:value-type="float" office:value="0.28365" calcext:value-type="float">
            <text:p>0,28365</text:p>
          </table:table-cell>
          <table:table-cell table:number-columns-repeated="1019"/>
        </table:table-row>
        <table:table-row table:style-name="ro1">
          <table:table-cell office:value-type="float" office:value="7086.9" calcext:value-type="float">
            <text:p>7086,9</text:p>
          </table:table-cell>
          <table:table-cell table:style-name="ce2" office:value-type="string" calcext:value-type="string">
            <text:p>01,05,4911</text:p>
          </table:table-cell>
          <table:table-cell office:value-type="float" office:value="233.53" calcext:value-type="float">
            <text:p>233,53</text:p>
          </table:table-cell>
          <table:table-cell office:value-type="float" office:value="0.10569" calcext:value-type="float">
            <text:p>0,10569</text:p>
          </table:table-cell>
          <table:table-cell office:value-type="float" office:value="0.2867" calcext:value-type="float">
            <text:p>0,2867</text:p>
          </table:table-cell>
          <table:table-cell table:number-columns-repeated="1019"/>
        </table:table-row>
        <table:table-row table:style-name="ro1">
          <table:table-cell office:value-type="float" office:value="6924.5" calcext:value-type="float">
            <text:p>6924,5</text:p>
          </table:table-cell>
          <table:table-cell office:value-type="float" office:value="0.79355" calcext:value-type="float">
            <text:p>0,79355</text:p>
          </table:table-cell>
          <table:table-cell office:value-type="float" office:value="231.45" calcext:value-type="float">
            <text:p>231,45</text:p>
          </table:table-cell>
          <table:table-cell office:value-type="float" office:value="0.10421" calcext:value-type="float">
            <text:p>0,10421</text:p>
          </table:table-cell>
          <table:table-cell office:value-type="float" office:value="0.28975" calcext:value-type="float">
            <text:p>0,28975</text:p>
          </table:table-cell>
          <table:table-cell table:number-columns-repeated="1019"/>
        </table:table-row>
        <table:table-row table:style-name="ro1">
          <table:table-cell office:value-type="float" office:value="6900.2" calcext:value-type="float">
            <text:p>6900,2</text:p>
          </table:table-cell>
          <table:table-cell office:value-type="float" office:value="0.082554" calcext:value-type="float">
            <text:p>0,082554</text:p>
          </table:table-cell>
          <table:table-cell office:value-type="float" office:value="231.13" calcext:value-type="float">
            <text:p>231,13</text:p>
          </table:table-cell>
          <table:table-cell office:value-type="float" office:value="0.10398" calcext:value-type="float">
            <text:p>0,10398</text:p>
          </table:table-cell>
          <table:table-cell office:value-type="float" office:value="0.2928" calcext:value-type="float">
            <text:p>0,2928</text:p>
          </table:table-cell>
          <table:table-cell table:number-columns-repeated="1019"/>
        </table:table-row>
        <table:table-row table:style-name="ro1">
          <table:table-cell office:value-type="float" office:value="6897.3" calcext:value-type="float">
            <text:p>6897,3</text:p>
          </table:table-cell>
          <table:table-cell office:value-type="float" office:value="0.0083879" calcext:value-type="float">
            <text:p>0,0083879</text:p>
          </table:table-cell>
          <table:table-cell office:value-type="float" office:value="231.1" calcext:value-type="float">
            <text:p>231,1</text:p>
          </table:table-cell>
          <table:table-cell office:value-type="float" office:value="0.10395" calcext:value-type="float">
            <text:p>0,10395</text:p>
          </table:table-cell>
          <table:table-cell office:value-type="float" office:value="0.29585" calcext:value-type="float">
            <text:p>0,29585</text:p>
          </table:table-cell>
          <table:table-cell table:number-columns-repeated="1019"/>
        </table:table-row>
        <table:table-row table:style-name="ro1">
          <table:table-cell office:value-type="float" office:value="6897" calcext:value-type="float">
            <text:p>6897</text:p>
          </table:table-cell>
          <table:table-cell office:value-type="float" office:value="0.00088711" calcext:value-type="float">
            <text:p>0,00088711</text:p>
          </table:table-cell>
          <table:table-cell office:value-type="float" office:value="231.1" calcext:value-type="float">
            <text:p>231,1</text:p>
          </table:table-cell>
          <table:table-cell office:value-type="float" office:value="0.10395" calcext:value-type="float">
            <text:p>0,10395</text:p>
          </table:table-cell>
          <table:table-cell office:value-type="float" office:value="0.2989" calcext:value-type="float">
            <text:p>0,2989</text:p>
          </table:table-cell>
          <table:table-cell table:number-columns-repeated="1019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style-name="ce1" office:value-type="float" office:value="0.000092249" calcext:value-type="float">
            <text:p>9,22E-005</text:p>
          </table:table-cell>
          <table:table-cell office:value-type="float" office:value="231.1" calcext:value-type="float">
            <text:p>231,1</text:p>
          </table:table-cell>
          <table:table-cell office:value-type="float" office:value="0.10395" calcext:value-type="float">
            <text:p>0,10395</text:p>
          </table:table-cell>
          <table:table-cell office:value-type="float" office:value="0.30195" calcext:value-type="float">
            <text:p>0,30195</text:p>
          </table:table-cell>
          <table:table-cell table:number-columns-repeated="1019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style-name="ce1" office:value-type="float" office:value="0.000012344" calcext:value-type="float">
            <text:p>1,23E-005</text:p>
          </table:table-cell>
          <table:table-cell office:value-type="float" office:value="231.1" calcext:value-type="float">
            <text:p>231,1</text:p>
          </table:table-cell>
          <table:table-cell office:value-type="float" office:value="0.10395" calcext:value-type="float">
            <text:p>0,10395</text:p>
          </table:table-cell>
          <table:table-cell office:value-type="float" office:value="0.305" calcext:value-type="float">
            <text:p>0,30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ru" number:country="RU">
      <number:minutes number:style="long"/>
      <number:text>:</number:text>
      <number:seconds number:style="long"/>
    </number:time-style>
    <number:time-style style:name="N10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ru" number:country="RU">
      <number:minutes number:style="long"/>
      <number:text>:</number:text>
      <number:seconds number:style="long" number:decimal-places="1"/>
    </number:time-style>
    <number:number-style style:name="N10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3pt double #3f3f3f" style:border-line-width="0.035cm 0.035cm 0.035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3pt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3pt double #4f81bd" style:border-line-width-bottom="0.035cm 0.035cm 0.035cm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.00.0000</text:date>, <text:time style:data-style-name="N2" text:time-value="14:24:15.92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ocktube" style:display-name="PageStyle_shocktub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5T15:01:35.515000000</dc:date>
    <meta:generator>LibreOffice/4.2.8.2$Windows_x86 LibreOffice_project/48d50dbfc06349262c9d50868e5c1f630a573ebd</meta:generator>
    <meta:editing-duration>PT4H16M52S</meta:editing-duration>
    <meta:editing-cycles>3</meta:editing-cycles>
    <meta:document-statistic meta:table-count="1" meta:cell-count="91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6cm" svg:height="9.646cm" xlink:href=".." xlink:type="simple" chart:class="chart:scatter" chart:row-mapping="" chart:style-name="ch1">
        <chart:legend chart:legend-position="end" svg:x="13.511cm" svg:y="4.275cm" style:legend-expansion="high" chart:style-name="ch2"/>
        <chart:plot-area chart:style-name="ch3" table:cell-range-address="shocktube.P4:shocktube.P4 shocktube.E2:shocktube.E102 shocktube.A1:shocktube.A102 shocktube.I1:shocktube.DE1" chart:data-source-has-labels="both" svg:x="1.346cm" svg:y="0.192cm" svg:width="11.83cm" svg:height="8.281cm">
          <chartooo:coordinate-region svg:x="2.523cm" svg:y="0.391cm" svg:width="10.321cm" svg:height="7.435cm"/>
          <chart:axis chart:dimension="x" chart:name="primary-x" chart:style-name="ch4" chartooo:axis-type="auto">
            <chart:title svg:x="6.913cm" svg:y="8.665cm" chart:style-name="ch5">
              <text:p>X, м</text:p>
            </chart:title>
            <chart:categories table:cell-range-address="shocktube.P4:shocktube.P4"/>
          </chart:axis>
          <chart:axis chart:dimension="y" chart:name="primary-y" chart:style-name="ch4">
            <chart:title svg:x="0.451cm" svg:y="4.746cm" chart:style-name="ch6">
              <text:p>P,Па</text:p>
            </chart:title>
            <chart:grid chart:style-name="ch7" chart:class="major"/>
          </chart:axis>
          <chart:series chart:style-name="ch8" chart:values-cell-range-address="shocktube.A2:shocktube.A102" chart:label-cell-address="shocktube.A1:shocktube.A1" chart:class="chart:scatter">
            <chart:domain table:cell-range-address="shocktube.E2:shocktube.E102"/>
            <chart:data-point chart:repeated="101"/>
          </chart:series>
          <chart:series chart:style-name="ch9" chart:values-cell-range-address="shocktube.J1:shocktube.DE1" chart:label-cell-address="shocktube.I1:shocktube.I1" chart:class="chart:scatter">
            <chart:domain table:cell-range-address="shocktube.J2:shocktube.DE2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ocktube.P4:shocktube.P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Столбец E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ocktube.E2:shocktube.E102</svg:desc>
                </draw:g>
              </table:table-cell>
              <table:table-cell office:value-type="float" office:value="0.00305">
                <text:p>0.00305</text:p>
              </table:table-cell>
              <table:table-cell office:value-type="float" office:value="0.0061">
                <text:p>0.0061</text:p>
              </table:table-cell>
              <table:table-cell office:value-type="float" office:value="0.00915">
                <text:p>0.00915</text:p>
              </table:table-cell>
              <table:table-cell office:value-type="float" office:value="0.0122">
                <text:p>0.0122</text:p>
              </table:table-cell>
              <table:table-cell office:value-type="float" office:value="0.01525">
                <text:p>0.01525</text:p>
              </table:table-cell>
              <table:table-cell office:value-type="float" office:value="0.0183">
                <text:p>0.0183</text:p>
              </table:table-cell>
              <table:table-cell office:value-type="float" office:value="0.02135">
                <text:p>0.02135</text:p>
              </table:table-cell>
              <table:table-cell office:value-type="float" office:value="0.0244">
                <text:p>0.0244</text:p>
              </table:table-cell>
              <table:table-cell office:value-type="float" office:value="0.02745">
                <text:p>0.02745</text:p>
              </table:table-cell>
              <table:table-cell office:value-type="float" office:value="0.0305">
                <text:p>0.0305</text:p>
              </table:table-cell>
              <table:table-cell office:value-type="float" office:value="0.03355">
                <text:p>0.03355</text:p>
              </table:table-cell>
              <table:table-cell office:value-type="float" office:value="0.0366">
                <text:p>0.0366</text:p>
              </table:table-cell>
              <table:table-cell office:value-type="float" office:value="0.03965">
                <text:p>0.03965</text:p>
              </table:table-cell>
              <table:table-cell office:value-type="float" office:value="0.0427">
                <text:p>0.0427</text:p>
              </table:table-cell>
              <table:table-cell office:value-type="float" office:value="0.04575">
                <text:p>0.04575</text:p>
              </table:table-cell>
              <table:table-cell office:value-type="float" office:value="0.0488">
                <text:p>0.0488</text:p>
              </table:table-cell>
              <table:table-cell office:value-type="float" office:value="0.05185">
                <text:p>0.05185</text:p>
              </table:table-cell>
              <table:table-cell office:value-type="float" office:value="0.0549">
                <text:p>0.0549</text:p>
              </table:table-cell>
              <table:table-cell office:value-type="float" office:value="0.05795">
                <text:p>0.05795</text:p>
              </table:table-cell>
              <table:table-cell office:value-type="float" office:value="0.061">
                <text:p>0.061</text:p>
              </table:table-cell>
              <table:table-cell office:value-type="float" office:value="0.06405">
                <text:p>0.06405</text:p>
              </table:table-cell>
              <table:table-cell office:value-type="float" office:value="0.0671">
                <text:p>0.0671</text:p>
              </table:table-cell>
              <table:table-cell office:value-type="float" office:value="0.07015">
                <text:p>0.07015</text:p>
              </table:table-cell>
              <table:table-cell office:value-type="float" office:value="0.0732">
                <text:p>0.0732</text:p>
              </table:table-cell>
              <table:table-cell office:value-type="float" office:value="0.07625">
                <text:p>0.07625</text:p>
              </table:table-cell>
              <table:table-cell office:value-type="float" office:value="0.0793">
                <text:p>0.0793</text:p>
              </table:table-cell>
              <table:table-cell office:value-type="float" office:value="0.08235">
                <text:p>0.08235</text:p>
              </table:table-cell>
              <table:table-cell office:value-type="float" office:value="0.0854">
                <text:p>0.0854</text:p>
              </table:table-cell>
              <table:table-cell office:value-type="float" office:value="0.08845">
                <text:p>0.08845</text:p>
              </table:table-cell>
              <table:table-cell office:value-type="float" office:value="0.0915">
                <text:p>0.0915</text:p>
              </table:table-cell>
              <table:table-cell office:value-type="float" office:value="0.09455">
                <text:p>0.09455</text:p>
              </table:table-cell>
              <table:table-cell office:value-type="float" office:value="0.0976">
                <text:p>0.0976</text:p>
              </table:table-cell>
              <table:table-cell office:value-type="float" office:value="0.10065">
                <text:p>0.10065</text:p>
              </table:table-cell>
              <table:table-cell office:value-type="float" office:value="0.1037">
                <text:p>0.1037</text:p>
              </table:table-cell>
              <table:table-cell office:value-type="float" office:value="0.10675">
                <text:p>0.10675</text:p>
              </table:table-cell>
              <table:table-cell office:value-type="float" office:value="0.1098">
                <text:p>0.1098</text:p>
              </table:table-cell>
              <table:table-cell office:value-type="float" office:value="0.11285">
                <text:p>0.11285</text:p>
              </table:table-cell>
              <table:table-cell office:value-type="float" office:value="0.1159">
                <text:p>0.1159</text:p>
              </table:table-cell>
              <table:table-cell office:value-type="float" office:value="0.11895">
                <text:p>0.11895</text:p>
              </table:table-cell>
              <table:table-cell office:value-type="float" office:value="0.122">
                <text:p>0.122</text:p>
              </table:table-cell>
              <table:table-cell office:value-type="float" office:value="0.12505">
                <text:p>0.12505</text:p>
              </table:table-cell>
              <table:table-cell office:value-type="float" office:value="0.1281">
                <text:p>0.1281</text:p>
              </table:table-cell>
              <table:table-cell office:value-type="float" office:value="0.13115">
                <text:p>0.13115</text:p>
              </table:table-cell>
              <table:table-cell office:value-type="float" office:value="0.1342">
                <text:p>0.1342</text:p>
              </table:table-cell>
              <table:table-cell office:value-type="float" office:value="0.13725">
                <text:p>0.13725</text:p>
              </table:table-cell>
              <table:table-cell office:value-type="float" office:value="0.1403">
                <text:p>0.1403</text:p>
              </table:table-cell>
              <table:table-cell office:value-type="float" office:value="0.14335">
                <text:p>0.14335</text:p>
              </table:table-cell>
              <table:table-cell office:value-type="float" office:value="0.1464">
                <text:p>0.1464</text:p>
              </table:table-cell>
              <table:table-cell office:value-type="float" office:value="0.14945">
                <text:p>0.14945</text:p>
              </table:table-cell>
              <table:table-cell office:value-type="float" office:value="0.1525">
                <text:p>0.1525</text:p>
              </table:table-cell>
              <table:table-cell office:value-type="float" office:value="0.15555">
                <text:p>0.15555</text:p>
              </table:table-cell>
              <table:table-cell office:value-type="float" office:value="0.1586">
                <text:p>0.1586</text:p>
              </table:table-cell>
              <table:table-cell office:value-type="float" office:value="0.16165">
                <text:p>0.16165</text:p>
              </table:table-cell>
              <table:table-cell office:value-type="float" office:value="0.1647">
                <text:p>0.1647</text:p>
              </table:table-cell>
              <table:table-cell office:value-type="float" office:value="0.16775">
                <text:p>0.16775</text:p>
              </table:table-cell>
              <table:table-cell office:value-type="float" office:value="0.1708">
                <text:p>0.1708</text:p>
              </table:table-cell>
              <table:table-cell office:value-type="float" office:value="0.17385">
                <text:p>0.17385</text:p>
              </table:table-cell>
              <table:table-cell office:value-type="float" office:value="0.1769">
                <text:p>0.1769</text:p>
              </table:table-cell>
              <table:table-cell office:value-type="float" office:value="0.17995">
                <text:p>0.17995</text:p>
              </table:table-cell>
              <table:table-cell office:value-type="float" office:value="0.183">
                <text:p>0.183</text:p>
              </table:table-cell>
              <table:table-cell office:value-type="float" office:value="0.18605">
                <text:p>0.18605</text:p>
              </table:table-cell>
              <table:table-cell office:value-type="float" office:value="0.1891">
                <text:p>0.1891</text:p>
              </table:table-cell>
              <table:table-cell office:value-type="float" office:value="0.19215">
                <text:p>0.19215</text:p>
              </table:table-cell>
              <table:table-cell office:value-type="float" office:value="0.1952">
                <text:p>0.1952</text:p>
              </table:table-cell>
              <table:table-cell office:value-type="float" office:value="0.19825">
                <text:p>0.19825</text:p>
              </table:table-cell>
              <table:table-cell office:value-type="float" office:value="0.2013">
                <text:p>0.2013</text:p>
              </table:table-cell>
              <table:table-cell office:value-type="float" office:value="0.20435">
                <text:p>0.20435</text:p>
              </table:table-cell>
              <table:table-cell office:value-type="float" office:value="0.2074">
                <text:p>0.2074</text:p>
              </table:table-cell>
              <table:table-cell office:value-type="float" office:value="0.21045">
                <text:p>0.21045</text:p>
              </table:table-cell>
              <table:table-cell office:value-type="float" office:value="0.2135">
                <text:p>0.2135</text:p>
              </table:table-cell>
              <table:table-cell office:value-type="float" office:value="0.21655">
                <text:p>0.21655</text:p>
              </table:table-cell>
              <table:table-cell office:value-type="float" office:value="0.2196">
                <text:p>0.2196</text:p>
              </table:table-cell>
              <table:table-cell office:value-type="float" office:value="0.22265">
                <text:p>0.22265</text:p>
              </table:table-cell>
              <table:table-cell office:value-type="float" office:value="0.2257">
                <text:p>0.2257</text:p>
              </table:table-cell>
              <table:table-cell office:value-type="float" office:value="0.22875">
                <text:p>0.22875</text:p>
              </table:table-cell>
              <table:table-cell office:value-type="float" office:value="0.2318">
                <text:p>0.2318</text:p>
              </table:table-cell>
              <table:table-cell office:value-type="float" office:value="0.23485">
                <text:p>0.23485</text:p>
              </table:table-cell>
              <table:table-cell office:value-type="float" office:value="0.2379">
                <text:p>0.2379</text:p>
              </table:table-cell>
              <table:table-cell office:value-type="float" office:value="0.24095">
                <text:p>0.24095</text:p>
              </table:table-cell>
              <table:table-cell office:value-type="float" office:value="0.244">
                <text:p>0.244</text:p>
              </table:table-cell>
              <table:table-cell office:value-type="float" office:value="0.24705">
                <text:p>0.24705</text:p>
              </table:table-cell>
              <table:table-cell office:value-type="float" office:value="0.2501">
                <text:p>0.2501</text:p>
              </table:table-cell>
              <table:table-cell office:value-type="float" office:value="0.25315">
                <text:p>0.25315</text:p>
              </table:table-cell>
              <table:table-cell office:value-type="float" office:value="0.2562">
                <text:p>0.2562</text:p>
              </table:table-cell>
              <table:table-cell office:value-type="float" office:value="0.25925">
                <text:p>0.25925</text:p>
              </table:table-cell>
              <table:table-cell office:value-type="float" office:value="0.2623">
                <text:p>0.2623</text:p>
              </table:table-cell>
              <table:table-cell office:value-type="float" office:value="0.26535">
                <text:p>0.26535</text:p>
              </table:table-cell>
              <table:table-cell office:value-type="float" office:value="0.2684">
                <text:p>0.2684</text:p>
              </table:table-cell>
              <table:table-cell office:value-type="float" office:value="0.27145">
                <text:p>0.27145</text:p>
              </table:table-cell>
              <table:table-cell office:value-type="float" office:value="0.2745">
                <text:p>0.2745</text:p>
              </table:table-cell>
              <table:table-cell office:value-type="float" office:value="0.27755">
                <text:p>0.27755</text:p>
              </table:table-cell>
              <table:table-cell office:value-type="float" office:value="0.2806">
                <text:p>0.2806</text:p>
              </table:table-cell>
              <table:table-cell office:value-type="float" office:value="0.28365">
                <text:p>0.28365</text:p>
              </table:table-cell>
              <table:table-cell office:value-type="float" office:value="0.2867">
                <text:p>0.2867</text:p>
              </table:table-cell>
              <table:table-cell office:value-type="float" office:value="0.28975">
                <text:p>0.28975</text:p>
              </table:table-cell>
              <table:table-cell office:value-type="float" office:value="0.2928">
                <text:p>0.2928</text:p>
              </table:table-cell>
              <table:table-cell office:value-type="float" office:value="0.29585">
                <text:p>0.29585</text:p>
              </table:table-cell>
              <table:table-cell office:value-type="float" office:value="0.2989">
                <text:p>0.2989</text:p>
              </table:table-cell>
              <table:table-cell office:value-type="float" office:value="0.30195">
                <text:p>0.30195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p_расчет</text:p>
                <draw:g>
                  <svg:desc>shocktube.A1:shocktube.A1</svg:desc>
                </draw:g>
              </table:table-cell>
              <table:table-cell office:value-type="float" office:value="68970">
                <text:p>68970</text:p>
                <draw:g>
                  <svg:desc>shocktube.A2:shocktube.A102</svg:desc>
                </draw:g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69">
                <text:p>68969</text:p>
              </table:table-cell>
              <table:table-cell office:value-type="float" office:value="68967">
                <text:p>68967</text:p>
              </table:table-cell>
              <table:table-cell office:value-type="float" office:value="68961">
                <text:p>68961</text:p>
              </table:table-cell>
              <table:table-cell office:value-type="float" office:value="68943">
                <text:p>68943</text:p>
              </table:table-cell>
              <table:table-cell office:value-type="float" office:value="68891">
                <text:p>68891</text:p>
              </table:table-cell>
              <table:table-cell office:value-type="float" office:value="68760">
                <text:p>68760</text:p>
              </table:table-cell>
              <table:table-cell office:value-type="float" office:value="68477">
                <text:p>68477</text:p>
              </table:table-cell>
              <table:table-cell office:value-type="float" office:value="67960">
                <text:p>67960</text:p>
              </table:table-cell>
              <table:table-cell office:value-type="float" office:value="67114">
                <text:p>67114</text:p>
              </table:table-cell>
              <table:table-cell office:value-type="float" office:value="65870">
                <text:p>65870</text:p>
              </table:table-cell>
              <table:table-cell office:value-type="float" office:value="64238">
                <text:p>64238</text:p>
              </table:table-cell>
              <table:table-cell office:value-type="float" office:value="62312">
                <text:p>62312</text:p>
              </table:table-cell>
              <table:table-cell office:value-type="float" office:value="60208">
                <text:p>60208</text:p>
              </table:table-cell>
              <table:table-cell office:value-type="float" office:value="58021">
                <text:p>58021</text:p>
              </table:table-cell>
              <table:table-cell office:value-type="float" office:value="55813">
                <text:p>55813</text:p>
              </table:table-cell>
              <table:table-cell office:value-type="float" office:value="53621">
                <text:p>53621</text:p>
              </table:table-cell>
              <table:table-cell office:value-type="float" office:value="51467">
                <text:p>51467</text:p>
              </table:table-cell>
              <table:table-cell office:value-type="float" office:value="49364">
                <text:p>49364</text:p>
              </table:table-cell>
              <table:table-cell office:value-type="float" office:value="47321">
                <text:p>47321</text:p>
              </table:table-cell>
              <table:table-cell office:value-type="float" office:value="45341">
                <text:p>45341</text:p>
              </table:table-cell>
              <table:table-cell office:value-type="float" office:value="43429">
                <text:p>43429</text:p>
              </table:table-cell>
              <table:table-cell office:value-type="float" office:value="41584">
                <text:p>41584</text:p>
              </table:table-cell>
              <table:table-cell office:value-type="float" office:value="39808">
                <text:p>39808</text:p>
              </table:table-cell>
              <table:table-cell office:value-type="float" office:value="38102">
                <text:p>38102</text:p>
              </table:table-cell>
              <table:table-cell office:value-type="float" office:value="36463">
                <text:p>36463</text:p>
              </table:table-cell>
              <table:table-cell office:value-type="float" office:value="34892">
                <text:p>34892</text:p>
              </table:table-cell>
              <table:table-cell office:value-type="float" office:value="33386">
                <text:p>33386</text:p>
              </table:table-cell>
              <table:table-cell office:value-type="float" office:value="31944">
                <text:p>31944</text:p>
              </table:table-cell>
              <table:table-cell office:value-type="float" office:value="30563">
                <text:p>30563</text:p>
              </table:table-cell>
              <table:table-cell office:value-type="float" office:value="29239">
                <text:p>29239</text:p>
              </table:table-cell>
              <table:table-cell office:value-type="float" office:value="27968">
                <text:p>27968</text:p>
              </table:table-cell>
              <table:table-cell office:value-type="float" office:value="26744">
                <text:p>26744</text:p>
              </table:table-cell>
              <table:table-cell office:value-type="float" office:value="25560">
                <text:p>25560</text:p>
              </table:table-cell>
              <table:table-cell office:value-type="float" office:value="24414">
                <text:p>24414</text:p>
              </table:table-cell>
              <table:table-cell office:value-type="float" office:value="23314">
                <text:p>23314</text:p>
              </table:table-cell>
              <table:table-cell office:value-type="float" office:value="22302">
                <text:p>22302</text:p>
              </table:table-cell>
              <table:table-cell office:value-type="float" office:value="21479">
                <text:p>21479</text:p>
              </table:table-cell>
              <table:table-cell office:value-type="float" office:value="20953">
                <text:p>20953</text:p>
              </table:table-cell>
              <table:table-cell office:value-type="float" office:value="20737">
                <text:p>20737</text:p>
              </table:table-cell>
              <table:table-cell office:value-type="float" office:value="20780">
                <text:p>20780</text:p>
              </table:table-cell>
              <table:table-cell office:value-type="float" office:value="20906">
                <text:p>20906</text:p>
              </table:table-cell>
              <table:table-cell office:value-type="float" office:value="20960">
                <text:p>20960</text:p>
              </table:table-cell>
              <table:table-cell office:value-type="float" office:value="20939">
                <text:p>20939</text:p>
              </table:table-cell>
              <table:table-cell office:value-type="float" office:value="20914">
                <text:p>20914</text:p>
              </table:table-cell>
              <table:table-cell office:value-type="float" office:value="20906">
                <text:p>20906</text:p>
              </table:table-cell>
              <table:table-cell office:value-type="float" office:value="20904">
                <text:p>20904</text:p>
              </table:table-cell>
              <table:table-cell office:value-type="float" office:value="20905">
                <text:p>20905</text:p>
              </table:table-cell>
              <table:table-cell office:value-type="float" office:value="20911">
                <text:p>20911</text:p>
              </table:table-cell>
              <table:table-cell office:value-type="float" office:value="20901">
                <text:p>20901</text:p>
              </table:table-cell>
              <table:table-cell office:value-type="float" office:value="20905">
                <text:p>20905</text:p>
              </table:table-cell>
              <table:table-cell office:value-type="float" office:value="20903">
                <text:p>20903</text:p>
              </table:table-cell>
              <table:table-cell office:value-type="float" office:value="20909">
                <text:p>20909</text:p>
              </table:table-cell>
              <table:table-cell office:value-type="float" office:value="20892">
                <text:p>20892</text:p>
              </table:table-cell>
              <table:table-cell office:value-type="float" office:value="20926">
                <text:p>20926</text:p>
              </table:table-cell>
              <table:table-cell office:value-type="float" office:value="20877">
                <text:p>20877</text:p>
              </table:table-cell>
              <table:table-cell office:value-type="float" office:value="20966">
                <text:p>20966</text:p>
              </table:table-cell>
              <table:table-cell office:value-type="float" office:value="20976">
                <text:p>20976</text:p>
              </table:table-cell>
              <table:table-cell office:value-type="float" office:value="20917">
                <text:p>20917</text:p>
              </table:table-cell>
              <table:table-cell office:value-type="float" office:value="20989">
                <text:p>20989</text:p>
              </table:table-cell>
              <table:table-cell office:value-type="float" office:value="20917">
                <text:p>20917</text:p>
              </table:table-cell>
              <table:table-cell office:value-type="float" office:value="20928">
                <text:p>20928</text:p>
              </table:table-cell>
              <table:table-cell office:value-type="float" office:value="20927">
                <text:p>20927</text:p>
              </table:table-cell>
              <table:table-cell office:value-type="float" office:value="20930">
                <text:p>20930</text:p>
              </table:table-cell>
              <table:table-cell office:value-type="float" office:value="20930">
                <text:p>20930</text:p>
              </table:table-cell>
              <table:table-cell office:value-type="float" office:value="20929">
                <text:p>20929</text:p>
              </table:table-cell>
              <table:table-cell office:value-type="float" office:value="20928">
                <text:p>20928</text:p>
              </table:table-cell>
              <table:table-cell office:value-type="float" office:value="20927">
                <text:p>20927</text:p>
              </table:table-cell>
              <table:table-cell office:value-type="float" office:value="20925">
                <text:p>20925</text:p>
              </table:table-cell>
              <table:table-cell office:value-type="float" office:value="20922">
                <text:p>20922</text:p>
              </table:table-cell>
              <table:table-cell office:value-type="float" office:value="20919">
                <text:p>20919</text:p>
              </table:table-cell>
              <table:table-cell office:value-type="float" office:value="20915">
                <text:p>20915</text:p>
              </table:table-cell>
              <table:table-cell office:value-type="float" office:value="20911">
                <text:p>20911</text:p>
              </table:table-cell>
              <table:table-cell office:value-type="float" office:value="20905">
                <text:p>20905</text:p>
              </table:table-cell>
              <table:table-cell office:value-type="float" office:value="20892">
                <text:p>20892</text:p>
              </table:table-cell>
              <table:table-cell office:value-type="float" office:value="20860">
                <text:p>20860</text:p>
              </table:table-cell>
              <table:table-cell office:value-type="float" office:value="20758">
                <text:p>20758</text:p>
              </table:table-cell>
              <table:table-cell office:value-type="float" office:value="20419">
                <text:p>20419</text:p>
              </table:table-cell>
              <table:table-cell office:value-type="float" office:value="19325">
                <text:p>19325</text:p>
              </table:table-cell>
              <table:table-cell office:value-type="float" office:value="16428">
                <text:p>16428</text:p>
              </table:table-cell>
              <table:table-cell office:value-type="float" office:value="11714">
                <text:p>11714</text:p>
              </table:table-cell>
              <table:table-cell office:value-type="float" office:value="8145.7">
                <text:p>8145.7</text:p>
              </table:table-cell>
              <table:table-cell office:value-type="float" office:value="7086.9">
                <text:p>7086.9</text:p>
              </table:table-cell>
              <table:table-cell office:value-type="float" office:value="6924.5">
                <text:p>6924.5</text:p>
              </table:table-cell>
              <table:table-cell office:value-type="float" office:value="6900.2">
                <text:p>6900.2</text:p>
              </table:table-cell>
              <table:table-cell office:value-type="float" office:value="6897.3">
                <text:p>6897.3</text:p>
              </table:table-cell>
              <table:table-cell office:value-type="float" office:value="6897">
                <text:p>6897</text:p>
              </table:table-cell>
              <table:table-cell office:value-type="float" office:value="6897">
                <text:p>6897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ocktube.J2:shocktube.DE2</svg:desc>
                </draw:g>
              </table:table-cell>
              <table:table-cell office:value-type="float" office:value="0.00307878787878788">
                <text:p>0.00307878787878788</text:p>
              </table:table-cell>
              <table:table-cell office:value-type="float" office:value="0.00615757575757576">
                <text:p>0.00615757575757576</text:p>
              </table:table-cell>
              <table:table-cell office:value-type="float" office:value="0.00923636363636364">
                <text:p>0.00923636363636364</text:p>
              </table:table-cell>
              <table:table-cell office:value-type="float" office:value="0.0123151515151515">
                <text:p>0.0123151515151515</text:p>
              </table:table-cell>
              <table:table-cell office:value-type="float" office:value="0.0153939393939394">
                <text:p>0.0153939393939394</text:p>
              </table:table-cell>
              <table:table-cell office:value-type="float" office:value="0.0184727272727273">
                <text:p>0.0184727272727273</text:p>
              </table:table-cell>
              <table:table-cell office:value-type="float" office:value="0.0215515151515152">
                <text:p>0.0215515151515152</text:p>
              </table:table-cell>
              <table:table-cell office:value-type="float" office:value="0.024630303030303">
                <text:p>0.024630303030303</text:p>
              </table:table-cell>
              <table:table-cell office:value-type="float" office:value="0.0277090909090909">
                <text:p>0.0277090909090909</text:p>
              </table:table-cell>
              <table:table-cell office:value-type="float" office:value="0.0307878787878788">
                <text:p>0.0307878787878788</text:p>
              </table:table-cell>
              <table:table-cell office:value-type="float" office:value="0.0338666666666667">
                <text:p>0.0338666666666667</text:p>
              </table:table-cell>
              <table:table-cell office:value-type="float" office:value="0.0369454545454546">
                <text:p>0.0369454545454546</text:p>
              </table:table-cell>
              <table:table-cell office:value-type="float" office:value="0.0400242424242424">
                <text:p>0.0400242424242424</text:p>
              </table:table-cell>
              <table:table-cell office:value-type="float" office:value="0.0431030303030303">
                <text:p>0.0431030303030303</text:p>
              </table:table-cell>
              <table:table-cell office:value-type="float" office:value="0.0461818181818182">
                <text:p>0.0461818181818182</text:p>
              </table:table-cell>
              <table:table-cell office:value-type="float" office:value="0.0492606060606061">
                <text:p>0.0492606060606061</text:p>
              </table:table-cell>
              <table:table-cell office:value-type="float" office:value="0.0523393939393939">
                <text:p>0.0523393939393939</text:p>
              </table:table-cell>
              <table:table-cell office:value-type="float" office:value="0.0554181818181818">
                <text:p>0.0554181818181818</text:p>
              </table:table-cell>
              <table:table-cell office:value-type="float" office:value="0.0584969696969697">
                <text:p>0.0584969696969697</text:p>
              </table:table-cell>
              <table:table-cell office:value-type="float" office:value="0.0615757575757576">
                <text:p>0.0615757575757576</text:p>
              </table:table-cell>
              <table:table-cell office:value-type="float" office:value="0.0646545454545455">
                <text:p>0.0646545454545455</text:p>
              </table:table-cell>
              <table:table-cell office:value-type="float" office:value="0.0677333333333333">
                <text:p>0.0677333333333333</text:p>
              </table:table-cell>
              <table:table-cell office:value-type="float" office:value="0.0708121212121212">
                <text:p>0.0708121212121212</text:p>
              </table:table-cell>
              <table:table-cell office:value-type="float" office:value="0.0738909090909091">
                <text:p>0.0738909090909091</text:p>
              </table:table-cell>
              <table:table-cell office:value-type="float" office:value="0.076969696969697">
                <text:p>0.076969696969697</text:p>
              </table:table-cell>
              <table:table-cell office:value-type="float" office:value="0.0800484848484849">
                <text:p>0.0800484848484849</text:p>
              </table:table-cell>
              <table:table-cell office:value-type="float" office:value="0.0831272727272727">
                <text:p>0.0831272727272727</text:p>
              </table:table-cell>
              <table:table-cell office:value-type="float" office:value="0.0862060606060606">
                <text:p>0.0862060606060606</text:p>
              </table:table-cell>
              <table:table-cell office:value-type="float" office:value="0.0892848484848485">
                <text:p>0.0892848484848485</text:p>
              </table:table-cell>
              <table:table-cell office:value-type="float" office:value="0.0923636363636364">
                <text:p>0.0923636363636364</text:p>
              </table:table-cell>
              <table:table-cell office:value-type="float" office:value="0.0954424242424243">
                <text:p>0.0954424242424243</text:p>
              </table:table-cell>
              <table:table-cell office:value-type="float" office:value="0.0985212121212121">
                <text:p>0.0985212121212121</text:p>
              </table:table-cell>
              <table:table-cell office:value-type="float" office:value="0.1016">
                <text:p>0.1016</text:p>
              </table:table-cell>
              <table:table-cell office:value-type="float" office:value="0.104678787878788">
                <text:p>0.104678787878788</text:p>
              </table:table-cell>
              <table:table-cell office:value-type="float" office:value="0.107757575757576">
                <text:p>0.107757575757576</text:p>
              </table:table-cell>
              <table:table-cell office:value-type="float" office:value="0.110836363636364">
                <text:p>0.110836363636364</text:p>
              </table:table-cell>
              <table:table-cell office:value-type="float" office:value="0.113915151515152">
                <text:p>0.113915151515152</text:p>
              </table:table-cell>
              <table:table-cell office:value-type="float" office:value="0.116993939393939">
                <text:p>0.116993939393939</text:p>
              </table:table-cell>
              <table:table-cell office:value-type="float" office:value="0.120072727272727">
                <text:p>0.120072727272727</text:p>
              </table:table-cell>
              <table:table-cell office:value-type="float" office:value="0.123151515151515">
                <text:p>0.123151515151515</text:p>
              </table:table-cell>
              <table:table-cell office:value-type="float" office:value="0.126230303030303">
                <text:p>0.126230303030303</text:p>
              </table:table-cell>
              <table:table-cell office:value-type="float" office:value="0.129309090909091">
                <text:p>0.129309090909091</text:p>
              </table:table-cell>
              <table:table-cell office:value-type="float" office:value="0.132387878787879">
                <text:p>0.132387878787879</text:p>
              </table:table-cell>
              <table:table-cell office:value-type="float" office:value="0.135466666666667">
                <text:p>0.135466666666667</text:p>
              </table:table-cell>
              <table:table-cell office:value-type="float" office:value="0.138545454545455">
                <text:p>0.138545454545455</text:p>
              </table:table-cell>
              <table:table-cell office:value-type="float" office:value="0.141624242424242">
                <text:p>0.141624242424242</text:p>
              </table:table-cell>
              <table:table-cell office:value-type="float" office:value="0.14470303030303">
                <text:p>0.14470303030303</text:p>
              </table:table-cell>
              <table:table-cell office:value-type="float" office:value="0.147781818181818">
                <text:p>0.147781818181818</text:p>
              </table:table-cell>
              <table:table-cell office:value-type="float" office:value="0.150860606060606">
                <text:p>0.150860606060606</text:p>
              </table:table-cell>
              <table:table-cell office:value-type="float" office:value="0.153939393939394">
                <text:p>0.153939393939394</text:p>
              </table:table-cell>
              <table:table-cell office:value-type="float" office:value="0.157018181818182">
                <text:p>0.157018181818182</text:p>
              </table:table-cell>
              <table:table-cell office:value-type="float" office:value="0.16009696969697">
                <text:p>0.16009696969697</text:p>
              </table:table-cell>
              <table:table-cell office:value-type="float" office:value="0.163175757575758">
                <text:p>0.163175757575758</text:p>
              </table:table-cell>
              <table:table-cell office:value-type="float" office:value="0.166254545454545">
                <text:p>0.166254545454545</text:p>
              </table:table-cell>
              <table:table-cell office:value-type="float" office:value="0.169333333333333">
                <text:p>0.169333333333333</text:p>
              </table:table-cell>
              <table:table-cell office:value-type="float" office:value="0.172412121212121">
                <text:p>0.172412121212121</text:p>
              </table:table-cell>
              <table:table-cell office:value-type="float" office:value="0.175490909090909">
                <text:p>0.175490909090909</text:p>
              </table:table-cell>
              <table:table-cell office:value-type="float" office:value="0.178569696969697">
                <text:p>0.178569696969697</text:p>
              </table:table-cell>
              <table:table-cell office:value-type="float" office:value="0.181648484848485">
                <text:p>0.181648484848485</text:p>
              </table:table-cell>
              <table:table-cell office:value-type="float" office:value="0.184727272727273">
                <text:p>0.184727272727273</text:p>
              </table:table-cell>
              <table:table-cell office:value-type="float" office:value="0.187806060606061">
                <text:p>0.187806060606061</text:p>
              </table:table-cell>
              <table:table-cell office:value-type="float" office:value="0.190884848484849">
                <text:p>0.190884848484849</text:p>
              </table:table-cell>
              <table:table-cell office:value-type="float" office:value="0.193963636363636">
                <text:p>0.193963636363636</text:p>
              </table:table-cell>
              <table:table-cell office:value-type="float" office:value="0.197042424242424">
                <text:p>0.197042424242424</text:p>
              </table:table-cell>
              <table:table-cell office:value-type="float" office:value="0.200121212121212">
                <text:p>0.200121212121212</text:p>
              </table:table-cell>
              <table:table-cell office:value-type="float" office:value="0.2032">
                <text:p>0.2032</text:p>
              </table:table-cell>
              <table:table-cell office:value-type="float" office:value="0.206278787878788">
                <text:p>0.206278787878788</text:p>
              </table:table-cell>
              <table:table-cell office:value-type="float" office:value="0.209357575757576">
                <text:p>0.209357575757576</text:p>
              </table:table-cell>
              <table:table-cell office:value-type="float" office:value="0.212436363636364">
                <text:p>0.212436363636364</text:p>
              </table:table-cell>
              <table:table-cell office:value-type="float" office:value="0.215515151515152">
                <text:p>0.215515151515152</text:p>
              </table:table-cell>
              <table:table-cell office:value-type="float" office:value="0.218593939393939">
                <text:p>0.218593939393939</text:p>
              </table:table-cell>
              <table:table-cell office:value-type="float" office:value="0.221672727272727">
                <text:p>0.221672727272727</text:p>
              </table:table-cell>
              <table:table-cell office:value-type="float" office:value="0.224751515151515">
                <text:p>0.224751515151515</text:p>
              </table:table-cell>
              <table:table-cell office:value-type="float" office:value="0.227830303030303">
                <text:p>0.227830303030303</text:p>
              </table:table-cell>
              <table:table-cell office:value-type="float" office:value="0.230909090909091">
                <text:p>0.230909090909091</text:p>
              </table:table-cell>
              <table:table-cell office:value-type="float" office:value="0.233987878787879">
                <text:p>0.233987878787879</text:p>
              </table:table-cell>
              <table:table-cell office:value-type="float" office:value="0.237066666666667">
                <text:p>0.237066666666667</text:p>
              </table:table-cell>
              <table:table-cell office:value-type="float" office:value="0.240145454545455">
                <text:p>0.240145454545455</text:p>
              </table:table-cell>
              <table:table-cell office:value-type="float" office:value="0.243224242424242">
                <text:p>0.243224242424242</text:p>
              </table:table-cell>
              <table:table-cell office:value-type="float" office:value="0.24630303030303">
                <text:p>0.24630303030303</text:p>
              </table:table-cell>
              <table:table-cell office:value-type="float" office:value="0.249381818181818">
                <text:p>0.249381818181818</text:p>
              </table:table-cell>
              <table:table-cell office:value-type="float" office:value="0.252460606060606">
                <text:p>0.252460606060606</text:p>
              </table:table-cell>
              <table:table-cell office:value-type="float" office:value="0.255539393939394">
                <text:p>0.255539393939394</text:p>
              </table:table-cell>
              <table:table-cell office:value-type="float" office:value="0.258618181818182">
                <text:p>0.258618181818182</text:p>
              </table:table-cell>
              <table:table-cell office:value-type="float" office:value="0.26169696969697">
                <text:p>0.26169696969697</text:p>
              </table:table-cell>
              <table:table-cell office:value-type="float" office:value="0.264775757575758">
                <text:p>0.264775757575758</text:p>
              </table:table-cell>
              <table:table-cell office:value-type="float" office:value="0.267854545454545">
                <text:p>0.267854545454545</text:p>
              </table:table-cell>
              <table:table-cell office:value-type="float" office:value="0.270933333333333">
                <text:p>0.270933333333333</text:p>
              </table:table-cell>
              <table:table-cell office:value-type="float" office:value="0.274012121212121">
                <text:p>0.274012121212121</text:p>
              </table:table-cell>
              <table:table-cell office:value-type="float" office:value="0.277090909090909">
                <text:p>0.277090909090909</text:p>
              </table:table-cell>
              <table:table-cell office:value-type="float" office:value="0.280169696969697">
                <text:p>0.280169696969697</text:p>
              </table:table-cell>
              <table:table-cell office:value-type="float" office:value="0.283248484848485">
                <text:p>0.283248484848485</text:p>
              </table:table-cell>
              <table:table-cell office:value-type="float" office:value="0.286327272727273">
                <text:p>0.286327272727273</text:p>
              </table:table-cell>
              <table:table-cell office:value-type="float" office:value="0.289406060606061">
                <text:p>0.289406060606061</text:p>
              </table:table-cell>
              <table:table-cell office:value-type="float" office:value="0.292484848484849">
                <text:p>0.292484848484849</text:p>
              </table:table-cell>
              <table:table-cell office:value-type="float" office:value="0.295563636363636">
                <text:p>0.295563636363636</text:p>
              </table:table-cell>
              <table:table-cell office:value-type="float" office:value="0.298642424242424">
                <text:p>0.298642424242424</text:p>
              </table:table-cell>
              <table:table-cell office:value-type="float" office:value="0.301721212121212">
                <text:p>0.301721212121212</text:p>
              </table:table-cell>
              <table:table-cell office:value-type="float" office:value="0.3048">
                <text:p>0.3048</text:p>
              </table:table-cell>
            </table:table-row>
            <table:table-row>
              <table:table-cell office:value-type="string">
                <text:p>p_аналитич.</text:p>
                <draw:g>
                  <svg:desc>shocktube.I1:shocktube.I1</svg:desc>
                </draw:g>
              </table:table-cell>
              <table:table-cell office:value-type="float" office:value="68970">
                <text:p>68970</text:p>
                <draw:g>
                  <svg:desc>shocktube.J1:shocktube.DE1</svg:desc>
                </draw:g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484.4495515973">
                <text:p>68484.4495515973</text:p>
              </table:table-cell>
              <table:table-cell office:value-type="float" office:value="65645.4888012435">
                <text:p>65645.4888012435</text:p>
              </table:table-cell>
              <table:table-cell office:value-type="float" office:value="62908.0055684978">
                <text:p>62908.0055684978</text:p>
              </table:table-cell>
              <table:table-cell office:value-type="float" office:value="60268.9589371653">
                <text:p>60268.9589371653</text:p>
              </table:table-cell>
              <table:table-cell office:value-type="float" office:value="57725.3813326311">
                <text:p>57725.3813326311</text:p>
              </table:table-cell>
              <table:table-cell office:value-type="float" office:value="55274.3771871262">
                <text:p>55274.3771871262</text:p>
              </table:table-cell>
              <table:table-cell office:value-type="float" office:value="52913.121621288">
                <text:p>52913.121621288</text:p>
              </table:table-cell>
              <table:table-cell office:value-type="float" office:value="50638.859141912">
                <text:p>50638.859141912</text:p>
              </table:table-cell>
              <table:table-cell office:value-type="float" office:value="48448.9023557982">
                <text:p>48448.9023557982</text:p>
              </table:table-cell>
              <table:table-cell office:value-type="float" office:value="46340.6306995884">
                <text:p>46340.6306995884</text:p>
              </table:table-cell>
              <table:table-cell office:value-type="float" office:value="44311.4891854977">
                <text:p>44311.4891854977</text:p>
              </table:table-cell>
              <table:table-cell office:value-type="float" office:value="42358.9871628385">
                <text:p>42358.9871628385</text:p>
              </table:table-cell>
              <table:table-cell office:value-type="float" office:value="40480.6970952364">
                <text:p>40480.6970952364</text:p>
              </table:table-cell>
              <table:table-cell office:value-type="float" office:value="38674.2533534392">
                <text:p>38674.2533534392</text:p>
              </table:table-cell>
              <table:table-cell office:value-type="float" office:value="36937.351023619">
                <text:p>36937.351023619</text:p>
              </table:table-cell>
              <table:table-cell office:value-type="float" office:value="35267.7447310654">
                <text:p>35267.7447310654</text:p>
              </table:table-cell>
              <table:table-cell office:value-type="float" office:value="33663.2474791727">
                <text:p>33663.2474791727</text:p>
              </table:table-cell>
              <table:table-cell office:value-type="float" office:value="32121.729503618">
                <text:p>32121.729503618</text:p>
              </table:table-cell>
              <table:table-cell office:value-type="float" office:value="30641.1171416328">
                <text:p>30641.1171416328</text:p>
              </table:table-cell>
              <table:table-cell office:value-type="float" office:value="29219.3917162663">
                <text:p>29219.3917162663</text:p>
              </table:table-cell>
              <table:table-cell office:value-type="float" office:value="27854.5884355407">
                <text:p>27854.5884355407</text:p>
              </table:table-cell>
              <table:table-cell office:value-type="float" office:value="26544.7953063991">
                <text:p>26544.7953063991</text:p>
              </table:table-cell>
              <table:table-cell office:value-type="float" office:value="25288.1520633453">
                <text:p>25288.1520633453</text:p>
              </table:table-cell>
              <table:table-cell office:value-type="float" office:value="24082.8491116754">
                <text:p>24082.8491116754</text:p>
              </table:table-cell>
              <table:table-cell office:value-type="float" office:value="22927.126485202">
                <text:p>22927.126485202</text:p>
              </table:table-cell>
              <table:table-cell office:value-type="float" office:value="21819.2728183693">
                <text:p>21819.2728183693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20906.9390095829">
                <text:p>20906.9390095829</text:p>
              </table:table-cell>
              <table:table-cell office:value-type="float" office:value="6897">
                <text:p>6897</text:p>
              </table:table-cell>
              <table:table-cell office:value-type="float" office:value="6897">
                <text:p>6897</text:p>
              </table:table-cell>
              <table:table-cell office:value-type="float" office:value="6897">
                <text:p>6897</text:p>
              </table:table-cell>
              <table:table-cell office:value-type="float" office:value="6897">
                <text:p>6897</text:p>
              </table:table-cell>
              <table:table-cell office:value-type="float" office:value="6897">
                <text:p>6897</text:p>
              </table:table-cell>
              <table:table-cell office:value-type="float" office:value="6897">
                <text:p>6897</text:p>
              </table:table-cell>
              <table:table-cell office:value-type="float" office:value="6897">
                <text:p>6897</text:p>
              </table:table-cell>
              <table:table-cell office:value-type="float" office:value="6897">
                <text:p>6897</text:p>
              </table:table-cell>
              <table:table-cell office:value-type="float" office:value="6897">
                <text:p>68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Windows_x86 LibreOffice_project/48d50dbfc06349262c9d50868e5c1f630a573eb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82cm" svg:height="9cm" xlink:href=".." xlink:type="simple" chart:class="chart:scatter" chart:row-mapping="0" chart:style-name="ch1">
        <chart:legend chart:legend-position="end" svg:x="13.633cm" svg:y="3.952cm" style:legend-expansion="high" chart:style-name="ch2"/>
        <chart:plot-area chart:style-name="ch3" table:cell-range-address="shocktube.E2:shocktube.E102 shocktube.C1:shocktube.C102 shocktube.I3:shocktube.DE3" chart:data-source-has-labels="column" svg:x="1.348cm" svg:y="0.18cm" svg:width="11.948cm" svg:height="7.659cm">
          <chartooo:coordinate-region svg:x="2.155cm" svg:y="0.379cm" svg:width="10.809cm" svg:height="6.813cm"/>
          <chart:axis chart:dimension="x" chart:name="primary-x" chart:style-name="ch4">
            <chart:title svg:x="7.013cm" svg:y="8.019cm" chart:style-name="ch5">
              <text:p>Х.м</text:p>
            </chart:title>
          </chart:axis>
          <chart:axis chart:dimension="y" chart:name="primary-y" chart:style-name="ch6">
            <chart:title svg:x="0.451cm" svg:y="4.291cm" chart:style-name="ch7">
              <text:p>Т,К</text:p>
            </chart:title>
            <chart:grid chart:style-name="ch8" chart:class="major"/>
          </chart:axis>
          <chart:series chart:style-name="ch9" chart:values-cell-range-address="shocktube.C2:shocktube.C102" chart:label-cell-address="shocktube.C1:shocktube.C1" chart:class="chart:scatter">
            <chart:domain table:cell-range-address="shocktube.E2:shocktube.E102"/>
            <chart:data-point chart:repeated="101"/>
          </chart:series>
          <chart:series chart:style-name="ch10" chart:values-cell-range-address="shocktube.J3:shocktube.DE3" chart:label-cell-address="shocktube.I3:shocktube.I3" chart:class="chart:scatter">
            <chart:domain table:cell-range-address="shocktube.J2:shocktube.DE2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</table:table-row>
          </table:table-header-rows>
          <table:table-rows>
            <table:table-row>
              <table:table-cell office:value-type="string">
                <text:p>Столбец E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ocktube.E2:shocktube.E102</svg:desc>
                </draw:g>
              </table:table-cell>
              <table:table-cell office:value-type="float" office:value="0.00305">
                <text:p>0.00305</text:p>
              </table:table-cell>
              <table:table-cell office:value-type="float" office:value="0.0061">
                <text:p>0.0061</text:p>
              </table:table-cell>
              <table:table-cell office:value-type="float" office:value="0.00915">
                <text:p>0.00915</text:p>
              </table:table-cell>
              <table:table-cell office:value-type="float" office:value="0.0122">
                <text:p>0.0122</text:p>
              </table:table-cell>
              <table:table-cell office:value-type="float" office:value="0.01525">
                <text:p>0.01525</text:p>
              </table:table-cell>
              <table:table-cell office:value-type="float" office:value="0.0183">
                <text:p>0.0183</text:p>
              </table:table-cell>
              <table:table-cell office:value-type="float" office:value="0.02135">
                <text:p>0.02135</text:p>
              </table:table-cell>
              <table:table-cell office:value-type="float" office:value="0.0244">
                <text:p>0.0244</text:p>
              </table:table-cell>
              <table:table-cell office:value-type="float" office:value="0.02745">
                <text:p>0.02745</text:p>
              </table:table-cell>
              <table:table-cell office:value-type="float" office:value="0.0305">
                <text:p>0.0305</text:p>
              </table:table-cell>
              <table:table-cell office:value-type="float" office:value="0.03355">
                <text:p>0.03355</text:p>
              </table:table-cell>
              <table:table-cell office:value-type="float" office:value="0.0366">
                <text:p>0.0366</text:p>
              </table:table-cell>
              <table:table-cell office:value-type="float" office:value="0.03965">
                <text:p>0.03965</text:p>
              </table:table-cell>
              <table:table-cell office:value-type="float" office:value="0.0427">
                <text:p>0.0427</text:p>
              </table:table-cell>
              <table:table-cell office:value-type="float" office:value="0.04575">
                <text:p>0.04575</text:p>
              </table:table-cell>
              <table:table-cell office:value-type="float" office:value="0.0488">
                <text:p>0.0488</text:p>
              </table:table-cell>
              <table:table-cell office:value-type="float" office:value="0.05185">
                <text:p>0.05185</text:p>
              </table:table-cell>
              <table:table-cell office:value-type="float" office:value="0.0549">
                <text:p>0.0549</text:p>
              </table:table-cell>
              <table:table-cell office:value-type="float" office:value="0.05795">
                <text:p>0.05795</text:p>
              </table:table-cell>
              <table:table-cell office:value-type="float" office:value="0.061">
                <text:p>0.061</text:p>
              </table:table-cell>
              <table:table-cell office:value-type="float" office:value="0.06405">
                <text:p>0.06405</text:p>
              </table:table-cell>
              <table:table-cell office:value-type="float" office:value="0.0671">
                <text:p>0.0671</text:p>
              </table:table-cell>
              <table:table-cell office:value-type="float" office:value="0.07015">
                <text:p>0.07015</text:p>
              </table:table-cell>
              <table:table-cell office:value-type="float" office:value="0.0732">
                <text:p>0.0732</text:p>
              </table:table-cell>
              <table:table-cell office:value-type="float" office:value="0.07625">
                <text:p>0.07625</text:p>
              </table:table-cell>
              <table:table-cell office:value-type="float" office:value="0.0793">
                <text:p>0.0793</text:p>
              </table:table-cell>
              <table:table-cell office:value-type="float" office:value="0.08235">
                <text:p>0.08235</text:p>
              </table:table-cell>
              <table:table-cell office:value-type="float" office:value="0.0854">
                <text:p>0.0854</text:p>
              </table:table-cell>
              <table:table-cell office:value-type="float" office:value="0.08845">
                <text:p>0.08845</text:p>
              </table:table-cell>
              <table:table-cell office:value-type="float" office:value="0.0915">
                <text:p>0.0915</text:p>
              </table:table-cell>
              <table:table-cell office:value-type="float" office:value="0.09455">
                <text:p>0.09455</text:p>
              </table:table-cell>
              <table:table-cell office:value-type="float" office:value="0.0976">
                <text:p>0.0976</text:p>
              </table:table-cell>
              <table:table-cell office:value-type="float" office:value="0.10065">
                <text:p>0.10065</text:p>
              </table:table-cell>
              <table:table-cell office:value-type="float" office:value="0.1037">
                <text:p>0.1037</text:p>
              </table:table-cell>
              <table:table-cell office:value-type="float" office:value="0.10675">
                <text:p>0.10675</text:p>
              </table:table-cell>
              <table:table-cell office:value-type="float" office:value="0.1098">
                <text:p>0.1098</text:p>
              </table:table-cell>
              <table:table-cell office:value-type="float" office:value="0.11285">
                <text:p>0.11285</text:p>
              </table:table-cell>
              <table:table-cell office:value-type="float" office:value="0.1159">
                <text:p>0.1159</text:p>
              </table:table-cell>
              <table:table-cell office:value-type="float" office:value="0.11895">
                <text:p>0.11895</text:p>
              </table:table-cell>
              <table:table-cell office:value-type="float" office:value="0.122">
                <text:p>0.122</text:p>
              </table:table-cell>
              <table:table-cell office:value-type="float" office:value="0.12505">
                <text:p>0.12505</text:p>
              </table:table-cell>
              <table:table-cell office:value-type="float" office:value="0.1281">
                <text:p>0.1281</text:p>
              </table:table-cell>
              <table:table-cell office:value-type="float" office:value="0.13115">
                <text:p>0.13115</text:p>
              </table:table-cell>
              <table:table-cell office:value-type="float" office:value="0.1342">
                <text:p>0.1342</text:p>
              </table:table-cell>
              <table:table-cell office:value-type="float" office:value="0.13725">
                <text:p>0.13725</text:p>
              </table:table-cell>
              <table:table-cell office:value-type="float" office:value="0.1403">
                <text:p>0.1403</text:p>
              </table:table-cell>
              <table:table-cell office:value-type="float" office:value="0.14335">
                <text:p>0.14335</text:p>
              </table:table-cell>
              <table:table-cell office:value-type="float" office:value="0.1464">
                <text:p>0.1464</text:p>
              </table:table-cell>
              <table:table-cell office:value-type="float" office:value="0.14945">
                <text:p>0.14945</text:p>
              </table:table-cell>
              <table:table-cell office:value-type="float" office:value="0.1525">
                <text:p>0.1525</text:p>
              </table:table-cell>
              <table:table-cell office:value-type="float" office:value="0.15555">
                <text:p>0.15555</text:p>
              </table:table-cell>
              <table:table-cell office:value-type="float" office:value="0.1586">
                <text:p>0.1586</text:p>
              </table:table-cell>
              <table:table-cell office:value-type="float" office:value="0.16165">
                <text:p>0.16165</text:p>
              </table:table-cell>
              <table:table-cell office:value-type="float" office:value="0.1647">
                <text:p>0.1647</text:p>
              </table:table-cell>
              <table:table-cell office:value-type="float" office:value="0.16775">
                <text:p>0.16775</text:p>
              </table:table-cell>
              <table:table-cell office:value-type="float" office:value="0.1708">
                <text:p>0.1708</text:p>
              </table:table-cell>
              <table:table-cell office:value-type="float" office:value="0.17385">
                <text:p>0.17385</text:p>
              </table:table-cell>
              <table:table-cell office:value-type="float" office:value="0.1769">
                <text:p>0.1769</text:p>
              </table:table-cell>
              <table:table-cell office:value-type="float" office:value="0.17995">
                <text:p>0.17995</text:p>
              </table:table-cell>
              <table:table-cell office:value-type="float" office:value="0.183">
                <text:p>0.183</text:p>
              </table:table-cell>
              <table:table-cell office:value-type="float" office:value="0.18605">
                <text:p>0.18605</text:p>
              </table:table-cell>
              <table:table-cell office:value-type="float" office:value="0.1891">
                <text:p>0.1891</text:p>
              </table:table-cell>
              <table:table-cell office:value-type="float" office:value="0.19215">
                <text:p>0.19215</text:p>
              </table:table-cell>
              <table:table-cell office:value-type="float" office:value="0.1952">
                <text:p>0.1952</text:p>
              </table:table-cell>
              <table:table-cell office:value-type="float" office:value="0.19825">
                <text:p>0.19825</text:p>
              </table:table-cell>
              <table:table-cell office:value-type="float" office:value="0.2013">
                <text:p>0.2013</text:p>
              </table:table-cell>
              <table:table-cell office:value-type="float" office:value="0.20435">
                <text:p>0.20435</text:p>
              </table:table-cell>
              <table:table-cell office:value-type="float" office:value="0.2074">
                <text:p>0.2074</text:p>
              </table:table-cell>
              <table:table-cell office:value-type="float" office:value="0.21045">
                <text:p>0.21045</text:p>
              </table:table-cell>
              <table:table-cell office:value-type="float" office:value="0.2135">
                <text:p>0.2135</text:p>
              </table:table-cell>
              <table:table-cell office:value-type="float" office:value="0.21655">
                <text:p>0.21655</text:p>
              </table:table-cell>
              <table:table-cell office:value-type="float" office:value="0.2196">
                <text:p>0.2196</text:p>
              </table:table-cell>
              <table:table-cell office:value-type="float" office:value="0.22265">
                <text:p>0.22265</text:p>
              </table:table-cell>
              <table:table-cell office:value-type="float" office:value="0.2257">
                <text:p>0.2257</text:p>
              </table:table-cell>
              <table:table-cell office:value-type="float" office:value="0.22875">
                <text:p>0.22875</text:p>
              </table:table-cell>
              <table:table-cell office:value-type="float" office:value="0.2318">
                <text:p>0.2318</text:p>
              </table:table-cell>
              <table:table-cell office:value-type="float" office:value="0.23485">
                <text:p>0.23485</text:p>
              </table:table-cell>
              <table:table-cell office:value-type="float" office:value="0.2379">
                <text:p>0.2379</text:p>
              </table:table-cell>
              <table:table-cell office:value-type="float" office:value="0.24095">
                <text:p>0.24095</text:p>
              </table:table-cell>
              <table:table-cell office:value-type="float" office:value="0.244">
                <text:p>0.244</text:p>
              </table:table-cell>
              <table:table-cell office:value-type="float" office:value="0.24705">
                <text:p>0.24705</text:p>
              </table:table-cell>
              <table:table-cell office:value-type="float" office:value="0.2501">
                <text:p>0.2501</text:p>
              </table:table-cell>
              <table:table-cell office:value-type="float" office:value="0.25315">
                <text:p>0.25315</text:p>
              </table:table-cell>
              <table:table-cell office:value-type="float" office:value="0.2562">
                <text:p>0.2562</text:p>
              </table:table-cell>
              <table:table-cell office:value-type="float" office:value="0.25925">
                <text:p>0.25925</text:p>
              </table:table-cell>
              <table:table-cell office:value-type="float" office:value="0.2623">
                <text:p>0.2623</text:p>
              </table:table-cell>
              <table:table-cell office:value-type="float" office:value="0.26535">
                <text:p>0.26535</text:p>
              </table:table-cell>
              <table:table-cell office:value-type="float" office:value="0.2684">
                <text:p>0.2684</text:p>
              </table:table-cell>
              <table:table-cell office:value-type="float" office:value="0.27145">
                <text:p>0.27145</text:p>
              </table:table-cell>
              <table:table-cell office:value-type="float" office:value="0.2745">
                <text:p>0.2745</text:p>
              </table:table-cell>
              <table:table-cell office:value-type="float" office:value="0.27755">
                <text:p>0.27755</text:p>
              </table:table-cell>
              <table:table-cell office:value-type="float" office:value="0.2806">
                <text:p>0.2806</text:p>
              </table:table-cell>
              <table:table-cell office:value-type="float" office:value="0.28365">
                <text:p>0.28365</text:p>
              </table:table-cell>
              <table:table-cell office:value-type="float" office:value="0.2867">
                <text:p>0.2867</text:p>
              </table:table-cell>
              <table:table-cell office:value-type="float" office:value="0.28975">
                <text:p>0.28975</text:p>
              </table:table-cell>
              <table:table-cell office:value-type="float" office:value="0.2928">
                <text:p>0.2928</text:p>
              </table:table-cell>
              <table:table-cell office:value-type="float" office:value="0.29585">
                <text:p>0.29585</text:p>
              </table:table-cell>
              <table:table-cell office:value-type="float" office:value="0.2989">
                <text:p>0.2989</text:p>
              </table:table-cell>
              <table:table-cell office:value-type="float" office:value="0.30195">
                <text:p>0.30195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T_расчет</text:p>
                <draw:g>
                  <svg:desc>shocktube.C1:shocktube.C1</svg:desc>
                </draw:g>
              </table:table-cell>
              <table:table-cell office:value-type="float" office:value="288.89">
                <text:p>288.89</text:p>
                <draw:g>
                  <svg:desc>shocktube.C2:shocktube.C102</svg:desc>
                </draw:g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8">
                <text:p>288.88</text:p>
              </table:table-cell>
              <table:table-cell office:value-type="float" office:value="288.86">
                <text:p>288.86</text:p>
              </table:table-cell>
              <table:table-cell office:value-type="float" office:value="288.79">
                <text:p>288.79</text:p>
              </table:table-cell>
              <table:table-cell office:value-type="float" office:value="288.63">
                <text:p>288.63</text:p>
              </table:table-cell>
              <table:table-cell office:value-type="float" office:value="288.28">
                <text:p>288.28</text:p>
              </table:table-cell>
              <table:table-cell office:value-type="float" office:value="287.65">
                <text:p>287.65</text:p>
              </table:table-cell>
              <table:table-cell office:value-type="float" office:value="286.62">
                <text:p>286.62</text:p>
              </table:table-cell>
              <table:table-cell office:value-type="float" office:value="285.1">
                <text:p>285.1</text:p>
              </table:table-cell>
              <table:table-cell office:value-type="float" office:value="283.07">
                <text:p>283.07</text:p>
              </table:table-cell>
              <table:table-cell office:value-type="float" office:value="280.63">
                <text:p>280.63</text:p>
              </table:table-cell>
              <table:table-cell office:value-type="float" office:value="277.89">
                <text:p>277.89</text:p>
              </table:table-cell>
              <table:table-cell office:value-type="float" office:value="274.97">
                <text:p>274.97</text:p>
              </table:table-cell>
              <table:table-cell office:value-type="float" office:value="271.94">
                <text:p>271.94</text:p>
              </table:table-cell>
              <table:table-cell office:value-type="float" office:value="268.84">
                <text:p>268.84</text:p>
              </table:table-cell>
              <table:table-cell office:value-type="float" office:value="265.71">
                <text:p>265.71</text:p>
              </table:table-cell>
              <table:table-cell office:value-type="float" office:value="262.56">
                <text:p>262.56</text:p>
              </table:table-cell>
              <table:table-cell office:value-type="float" office:value="259.4">
                <text:p>259.4</text:p>
              </table:table-cell>
              <table:table-cell office:value-type="float" office:value="256.25">
                <text:p>256.25</text:p>
              </table:table-cell>
              <table:table-cell office:value-type="float" office:value="253.11">
                <text:p>253.11</text:p>
              </table:table-cell>
              <table:table-cell office:value-type="float" office:value="249.98">
                <text:p>249.98</text:p>
              </table:table-cell>
              <table:table-cell office:value-type="float" office:value="246.88">
                <text:p>246.88</text:p>
              </table:table-cell>
              <table:table-cell office:value-type="float" office:value="243.8">
                <text:p>243.8</text:p>
              </table:table-cell>
              <table:table-cell office:value-type="float" office:value="240.76">
                <text:p>240.76</text:p>
              </table:table-cell>
              <table:table-cell office:value-type="float" office:value="237.74">
                <text:p>237.74</text:p>
              </table:table-cell>
              <table:table-cell office:value-type="float" office:value="234.76">
                <text:p>234.76</text:p>
              </table:table-cell>
              <table:table-cell office:value-type="float" office:value="231.81">
                <text:p>231.81</text:p>
              </table:table-cell>
              <table:table-cell office:value-type="float" office:value="228.89">
                <text:p>228.89</text:p>
              </table:table-cell>
              <table:table-cell office:value-type="float" office:value="226.01">
                <text:p>226.01</text:p>
              </table:table-cell>
              <table:table-cell office:value-type="float" office:value="223.15">
                <text:p>223.15</text:p>
              </table:table-cell>
              <table:table-cell office:value-type="float" office:value="220.31">
                <text:p>220.31</text:p>
              </table:table-cell>
              <table:table-cell office:value-type="float" office:value="217.47">
                <text:p>217.47</text:p>
              </table:table-cell>
              <table:table-cell office:value-type="float" office:value="214.63">
                <text:p>214.63</text:p>
              </table:table-cell>
              <table:table-cell office:value-type="float" office:value="211.81">
                <text:p>211.81</text:p>
              </table:table-cell>
              <table:table-cell office:value-type="float" office:value="209.12">
                <text:p>209.12</text:p>
              </table:table-cell>
              <table:table-cell office:value-type="float" office:value="206.85">
                <text:p>206.85</text:p>
              </table:table-cell>
              <table:table-cell office:value-type="float" office:value="205.46">
                <text:p>205.46</text:p>
              </table:table-cell>
              <table:table-cell office:value-type="float" office:value="204.87">
                <text:p>204.87</text:p>
              </table:table-cell>
              <table:table-cell office:value-type="float" office:value="204.94">
                <text:p>204.94</text:p>
              </table:table-cell>
              <table:table-cell office:value-type="float" office:value="205.22">
                <text:p>205.22</text:p>
              </table:table-cell>
              <table:table-cell office:value-type="float" office:value="205.33">
                <text:p>205.33</text:p>
              </table:table-cell>
              <table:table-cell office:value-type="float" office:value="205.34">
                <text:p>205.34</text:p>
              </table:table-cell>
              <table:table-cell office:value-type="float" office:value="205.32">
                <text:p>205.32</text:p>
              </table:table-cell>
              <table:table-cell office:value-type="float" office:value="205.34">
                <text:p>205.34</text:p>
              </table:table-cell>
              <table:table-cell office:value-type="float" office:value="205.33">
                <text:p>205.33</text:p>
              </table:table-cell>
              <table:table-cell office:value-type="float" office:value="205.26">
                <text:p>205.26</text:p>
              </table:table-cell>
              <table:table-cell office:value-type="float" office:value="205.06">
                <text:p>205.06</text:p>
              </table:table-cell>
              <table:table-cell office:value-type="float" office:value="204.58">
                <text:p>204.58</text:p>
              </table:table-cell>
              <table:table-cell office:value-type="float" office:value="204.14">
                <text:p>204.14</text:p>
              </table:table-cell>
              <table:table-cell office:value-type="float" office:value="203.93">
                <text:p>203.93</text:p>
              </table:table-cell>
              <table:table-cell office:value-type="float" office:value="203.89">
                <text:p>203.89</text:p>
              </table:table-cell>
              <table:table-cell office:value-type="float" office:value="204.07">
                <text:p>204.07</text:p>
              </table:table-cell>
              <table:table-cell office:value-type="float" office:value="204.8">
                <text:p>204.8</text:p>
              </table:table-cell>
              <table:table-cell office:value-type="float" office:value="206.51">
                <text:p>206.51</text:p>
              </table:table-cell>
              <table:table-cell office:value-type="float" office:value="210.54">
                <text:p>210.54</text:p>
              </table:table-cell>
              <table:table-cell office:value-type="float" office:value="217.8">
                <text:p>217.8</text:p>
              </table:table-cell>
              <table:table-cell office:value-type="float" office:value="229.61">
                <text:p>229.61</text:p>
              </table:table-cell>
              <table:table-cell office:value-type="float" office:value="247.24">
                <text:p>247.24</text:p>
              </table:table-cell>
              <table:table-cell office:value-type="float" office:value="269.71">
                <text:p>269.71</text:p>
              </table:table-cell>
              <table:table-cell office:value-type="float" office:value="293.43">
                <text:p>293.43</text:p>
              </table:table-cell>
              <table:table-cell office:value-type="float" office:value="312.07">
                <text:p>312.07</text:p>
              </table:table-cell>
              <table:table-cell office:value-type="float" office:value="322.83">
                <text:p>322.83</text:p>
              </table:table-cell>
              <table:table-cell office:value-type="float" office:value="327.78">
                <text:p>327.78</text:p>
              </table:table-cell>
              <table:table-cell office:value-type="float" office:value="329.76">
                <text:p>329.76</text:p>
              </table:table-cell>
              <table:table-cell office:value-type="float" office:value="330.45">
                <text:p>330.45</text:p>
              </table:table-cell>
              <table:table-cell office:value-type="float" office:value="330.62">
                <text:p>330.62</text:p>
              </table:table-cell>
              <table:table-cell office:value-type="float" office:value="330.63">
                <text:p>330.63</text:p>
              </table:table-cell>
              <table:table-cell office:value-type="float" office:value="330.55">
                <text:p>330.55</text:p>
              </table:table-cell>
              <table:table-cell office:value-type="float" office:value="330.35">
                <text:p>330.35</text:p>
              </table:table-cell>
              <table:table-cell office:value-type="float" office:value="330.05">
                <text:p>330.05</text:p>
              </table:table-cell>
              <table:table-cell office:value-type="float" office:value="329.72">
                <text:p>329.72</text:p>
              </table:table-cell>
              <table:table-cell office:value-type="float" office:value="329.46">
                <text:p>329.46</text:p>
              </table:table-cell>
              <table:table-cell office:value-type="float" office:value="329.28">
                <text:p>329.28</text:p>
              </table:table-cell>
              <table:table-cell office:value-type="float" office:value="329.1">
                <text:p>329.1</text:p>
              </table:table-cell>
              <table:table-cell office:value-type="float" office:value="328.69">
                <text:p>328.69</text:p>
              </table:table-cell>
              <table:table-cell office:value-type="float" office:value="327.31">
                <text:p>327.31</text:p>
              </table:table-cell>
              <table:table-cell office:value-type="float" office:value="322.46">
                <text:p>322.46</text:p>
              </table:table-cell>
              <table:table-cell office:value-type="float" office:value="308.04">
                <text:p>308.04</text:p>
              </table:table-cell>
              <table:table-cell office:value-type="float" office:value="277.28">
                <text:p>277.28</text:p>
              </table:table-cell>
              <table:table-cell office:value-type="float" office:value="246.25">
                <text:p>246.25</text:p>
              </table:table-cell>
              <table:table-cell office:value-type="float" office:value="233.53">
                <text:p>233.53</text:p>
              </table:table-cell>
              <table:table-cell office:value-type="float" office:value="231.45">
                <text:p>231.45</text:p>
              </table:table-cell>
              <table:table-cell office:value-type="float" office:value="231.13">
                <text:p>231.13</text:p>
              </table:table-cell>
              <table:table-cell office:value-type="float" office:value="231.1">
                <text:p>231.1</text:p>
              </table:table-cell>
              <table:table-cell office:value-type="float" office:value="231.1">
                <text:p>231.1</text:p>
              </table:table-cell>
              <table:table-cell office:value-type="float" office:value="231.1">
                <text:p>231.1</text:p>
              </table:table-cell>
              <table:table-cell office:value-type="float" office:value="231.1">
                <text:p>231.1</text:p>
              </table:table-cell>
            </table:table-row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ocktube.J2:shocktube.DE2</svg:desc>
                </draw:g>
              </table:table-cell>
              <table:table-cell office:value-type="float" office:value="0.00307878787878788">
                <text:p>0.00307878787878788</text:p>
              </table:table-cell>
              <table:table-cell office:value-type="float" office:value="0.00615757575757576">
                <text:p>0.00615757575757576</text:p>
              </table:table-cell>
              <table:table-cell office:value-type="float" office:value="0.00923636363636364">
                <text:p>0.00923636363636364</text:p>
              </table:table-cell>
              <table:table-cell office:value-type="float" office:value="0.0123151515151515">
                <text:p>0.0123151515151515</text:p>
              </table:table-cell>
              <table:table-cell office:value-type="float" office:value="0.0153939393939394">
                <text:p>0.0153939393939394</text:p>
              </table:table-cell>
              <table:table-cell office:value-type="float" office:value="0.0184727272727273">
                <text:p>0.0184727272727273</text:p>
              </table:table-cell>
              <table:table-cell office:value-type="float" office:value="0.0215515151515152">
                <text:p>0.0215515151515152</text:p>
              </table:table-cell>
              <table:table-cell office:value-type="float" office:value="0.024630303030303">
                <text:p>0.024630303030303</text:p>
              </table:table-cell>
              <table:table-cell office:value-type="float" office:value="0.0277090909090909">
                <text:p>0.0277090909090909</text:p>
              </table:table-cell>
              <table:table-cell office:value-type="float" office:value="0.0307878787878788">
                <text:p>0.0307878787878788</text:p>
              </table:table-cell>
              <table:table-cell office:value-type="float" office:value="0.0338666666666667">
                <text:p>0.0338666666666667</text:p>
              </table:table-cell>
              <table:table-cell office:value-type="float" office:value="0.0369454545454546">
                <text:p>0.0369454545454546</text:p>
              </table:table-cell>
              <table:table-cell office:value-type="float" office:value="0.0400242424242424">
                <text:p>0.0400242424242424</text:p>
              </table:table-cell>
              <table:table-cell office:value-type="float" office:value="0.0431030303030303">
                <text:p>0.0431030303030303</text:p>
              </table:table-cell>
              <table:table-cell office:value-type="float" office:value="0.0461818181818182">
                <text:p>0.0461818181818182</text:p>
              </table:table-cell>
              <table:table-cell office:value-type="float" office:value="0.0492606060606061">
                <text:p>0.0492606060606061</text:p>
              </table:table-cell>
              <table:table-cell office:value-type="float" office:value="0.0523393939393939">
                <text:p>0.0523393939393939</text:p>
              </table:table-cell>
              <table:table-cell office:value-type="float" office:value="0.0554181818181818">
                <text:p>0.0554181818181818</text:p>
              </table:table-cell>
              <table:table-cell office:value-type="float" office:value="0.0584969696969697">
                <text:p>0.0584969696969697</text:p>
              </table:table-cell>
              <table:table-cell office:value-type="float" office:value="0.0615757575757576">
                <text:p>0.0615757575757576</text:p>
              </table:table-cell>
              <table:table-cell office:value-type="float" office:value="0.0646545454545455">
                <text:p>0.0646545454545455</text:p>
              </table:table-cell>
              <table:table-cell office:value-type="float" office:value="0.0677333333333333">
                <text:p>0.0677333333333333</text:p>
              </table:table-cell>
              <table:table-cell office:value-type="float" office:value="0.0708121212121212">
                <text:p>0.0708121212121212</text:p>
              </table:table-cell>
              <table:table-cell office:value-type="float" office:value="0.0738909090909091">
                <text:p>0.0738909090909091</text:p>
              </table:table-cell>
              <table:table-cell office:value-type="float" office:value="0.076969696969697">
                <text:p>0.076969696969697</text:p>
              </table:table-cell>
              <table:table-cell office:value-type="float" office:value="0.0800484848484849">
                <text:p>0.0800484848484849</text:p>
              </table:table-cell>
              <table:table-cell office:value-type="float" office:value="0.0831272727272727">
                <text:p>0.0831272727272727</text:p>
              </table:table-cell>
              <table:table-cell office:value-type="float" office:value="0.0862060606060606">
                <text:p>0.0862060606060606</text:p>
              </table:table-cell>
              <table:table-cell office:value-type="float" office:value="0.0892848484848485">
                <text:p>0.0892848484848485</text:p>
              </table:table-cell>
              <table:table-cell office:value-type="float" office:value="0.0923636363636364">
                <text:p>0.0923636363636364</text:p>
              </table:table-cell>
              <table:table-cell office:value-type="float" office:value="0.0954424242424243">
                <text:p>0.0954424242424243</text:p>
              </table:table-cell>
              <table:table-cell office:value-type="float" office:value="0.0985212121212121">
                <text:p>0.0985212121212121</text:p>
              </table:table-cell>
              <table:table-cell office:value-type="float" office:value="0.1016">
                <text:p>0.1016</text:p>
              </table:table-cell>
              <table:table-cell office:value-type="float" office:value="0.104678787878788">
                <text:p>0.104678787878788</text:p>
              </table:table-cell>
              <table:table-cell office:value-type="float" office:value="0.107757575757576">
                <text:p>0.107757575757576</text:p>
              </table:table-cell>
              <table:table-cell office:value-type="float" office:value="0.110836363636364">
                <text:p>0.110836363636364</text:p>
              </table:table-cell>
              <table:table-cell office:value-type="float" office:value="0.113915151515152">
                <text:p>0.113915151515152</text:p>
              </table:table-cell>
              <table:table-cell office:value-type="float" office:value="0.116993939393939">
                <text:p>0.116993939393939</text:p>
              </table:table-cell>
              <table:table-cell office:value-type="float" office:value="0.120072727272727">
                <text:p>0.120072727272727</text:p>
              </table:table-cell>
              <table:table-cell office:value-type="float" office:value="0.123151515151515">
                <text:p>0.123151515151515</text:p>
              </table:table-cell>
              <table:table-cell office:value-type="float" office:value="0.126230303030303">
                <text:p>0.126230303030303</text:p>
              </table:table-cell>
              <table:table-cell office:value-type="float" office:value="0.129309090909091">
                <text:p>0.129309090909091</text:p>
              </table:table-cell>
              <table:table-cell office:value-type="float" office:value="0.132387878787879">
                <text:p>0.132387878787879</text:p>
              </table:table-cell>
              <table:table-cell office:value-type="float" office:value="0.135466666666667">
                <text:p>0.135466666666667</text:p>
              </table:table-cell>
              <table:table-cell office:value-type="float" office:value="0.138545454545455">
                <text:p>0.138545454545455</text:p>
              </table:table-cell>
              <table:table-cell office:value-type="float" office:value="0.141624242424242">
                <text:p>0.141624242424242</text:p>
              </table:table-cell>
              <table:table-cell office:value-type="float" office:value="0.14470303030303">
                <text:p>0.14470303030303</text:p>
              </table:table-cell>
              <table:table-cell office:value-type="float" office:value="0.147781818181818">
                <text:p>0.147781818181818</text:p>
              </table:table-cell>
              <table:table-cell office:value-type="float" office:value="0.150860606060606">
                <text:p>0.150860606060606</text:p>
              </table:table-cell>
              <table:table-cell office:value-type="float" office:value="0.153939393939394">
                <text:p>0.153939393939394</text:p>
              </table:table-cell>
              <table:table-cell office:value-type="float" office:value="0.157018181818182">
                <text:p>0.157018181818182</text:p>
              </table:table-cell>
              <table:table-cell office:value-type="float" office:value="0.16009696969697">
                <text:p>0.16009696969697</text:p>
              </table:table-cell>
              <table:table-cell office:value-type="float" office:value="0.163175757575758">
                <text:p>0.163175757575758</text:p>
              </table:table-cell>
              <table:table-cell office:value-type="float" office:value="0.166254545454545">
                <text:p>0.166254545454545</text:p>
              </table:table-cell>
              <table:table-cell office:value-type="float" office:value="0.169333333333333">
                <text:p>0.169333333333333</text:p>
              </table:table-cell>
              <table:table-cell office:value-type="float" office:value="0.172412121212121">
                <text:p>0.172412121212121</text:p>
              </table:table-cell>
              <table:table-cell office:value-type="float" office:value="0.175490909090909">
                <text:p>0.175490909090909</text:p>
              </table:table-cell>
              <table:table-cell office:value-type="float" office:value="0.178569696969697">
                <text:p>0.178569696969697</text:p>
              </table:table-cell>
              <table:table-cell office:value-type="float" office:value="0.181648484848485">
                <text:p>0.181648484848485</text:p>
              </table:table-cell>
              <table:table-cell office:value-type="float" office:value="0.184727272727273">
                <text:p>0.184727272727273</text:p>
              </table:table-cell>
              <table:table-cell office:value-type="float" office:value="0.187806060606061">
                <text:p>0.187806060606061</text:p>
              </table:table-cell>
              <table:table-cell office:value-type="float" office:value="0.190884848484849">
                <text:p>0.190884848484849</text:p>
              </table:table-cell>
              <table:table-cell office:value-type="float" office:value="0.193963636363636">
                <text:p>0.193963636363636</text:p>
              </table:table-cell>
              <table:table-cell office:value-type="float" office:value="0.197042424242424">
                <text:p>0.197042424242424</text:p>
              </table:table-cell>
              <table:table-cell office:value-type="float" office:value="0.200121212121212">
                <text:p>0.200121212121212</text:p>
              </table:table-cell>
              <table:table-cell office:value-type="float" office:value="0.2032">
                <text:p>0.2032</text:p>
              </table:table-cell>
              <table:table-cell office:value-type="float" office:value="0.206278787878788">
                <text:p>0.206278787878788</text:p>
              </table:table-cell>
              <table:table-cell office:value-type="float" office:value="0.209357575757576">
                <text:p>0.209357575757576</text:p>
              </table:table-cell>
              <table:table-cell office:value-type="float" office:value="0.212436363636364">
                <text:p>0.212436363636364</text:p>
              </table:table-cell>
              <table:table-cell office:value-type="float" office:value="0.215515151515152">
                <text:p>0.215515151515152</text:p>
              </table:table-cell>
              <table:table-cell office:value-type="float" office:value="0.218593939393939">
                <text:p>0.218593939393939</text:p>
              </table:table-cell>
              <table:table-cell office:value-type="float" office:value="0.221672727272727">
                <text:p>0.221672727272727</text:p>
              </table:table-cell>
              <table:table-cell office:value-type="float" office:value="0.224751515151515">
                <text:p>0.224751515151515</text:p>
              </table:table-cell>
              <table:table-cell office:value-type="float" office:value="0.227830303030303">
                <text:p>0.227830303030303</text:p>
              </table:table-cell>
              <table:table-cell office:value-type="float" office:value="0.230909090909091">
                <text:p>0.230909090909091</text:p>
              </table:table-cell>
              <table:table-cell office:value-type="float" office:value="0.233987878787879">
                <text:p>0.233987878787879</text:p>
              </table:table-cell>
              <table:table-cell office:value-type="float" office:value="0.237066666666667">
                <text:p>0.237066666666667</text:p>
              </table:table-cell>
              <table:table-cell office:value-type="float" office:value="0.240145454545455">
                <text:p>0.240145454545455</text:p>
              </table:table-cell>
              <table:table-cell office:value-type="float" office:value="0.243224242424242">
                <text:p>0.243224242424242</text:p>
              </table:table-cell>
              <table:table-cell office:value-type="float" office:value="0.24630303030303">
                <text:p>0.24630303030303</text:p>
              </table:table-cell>
              <table:table-cell office:value-type="float" office:value="0.249381818181818">
                <text:p>0.249381818181818</text:p>
              </table:table-cell>
              <table:table-cell office:value-type="float" office:value="0.252460606060606">
                <text:p>0.252460606060606</text:p>
              </table:table-cell>
              <table:table-cell office:value-type="float" office:value="0.255539393939394">
                <text:p>0.255539393939394</text:p>
              </table:table-cell>
              <table:table-cell office:value-type="float" office:value="0.258618181818182">
                <text:p>0.258618181818182</text:p>
              </table:table-cell>
              <table:table-cell office:value-type="float" office:value="0.26169696969697">
                <text:p>0.26169696969697</text:p>
              </table:table-cell>
              <table:table-cell office:value-type="float" office:value="0.264775757575758">
                <text:p>0.264775757575758</text:p>
              </table:table-cell>
              <table:table-cell office:value-type="float" office:value="0.267854545454545">
                <text:p>0.267854545454545</text:p>
              </table:table-cell>
              <table:table-cell office:value-type="float" office:value="0.270933333333333">
                <text:p>0.270933333333333</text:p>
              </table:table-cell>
              <table:table-cell office:value-type="float" office:value="0.274012121212121">
                <text:p>0.274012121212121</text:p>
              </table:table-cell>
              <table:table-cell office:value-type="float" office:value="0.277090909090909">
                <text:p>0.277090909090909</text:p>
              </table:table-cell>
              <table:table-cell office:value-type="float" office:value="0.280169696969697">
                <text:p>0.280169696969697</text:p>
              </table:table-cell>
              <table:table-cell office:value-type="float" office:value="0.283248484848485">
                <text:p>0.283248484848485</text:p>
              </table:table-cell>
              <table:table-cell office:value-type="float" office:value="0.286327272727273">
                <text:p>0.286327272727273</text:p>
              </table:table-cell>
              <table:table-cell office:value-type="float" office:value="0.289406060606061">
                <text:p>0.289406060606061</text:p>
              </table:table-cell>
              <table:table-cell office:value-type="float" office:value="0.292484848484849">
                <text:p>0.292484848484849</text:p>
              </table:table-cell>
              <table:table-cell office:value-type="float" office:value="0.295563636363636">
                <text:p>0.295563636363636</text:p>
              </table:table-cell>
              <table:table-cell office:value-type="float" office:value="0.298642424242424">
                <text:p>0.298642424242424</text:p>
              </table:table-cell>
              <table:table-cell office:value-type="float" office:value="0.301721212121212">
                <text:p>0.301721212121212</text:p>
              </table:table-cell>
              <table:table-cell office:value-type="float" office:value="0.3048">
                <text:p>0.3048</text:p>
              </table:table-cell>
            </table:table-row>
            <table:table-row>
              <table:table-cell office:value-type="string">
                <text:p>Т_aналитич.</text:p>
                <draw:g>
                  <svg:desc>shocktube.I3:shocktube.I3</svg:desc>
                </draw:g>
              </table:table-cell>
              <table:table-cell office:value-type="float" office:value="288.89">
                <text:p>288.89</text:p>
                <draw:g>
                  <svg:desc>shocktube.J3:shocktube.DE3</svg:desc>
                </draw:g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307449506484">
                <text:p>288.307449506484</text:p>
              </table:table-cell>
              <table:table-cell office:value-type="float" office:value="284.840941032861">
                <text:p>284.840941032861</text:p>
              </table:table-cell>
              <table:table-cell office:value-type="float" office:value="281.395398841429">
                <text:p>281.395398841429</text:p>
              </table:table-cell>
              <table:table-cell office:value-type="float" office:value="277.97082293219">
                <text:p>277.97082293219</text:p>
              </table:table-cell>
              <table:table-cell office:value-type="float" office:value="274.567213305143">
                <text:p>274.567213305143</text:p>
              </table:table-cell>
              <table:table-cell office:value-type="float" office:value="271.184569960287">
                <text:p>271.184569960287</text:p>
              </table:table-cell>
              <table:table-cell office:value-type="float" office:value="267.822892897624">
                <text:p>267.822892897624</text:p>
              </table:table-cell>
              <table:table-cell office:value-type="float" office:value="264.482182117152">
                <text:p>264.482182117152</text:p>
              </table:table-cell>
              <table:table-cell office:value-type="float" office:value="261.162437618873">
                <text:p>261.162437618873</text:p>
              </table:table-cell>
              <table:table-cell office:value-type="float" office:value="257.863659402786">
                <text:p>257.863659402786</text:p>
              </table:table-cell>
              <table:table-cell office:value-type="float" office:value="254.58584746889">
                <text:p>254.58584746889</text:p>
              </table:table-cell>
              <table:table-cell office:value-type="float" office:value="251.329001817187">
                <text:p>251.329001817187</text:p>
              </table:table-cell>
              <table:table-cell office:value-type="float" office:value="248.093122447676">
                <text:p>248.093122447676</text:p>
              </table:table-cell>
              <table:table-cell office:value-type="float" office:value="244.878209360356">
                <text:p>244.878209360356</text:p>
              </table:table-cell>
              <table:table-cell office:value-type="float" office:value="241.684262555229">
                <text:p>241.684262555229</text:p>
              </table:table-cell>
              <table:table-cell office:value-type="float" office:value="238.511282032294">
                <text:p>238.511282032294</text:p>
              </table:table-cell>
              <table:table-cell office:value-type="float" office:value="235.359267791551">
                <text:p>235.359267791551</text:p>
              </table:table-cell>
              <table:table-cell office:value-type="float" office:value="232.228219833">
                <text:p>232.228219833</text:p>
              </table:table-cell>
              <table:table-cell office:value-type="float" office:value="229.11813815664">
                <text:p>229.11813815664</text:p>
              </table:table-cell>
              <table:table-cell office:value-type="float" office:value="226.029022762473">
                <text:p>226.029022762473</text:p>
              </table:table-cell>
              <table:table-cell office:value-type="float" office:value="222.960873650498">
                <text:p>222.960873650498</text:p>
              </table:table-cell>
              <table:table-cell office:value-type="float" office:value="219.913690820715">
                <text:p>219.913690820715</text:p>
              </table:table-cell>
              <table:table-cell office:value-type="float" office:value="216.887474273124">
                <text:p>216.887474273124</text:p>
              </table:table-cell>
              <table:table-cell office:value-type="float" office:value="213.882224007725">
                <text:p>213.882224007725</text:p>
              </table:table-cell>
              <table:table-cell office:value-type="float" office:value="210.897940024518">
                <text:p>210.897940024518</text:p>
              </table:table-cell>
              <table:table-cell office:value-type="float" office:value="207.934622323503">
                <text:p>207.934622323503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205.412495747709">
                <text:p>205.412495747709</text:p>
              </table:table-cell>
              <table:table-cell office:value-type="float" office:value="329.741226946627">
                <text:p>329.741226946627</text:p>
              </table:table-cell>
              <table:table-cell office:value-type="float" office:value="329.741226946627">
                <text:p>329.741226946627</text:p>
              </table:table-cell>
              <table:table-cell office:value-type="float" office:value="329.741226946627">
                <text:p>329.741226946627</text:p>
              </table:table-cell>
              <table:table-cell office:value-type="float" office:value="329.741226946627">
                <text:p>329.741226946627</text:p>
              </table:table-cell>
              <table:table-cell office:value-type="float" office:value="329.741226946627">
                <text:p>329.741226946627</text:p>
              </table:table-cell>
              <table:table-cell office:value-type="float" office:value="329.741226946627">
                <text:p>329.741226946627</text:p>
              </table:table-cell>
              <table:table-cell office:value-type="float" office:value="329.741226946627">
                <text:p>329.741226946627</text:p>
              </table:table-cell>
              <table:table-cell office:value-type="float" office:value="329.741226946627">
                <text:p>329.741226946627</text:p>
              </table:table-cell>
              <table:table-cell office:value-type="float" office:value="329.741226946627">
                <text:p>329.741226946627</text:p>
              </table:table-cell>
              <table:table-cell office:value-type="float" office:value="329.741226946627">
                <text:p>329.741226946627</text:p>
              </table:table-cell>
              <table:table-cell office:value-type="float" office:value="329.741226946627">
                <text:p>329.741226946627</text:p>
              </table:table-cell>
              <table:table-cell office:value-type="float" office:value="329.741226946627">
                <text:p>329.741226946627</text:p>
              </table:table-cell>
              <table:table-cell office:value-type="float" office:value="329.741226946627">
                <text:p>329.741226946627</text:p>
              </table:table-cell>
              <table:table-cell office:value-type="float" office:value="329.741226946627">
                <text:p>329.741226946627</text:p>
              </table:table-cell>
              <table:table-cell office:value-type="float" office:value="329.741226946627">
                <text:p>329.741226946627</text:p>
              </table:table-cell>
              <table:table-cell office:value-type="float" office:value="329.741226946627">
                <text:p>329.741226946627</text:p>
              </table:table-cell>
              <table:table-cell office:value-type="float" office:value="329.741226946627">
                <text:p>329.741226946627</text:p>
              </table:table-cell>
              <table:table-cell office:value-type="float" office:value="329.741226946627">
                <text:p>329.741226946627</text:p>
              </table:table-cell>
              <table:table-cell office:value-type="float" office:value="329.741226946627">
                <text:p>329.741226946627</text:p>
              </table:table-cell>
              <table:table-cell office:value-type="float" office:value="231.11">
                <text:p>231.11</text:p>
              </table:table-cell>
              <table:table-cell office:value-type="float" office:value="231.11">
                <text:p>231.11</text:p>
              </table:table-cell>
              <table:table-cell office:value-type="float" office:value="231.11">
                <text:p>231.11</text:p>
              </table:table-cell>
              <table:table-cell office:value-type="float" office:value="231.11">
                <text:p>231.11</text:p>
              </table:table-cell>
              <table:table-cell office:value-type="float" office:value="231.11">
                <text:p>231.11</text:p>
              </table:table-cell>
              <table:table-cell office:value-type="float" office:value="231.11">
                <text:p>231.11</text:p>
              </table:table-cell>
              <table:table-cell office:value-type="float" office:value="231.11">
                <text:p>231.11</text:p>
              </table:table-cell>
              <table:table-cell office:value-type="float" office:value="231.11">
                <text:p>231.11</text:p>
              </table:table-cell>
              <table:table-cell office:value-type="float" office:value="231.11">
                <text:p>231.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Windows_x86 LibreOffice_project/48d50dbfc06349262c9d50868e5c1f630a573eb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cm" svg:height="9.007cm" xlink:href=".." xlink:type="simple" chart:class="chart:scatter" chart:row-mapping="0" chart:style-name="ch1">
        <chart:legend chart:legend-position="end" svg:x="13.154cm" svg:y="3.955cm" style:legend-expansion="high" chart:style-name="ch2"/>
        <chart:plot-area chart:style-name="ch3" table:cell-range-address="shocktube.E2:shocktube.E102 shocktube.B1:shocktube.B102 shocktube.I4:shocktube.DE4" chart:data-source-has-labels="column" svg:x="1.33cm" svg:y="0.18cm" svg:width="11.505cm" svg:height="7.666cm">
          <chartooo:coordinate-region svg:x="2.137cm" svg:y="0.38cm" svg:width="10.366cm" svg:height="6.819cm"/>
          <chart:axis chart:dimension="x" chart:name="primary-x" chart:style-name="ch4">
            <chart:title svg:x="6.773cm" svg:y="8.026cm" chart:style-name="ch5">
              <text:p>Х,м</text:p>
            </chart:title>
          </chart:axis>
          <chart:axis chart:dimension="y" chart:name="primary-y" chart:style-name="ch4">
            <chart:title svg:x="0.451cm" svg:y="4.507cm" chart:style-name="ch6">
              <text:p>U, м/с</text:p>
            </chart:title>
            <chart:grid chart:style-name="ch7" chart:class="major"/>
          </chart:axis>
          <chart:series chart:style-name="ch8" chart:values-cell-range-address="shocktube.B2:shocktube.B102" chart:label-cell-address="shocktube.B1:shocktube.B1" chart:class="chart:scatter">
            <chart:domain table:cell-range-address="shocktube.E2:shocktube.E102"/>
            <chart:data-point chart:repeated="101"/>
          </chart:series>
          <chart:series chart:style-name="ch9" chart:values-cell-range-address="shocktube.J4:shocktube.DE4" chart:label-cell-address="shocktube.I4:shocktube.I4" chart:class="chart:scatter">
            <chart:domain table:cell-range-address="shocktube.J2:shocktube.DE2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</table:table-row>
          </table:table-header-rows>
          <table:table-rows>
            <table:table-row>
              <table:table-cell office:value-type="string">
                <text:p>Столбец E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ocktube.E2:shocktube.E102</svg:desc>
                </draw:g>
              </table:table-cell>
              <table:table-cell office:value-type="float" office:value="0.00305">
                <text:p>0.00305</text:p>
              </table:table-cell>
              <table:table-cell office:value-type="float" office:value="0.0061">
                <text:p>0.0061</text:p>
              </table:table-cell>
              <table:table-cell office:value-type="float" office:value="0.00915">
                <text:p>0.00915</text:p>
              </table:table-cell>
              <table:table-cell office:value-type="float" office:value="0.0122">
                <text:p>0.0122</text:p>
              </table:table-cell>
              <table:table-cell office:value-type="float" office:value="0.01525">
                <text:p>0.01525</text:p>
              </table:table-cell>
              <table:table-cell office:value-type="float" office:value="0.0183">
                <text:p>0.0183</text:p>
              </table:table-cell>
              <table:table-cell office:value-type="float" office:value="0.02135">
                <text:p>0.02135</text:p>
              </table:table-cell>
              <table:table-cell office:value-type="float" office:value="0.0244">
                <text:p>0.0244</text:p>
              </table:table-cell>
              <table:table-cell office:value-type="float" office:value="0.02745">
                <text:p>0.02745</text:p>
              </table:table-cell>
              <table:table-cell office:value-type="float" office:value="0.0305">
                <text:p>0.0305</text:p>
              </table:table-cell>
              <table:table-cell office:value-type="float" office:value="0.03355">
                <text:p>0.03355</text:p>
              </table:table-cell>
              <table:table-cell office:value-type="float" office:value="0.0366">
                <text:p>0.0366</text:p>
              </table:table-cell>
              <table:table-cell office:value-type="float" office:value="0.03965">
                <text:p>0.03965</text:p>
              </table:table-cell>
              <table:table-cell office:value-type="float" office:value="0.0427">
                <text:p>0.0427</text:p>
              </table:table-cell>
              <table:table-cell office:value-type="float" office:value="0.04575">
                <text:p>0.04575</text:p>
              </table:table-cell>
              <table:table-cell office:value-type="float" office:value="0.0488">
                <text:p>0.0488</text:p>
              </table:table-cell>
              <table:table-cell office:value-type="float" office:value="0.05185">
                <text:p>0.05185</text:p>
              </table:table-cell>
              <table:table-cell office:value-type="float" office:value="0.0549">
                <text:p>0.0549</text:p>
              </table:table-cell>
              <table:table-cell office:value-type="float" office:value="0.05795">
                <text:p>0.05795</text:p>
              </table:table-cell>
              <table:table-cell office:value-type="float" office:value="0.061">
                <text:p>0.061</text:p>
              </table:table-cell>
              <table:table-cell office:value-type="float" office:value="0.06405">
                <text:p>0.06405</text:p>
              </table:table-cell>
              <table:table-cell office:value-type="float" office:value="0.0671">
                <text:p>0.0671</text:p>
              </table:table-cell>
              <table:table-cell office:value-type="float" office:value="0.07015">
                <text:p>0.07015</text:p>
              </table:table-cell>
              <table:table-cell office:value-type="float" office:value="0.0732">
                <text:p>0.0732</text:p>
              </table:table-cell>
              <table:table-cell office:value-type="float" office:value="0.07625">
                <text:p>0.07625</text:p>
              </table:table-cell>
              <table:table-cell office:value-type="float" office:value="0.0793">
                <text:p>0.0793</text:p>
              </table:table-cell>
              <table:table-cell office:value-type="float" office:value="0.08235">
                <text:p>0.08235</text:p>
              </table:table-cell>
              <table:table-cell office:value-type="float" office:value="0.0854">
                <text:p>0.0854</text:p>
              </table:table-cell>
              <table:table-cell office:value-type="float" office:value="0.08845">
                <text:p>0.08845</text:p>
              </table:table-cell>
              <table:table-cell office:value-type="float" office:value="0.0915">
                <text:p>0.0915</text:p>
              </table:table-cell>
              <table:table-cell office:value-type="float" office:value="0.09455">
                <text:p>0.09455</text:p>
              </table:table-cell>
              <table:table-cell office:value-type="float" office:value="0.0976">
                <text:p>0.0976</text:p>
              </table:table-cell>
              <table:table-cell office:value-type="float" office:value="0.10065">
                <text:p>0.10065</text:p>
              </table:table-cell>
              <table:table-cell office:value-type="float" office:value="0.1037">
                <text:p>0.1037</text:p>
              </table:table-cell>
              <table:table-cell office:value-type="float" office:value="0.10675">
                <text:p>0.10675</text:p>
              </table:table-cell>
              <table:table-cell office:value-type="float" office:value="0.1098">
                <text:p>0.1098</text:p>
              </table:table-cell>
              <table:table-cell office:value-type="float" office:value="0.11285">
                <text:p>0.11285</text:p>
              </table:table-cell>
              <table:table-cell office:value-type="float" office:value="0.1159">
                <text:p>0.1159</text:p>
              </table:table-cell>
              <table:table-cell office:value-type="float" office:value="0.11895">
                <text:p>0.11895</text:p>
              </table:table-cell>
              <table:table-cell office:value-type="float" office:value="0.122">
                <text:p>0.122</text:p>
              </table:table-cell>
              <table:table-cell office:value-type="float" office:value="0.12505">
                <text:p>0.12505</text:p>
              </table:table-cell>
              <table:table-cell office:value-type="float" office:value="0.1281">
                <text:p>0.1281</text:p>
              </table:table-cell>
              <table:table-cell office:value-type="float" office:value="0.13115">
                <text:p>0.13115</text:p>
              </table:table-cell>
              <table:table-cell office:value-type="float" office:value="0.1342">
                <text:p>0.1342</text:p>
              </table:table-cell>
              <table:table-cell office:value-type="float" office:value="0.13725">
                <text:p>0.13725</text:p>
              </table:table-cell>
              <table:table-cell office:value-type="float" office:value="0.1403">
                <text:p>0.1403</text:p>
              </table:table-cell>
              <table:table-cell office:value-type="float" office:value="0.14335">
                <text:p>0.14335</text:p>
              </table:table-cell>
              <table:table-cell office:value-type="float" office:value="0.1464">
                <text:p>0.1464</text:p>
              </table:table-cell>
              <table:table-cell office:value-type="float" office:value="0.14945">
                <text:p>0.14945</text:p>
              </table:table-cell>
              <table:table-cell office:value-type="float" office:value="0.1525">
                <text:p>0.1525</text:p>
              </table:table-cell>
              <table:table-cell office:value-type="float" office:value="0.15555">
                <text:p>0.15555</text:p>
              </table:table-cell>
              <table:table-cell office:value-type="float" office:value="0.1586">
                <text:p>0.1586</text:p>
              </table:table-cell>
              <table:table-cell office:value-type="float" office:value="0.16165">
                <text:p>0.16165</text:p>
              </table:table-cell>
              <table:table-cell office:value-type="float" office:value="0.1647">
                <text:p>0.1647</text:p>
              </table:table-cell>
              <table:table-cell office:value-type="float" office:value="0.16775">
                <text:p>0.16775</text:p>
              </table:table-cell>
              <table:table-cell office:value-type="float" office:value="0.1708">
                <text:p>0.1708</text:p>
              </table:table-cell>
              <table:table-cell office:value-type="float" office:value="0.17385">
                <text:p>0.17385</text:p>
              </table:table-cell>
              <table:table-cell office:value-type="float" office:value="0.1769">
                <text:p>0.1769</text:p>
              </table:table-cell>
              <table:table-cell office:value-type="float" office:value="0.17995">
                <text:p>0.17995</text:p>
              </table:table-cell>
              <table:table-cell office:value-type="float" office:value="0.183">
                <text:p>0.183</text:p>
              </table:table-cell>
              <table:table-cell office:value-type="float" office:value="0.18605">
                <text:p>0.18605</text:p>
              </table:table-cell>
              <table:table-cell office:value-type="float" office:value="0.1891">
                <text:p>0.1891</text:p>
              </table:table-cell>
              <table:table-cell office:value-type="float" office:value="0.19215">
                <text:p>0.19215</text:p>
              </table:table-cell>
              <table:table-cell office:value-type="float" office:value="0.1952">
                <text:p>0.1952</text:p>
              </table:table-cell>
              <table:table-cell office:value-type="float" office:value="0.19825">
                <text:p>0.19825</text:p>
              </table:table-cell>
              <table:table-cell office:value-type="float" office:value="0.2013">
                <text:p>0.2013</text:p>
              </table:table-cell>
              <table:table-cell office:value-type="float" office:value="0.20435">
                <text:p>0.20435</text:p>
              </table:table-cell>
              <table:table-cell office:value-type="float" office:value="0.2074">
                <text:p>0.2074</text:p>
              </table:table-cell>
              <table:table-cell office:value-type="float" office:value="0.21045">
                <text:p>0.21045</text:p>
              </table:table-cell>
              <table:table-cell office:value-type="float" office:value="0.2135">
                <text:p>0.2135</text:p>
              </table:table-cell>
              <table:table-cell office:value-type="float" office:value="0.21655">
                <text:p>0.21655</text:p>
              </table:table-cell>
              <table:table-cell office:value-type="float" office:value="0.2196">
                <text:p>0.2196</text:p>
              </table:table-cell>
              <table:table-cell office:value-type="float" office:value="0.22265">
                <text:p>0.22265</text:p>
              </table:table-cell>
              <table:table-cell office:value-type="float" office:value="0.2257">
                <text:p>0.2257</text:p>
              </table:table-cell>
              <table:table-cell office:value-type="float" office:value="0.22875">
                <text:p>0.22875</text:p>
              </table:table-cell>
              <table:table-cell office:value-type="float" office:value="0.2318">
                <text:p>0.2318</text:p>
              </table:table-cell>
              <table:table-cell office:value-type="float" office:value="0.23485">
                <text:p>0.23485</text:p>
              </table:table-cell>
              <table:table-cell office:value-type="float" office:value="0.2379">
                <text:p>0.2379</text:p>
              </table:table-cell>
              <table:table-cell office:value-type="float" office:value="0.24095">
                <text:p>0.24095</text:p>
              </table:table-cell>
              <table:table-cell office:value-type="float" office:value="0.244">
                <text:p>0.244</text:p>
              </table:table-cell>
              <table:table-cell office:value-type="float" office:value="0.24705">
                <text:p>0.24705</text:p>
              </table:table-cell>
              <table:table-cell office:value-type="float" office:value="0.2501">
                <text:p>0.2501</text:p>
              </table:table-cell>
              <table:table-cell office:value-type="float" office:value="0.25315">
                <text:p>0.25315</text:p>
              </table:table-cell>
              <table:table-cell office:value-type="float" office:value="0.2562">
                <text:p>0.2562</text:p>
              </table:table-cell>
              <table:table-cell office:value-type="float" office:value="0.25925">
                <text:p>0.25925</text:p>
              </table:table-cell>
              <table:table-cell office:value-type="float" office:value="0.2623">
                <text:p>0.2623</text:p>
              </table:table-cell>
              <table:table-cell office:value-type="float" office:value="0.26535">
                <text:p>0.26535</text:p>
              </table:table-cell>
              <table:table-cell office:value-type="float" office:value="0.2684">
                <text:p>0.2684</text:p>
              </table:table-cell>
              <table:table-cell office:value-type="float" office:value="0.27145">
                <text:p>0.27145</text:p>
              </table:table-cell>
              <table:table-cell office:value-type="float" office:value="0.2745">
                <text:p>0.2745</text:p>
              </table:table-cell>
              <table:table-cell office:value-type="float" office:value="0.27755">
                <text:p>0.27755</text:p>
              </table:table-cell>
              <table:table-cell office:value-type="float" office:value="0.2806">
                <text:p>0.2806</text:p>
              </table:table-cell>
              <table:table-cell office:value-type="float" office:value="0.28365">
                <text:p>0.28365</text:p>
              </table:table-cell>
              <table:table-cell office:value-type="float" office:value="0.2867">
                <text:p>0.2867</text:p>
              </table:table-cell>
              <table:table-cell office:value-type="float" office:value="0.28975">
                <text:p>0.28975</text:p>
              </table:table-cell>
              <table:table-cell office:value-type="float" office:value="0.2928">
                <text:p>0.2928</text:p>
              </table:table-cell>
              <table:table-cell office:value-type="float" office:value="0.29585">
                <text:p>0.29585</text:p>
              </table:table-cell>
              <table:table-cell office:value-type="float" office:value="0.2989">
                <text:p>0.2989</text:p>
              </table:table-cell>
              <table:table-cell office:value-type="float" office:value="0.30195">
                <text:p>0.30195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U_расчет</text:p>
                <draw:g>
                  <svg:desc>shocktube.B1:shocktube.B1</svg:desc>
                </draw:g>
              </table:table-cell>
              <table:table-cell office:value-type="float" office:value="0.00000000005047">
                <text:p>0.00000000005047</text:p>
                <draw:g>
                  <svg:desc>shocktube.B2:shocktube.B102</svg:desc>
                </draw:g>
              </table:table-cell>
              <table:table-cell office:value-type="float" office:value="0.00000000019079">
                <text:p>0.00000000019079</text:p>
              </table:table-cell>
              <table:table-cell office:value-type="float" office:value="0.00000000086454">
                <text:p>0.00000000086454</text:p>
              </table:table-cell>
              <table:table-cell office:value-type="float" office:value="0.0000000038864">
                <text:p>0.0000000038864</text:p>
              </table:table-cell>
              <table:table-cell office:value-type="float" office:value="0.000000016515">
                <text:p>0.000000016515</text:p>
              </table:table-cell>
              <table:table-cell office:value-type="float" office:value="0.000000069606">
                <text:p>0.000000069606</text:p>
              </table:table-cell>
              <table:table-cell office:value-type="float" office:value="0.00000028652">
                <text:p>0.00000028652</text:p>
              </table:table-cell>
              <table:table-cell office:value-type="float" office:value="0.0000011508">
                <text:p>0.0000011508</text:p>
              </table:table-cell>
              <table:table-cell office:value-type="float" office:value="0.0000045142">
                <text:p>0.0000045142</text:p>
              </table:table-cell>
              <table:table-cell office:value-type="float" office:value="0.000017256">
                <text:p>0.000017256</text:p>
              </table:table-cell>
              <table:table-cell office:value-type="float" office:value="0.000064257">
                <text:p>0.000064257</text:p>
              </table:table-cell>
              <table:table-cell office:value-type="float" office:value="0.00023276">
                <text:p>0.00023276</text:p>
              </table:table-cell>
              <table:table-cell office:value-type="float" office:value="0.00081923">
                <text:p>0.00081923</text:p>
              </table:table-cell>
              <table:table-cell office:value-type="float" office:value="0.0027973">
                <text:p>0.0027973</text:p>
              </table:table-cell>
              <table:table-cell office:value-type="float" office:value="0.0092507">
                <text:p>0.0092507</text:p>
              </table:table-cell>
              <table:table-cell office:value-type="float" office:value="0.029558">
                <text:p>0.029558</text:p>
              </table:table-cell>
              <table:table-cell office:value-type="float" office:value="0.090896">
                <text:p>0.090896</text:p>
              </table:table-cell>
              <table:table-cell office:value-type="float" office:value="0.26663">
                <text:p>0.26663</text:p>
              </table:table-cell>
              <table:table-cell office:value-type="float" office:value="0.72545">
                <text:p>0.7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22">
                <text:p>6.622</text:p>
              </table:table-cell>
              <table:table-cell office:value-type="float" office:value="NaN">
                <text:p>NaN</text:p>
              </table:table-cell>
              <table:table-cell office:value-type="float" office:value="17.245">
                <text:p>17.245</text:p>
              </table:table-cell>
              <table:table-cell office:value-type="float" office:value="24.584">
                <text:p>24.584</text:p>
              </table:table-cell>
              <table:table-cell office:value-type="float" office:value="32.82">
                <text:p>32.82</text:p>
              </table:table-cell>
              <table:table-cell office:value-type="float" office:value="41.642">
                <text:p>41.642</text:p>
              </table:table-cell>
              <table:table-cell office:value-type="float" office:value="50.838">
                <text:p>50.838</text:p>
              </table:table-cell>
              <table:table-cell office:value-type="float" office:value="60.279">
                <text:p>60.279</text:p>
              </table:table-cell>
              <table:table-cell office:value-type="float" office:value="69.881">
                <text:p>69.881</text:p>
              </table:table-cell>
              <table:table-cell office:value-type="float" office:value="79.592">
                <text:p>79.592</text:p>
              </table:table-cell>
              <table:table-cell office:value-type="float" office:value="89.375">
                <text:p>89.375</text:p>
              </table:table-cell>
              <table:table-cell office:value-type="float" office:value="99.202">
                <text:p>99.202</text:p>
              </table:table-cell>
              <table:table-cell office:value-type="float" office:value="109.05">
                <text:p>109.05</text:p>
              </table:table-cell>
              <table:table-cell office:value-type="float" office:value="118.91">
                <text:p>118.91</text:p>
              </table:table-cell>
              <table:table-cell office:value-type="float" office:value="128.76">
                <text:p>128.76</text:p>
              </table:table-cell>
              <table:table-cell office:value-type="float" office:value="138.59">
                <text:p>138.59</text:p>
              </table:table-cell>
              <table:table-cell office:value-type="float" office:value="148.39">
                <text:p>148.39</text:p>
              </table:table-cell>
              <table:table-cell office:value-type="float" office:value="158.15">
                <text:p>158.15</text:p>
              </table:table-cell>
              <table:table-cell office:value-type="float" office:value="167.86">
                <text:p>167.86</text:p>
              </table:table-cell>
              <table:table-cell office:value-type="float" office:value="177.52">
                <text:p>177.52</text:p>
              </table:table-cell>
              <table:table-cell office:value-type="float" office:value="187.13">
                <text:p>187.13</text:p>
              </table:table-cell>
              <table:table-cell office:value-type="float" office:value="196.69">
                <text:p>196.69</text:p>
              </table:table-cell>
              <table:table-cell office:value-type="float" office:value="206.23">
                <text:p>206.23</text:p>
              </table:table-cell>
              <table:table-cell office:value-type="float" office:value="215.78">
                <text:p>215.78</text:p>
              </table:table-cell>
              <table:table-cell office:value-type="float" office:value="225.37">
                <text:p>225.37</text:p>
              </table:table-cell>
              <table:table-cell office:value-type="float" office:value="235.03">
                <text:p>235.03</text:p>
              </table:table-cell>
              <table:table-cell office:value-type="float" office:value="244.67">
                <text:p>244.67</text:p>
              </table:table-cell>
              <table:table-cell office:value-type="float" office:value="253.84">
                <text:p>253.84</text:p>
              </table:table-cell>
              <table:table-cell office:value-type="float" office:value="261.59">
                <text:p>261.59</text:p>
              </table:table-cell>
              <table:table-cell office:value-type="float" office:value="266.66">
                <text:p>266.66</text:p>
              </table:table-cell>
              <table:table-cell office:value-type="float" office:value="268.73">
                <text:p>268.73</text:p>
              </table:table-cell>
              <table:table-cell office:value-type="float" office:value="268.31">
                <text:p>268.31</text:p>
              </table:table-cell>
              <table:table-cell office:value-type="float" office:value="267.09">
                <text:p>267.09</text:p>
              </table:table-cell>
              <table:table-cell office:value-type="float" office:value="266.6">
                <text:p>266.6</text:p>
              </table:table-cell>
              <table:table-cell office:value-type="float" office:value="266.8">
                <text:p>266.8</text:p>
              </table:table-cell>
              <table:table-cell office:value-type="float" office:value="267.04">
                <text:p>267.04</text:p>
              </table:table-cell>
              <table:table-cell office:value-type="float" office:value="267.13">
                <text:p>267.13</text:p>
              </table:table-cell>
              <table:table-cell office:value-type="float" office:value="267.17">
                <text:p>267.17</text:p>
              </table:table-cell>
              <table:table-cell office:value-type="float" office:value="267.21">
                <text:p>267.21</text:p>
              </table:table-cell>
              <table:table-cell office:value-type="float" office:value="267.19">
                <text:p>267.19</text:p>
              </table:table-cell>
              <table:table-cell office:value-type="float" office:value="267.28">
                <text:p>267.28</text:p>
              </table:table-cell>
              <table:table-cell office:value-type="float" office:value="267.14">
                <text:p>267.14</text:p>
              </table:table-cell>
              <table:table-cell office:value-type="float" office:value="267">
                <text:p>267</text:p>
              </table:table-cell>
              <table:table-cell office:value-type="float" office:value="266.73">
                <text:p>266.73</text:p>
              </table:table-cell>
              <table:table-cell office:value-type="float" office:value="266.73">
                <text:p>266.73</text:p>
              </table:table-cell>
              <table:table-cell office:value-type="float" office:value="266.05">
                <text:p>266.05</text:p>
              </table:table-cell>
              <table:table-cell office:value-type="float" office:value="266.3">
                <text:p>266.3</text:p>
              </table:table-cell>
              <table:table-cell office:value-type="float" office:value="265.82">
                <text:p>265.82</text:p>
              </table:table-cell>
              <table:table-cell office:value-type="float" office:value="265.8">
                <text:p>265.8</text:p>
              </table:table-cell>
              <table:table-cell office:value-type="float" office:value="266.83">
                <text:p>266.83</text:p>
              </table:table-cell>
              <table:table-cell office:value-type="float" office:value="266.69">
                <text:p>266.69</text:p>
              </table:table-cell>
              <table:table-cell office:value-type="float" office:value="267.27">
                <text:p>267.27</text:p>
              </table:table-cell>
              <table:table-cell office:value-type="float" office:value="267.02">
                <text:p>267.02</text:p>
              </table:table-cell>
              <table:table-cell office:value-type="float" office:value="266.85">
                <text:p>266.85</text:p>
              </table:table-cell>
              <table:table-cell office:value-type="float" office:value="266.8">
                <text:p>266.8</text:p>
              </table:table-cell>
              <table:table-cell office:value-type="float" office:value="266.81">
                <text:p>266.81</text:p>
              </table:table-cell>
              <table:table-cell office:value-type="float" office:value="266.81">
                <text:p>266.81</text:p>
              </table:table-cell>
              <table:table-cell office:value-type="float" office:value="266.8">
                <text:p>266.8</text:p>
              </table:table-cell>
              <table:table-cell office:value-type="float" office:value="266.77">
                <text:p>266.77</text:p>
              </table:table-cell>
              <table:table-cell office:value-type="float" office:value="266.74">
                <text:p>266.74</text:p>
              </table:table-cell>
              <table:table-cell office:value-type="float" office:value="266.71">
                <text:p>266.71</text:p>
              </table:table-cell>
              <table:table-cell office:value-type="float" office:value="266.67">
                <text:p>266.67</text:p>
              </table:table-cell>
              <table:table-cell office:value-type="float" office:value="266.62">
                <text:p>266.62</text:p>
              </table:table-cell>
              <table:table-cell office:value-type="float" office:value="266.57">
                <text:p>266.57</text:p>
              </table:table-cell>
              <table:table-cell office:value-type="float" office:value="266.5">
                <text:p>266.5</text:p>
              </table:table-cell>
              <table:table-cell office:value-type="float" office:value="266.34">
                <text:p>266.34</text:p>
              </table:table-cell>
              <table:table-cell office:value-type="float" office:value="265.92">
                <text:p>265.92</text:p>
              </table:table-cell>
              <table:table-cell office:value-type="float" office:value="264.62">
                <text:p>264.62</text:p>
              </table:table-cell>
              <table:table-cell office:value-type="float" office:value="260.28">
                <text:p>260.28</text:p>
              </table:table-cell>
              <table:table-cell office:value-type="float" office:value="245.75">
                <text:p>245.75</text:p>
              </table:table-cell>
              <table:table-cell office:value-type="float" office:value="201.27">
                <text:p>201.27</text:p>
              </table:table-cell>
              <table:table-cell office:value-type="float" office:value="112.76">
                <text:p>112.76</text:p>
              </table:table-cell>
              <table:table-cell office:value-type="float" office:value="33.542">
                <text:p>33.542</text:p>
              </table:table-cell>
              <table:table-cell office:value-type="float" office:value="NaN">
                <text:p>NaN</text:p>
              </table:table-cell>
              <table:table-cell office:value-type="float" office:value="0.79355">
                <text:p>0.79355</text:p>
              </table:table-cell>
              <table:table-cell office:value-type="float" office:value="0.082554">
                <text:p>0.082554</text:p>
              </table:table-cell>
              <table:table-cell office:value-type="float" office:value="0.0083879">
                <text:p>0.0083879</text:p>
              </table:table-cell>
              <table:table-cell office:value-type="float" office:value="0.00088711">
                <text:p>0.00088711</text:p>
              </table:table-cell>
              <table:table-cell office:value-type="float" office:value="0.000092249">
                <text:p>0.000092249</text:p>
              </table:table-cell>
              <table:table-cell office:value-type="float" office:value="0.000012344">
                <text:p>0.000012344</text:p>
              </table:table-cell>
            </table:table-row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ocktube.J2:shocktube.DE2</svg:desc>
                </draw:g>
              </table:table-cell>
              <table:table-cell office:value-type="float" office:value="0.00307878787878788">
                <text:p>0.00307878787878788</text:p>
              </table:table-cell>
              <table:table-cell office:value-type="float" office:value="0.00615757575757576">
                <text:p>0.00615757575757576</text:p>
              </table:table-cell>
              <table:table-cell office:value-type="float" office:value="0.00923636363636364">
                <text:p>0.00923636363636364</text:p>
              </table:table-cell>
              <table:table-cell office:value-type="float" office:value="0.0123151515151515">
                <text:p>0.0123151515151515</text:p>
              </table:table-cell>
              <table:table-cell office:value-type="float" office:value="0.0153939393939394">
                <text:p>0.0153939393939394</text:p>
              </table:table-cell>
              <table:table-cell office:value-type="float" office:value="0.0184727272727273">
                <text:p>0.0184727272727273</text:p>
              </table:table-cell>
              <table:table-cell office:value-type="float" office:value="0.0215515151515152">
                <text:p>0.0215515151515152</text:p>
              </table:table-cell>
              <table:table-cell office:value-type="float" office:value="0.024630303030303">
                <text:p>0.024630303030303</text:p>
              </table:table-cell>
              <table:table-cell office:value-type="float" office:value="0.0277090909090909">
                <text:p>0.0277090909090909</text:p>
              </table:table-cell>
              <table:table-cell office:value-type="float" office:value="0.0307878787878788">
                <text:p>0.0307878787878788</text:p>
              </table:table-cell>
              <table:table-cell office:value-type="float" office:value="0.0338666666666667">
                <text:p>0.0338666666666667</text:p>
              </table:table-cell>
              <table:table-cell office:value-type="float" office:value="0.0369454545454546">
                <text:p>0.0369454545454546</text:p>
              </table:table-cell>
              <table:table-cell office:value-type="float" office:value="0.0400242424242424">
                <text:p>0.0400242424242424</text:p>
              </table:table-cell>
              <table:table-cell office:value-type="float" office:value="0.0431030303030303">
                <text:p>0.0431030303030303</text:p>
              </table:table-cell>
              <table:table-cell office:value-type="float" office:value="0.0461818181818182">
                <text:p>0.0461818181818182</text:p>
              </table:table-cell>
              <table:table-cell office:value-type="float" office:value="0.0492606060606061">
                <text:p>0.0492606060606061</text:p>
              </table:table-cell>
              <table:table-cell office:value-type="float" office:value="0.0523393939393939">
                <text:p>0.0523393939393939</text:p>
              </table:table-cell>
              <table:table-cell office:value-type="float" office:value="0.0554181818181818">
                <text:p>0.0554181818181818</text:p>
              </table:table-cell>
              <table:table-cell office:value-type="float" office:value="0.0584969696969697">
                <text:p>0.0584969696969697</text:p>
              </table:table-cell>
              <table:table-cell office:value-type="float" office:value="0.0615757575757576">
                <text:p>0.0615757575757576</text:p>
              </table:table-cell>
              <table:table-cell office:value-type="float" office:value="0.0646545454545455">
                <text:p>0.0646545454545455</text:p>
              </table:table-cell>
              <table:table-cell office:value-type="float" office:value="0.0677333333333333">
                <text:p>0.0677333333333333</text:p>
              </table:table-cell>
              <table:table-cell office:value-type="float" office:value="0.0708121212121212">
                <text:p>0.0708121212121212</text:p>
              </table:table-cell>
              <table:table-cell office:value-type="float" office:value="0.0738909090909091">
                <text:p>0.0738909090909091</text:p>
              </table:table-cell>
              <table:table-cell office:value-type="float" office:value="0.076969696969697">
                <text:p>0.076969696969697</text:p>
              </table:table-cell>
              <table:table-cell office:value-type="float" office:value="0.0800484848484849">
                <text:p>0.0800484848484849</text:p>
              </table:table-cell>
              <table:table-cell office:value-type="float" office:value="0.0831272727272727">
                <text:p>0.0831272727272727</text:p>
              </table:table-cell>
              <table:table-cell office:value-type="float" office:value="0.0862060606060606">
                <text:p>0.0862060606060606</text:p>
              </table:table-cell>
              <table:table-cell office:value-type="float" office:value="0.0892848484848485">
                <text:p>0.0892848484848485</text:p>
              </table:table-cell>
              <table:table-cell office:value-type="float" office:value="0.0923636363636364">
                <text:p>0.0923636363636364</text:p>
              </table:table-cell>
              <table:table-cell office:value-type="float" office:value="0.0954424242424243">
                <text:p>0.0954424242424243</text:p>
              </table:table-cell>
              <table:table-cell office:value-type="float" office:value="0.0985212121212121">
                <text:p>0.0985212121212121</text:p>
              </table:table-cell>
              <table:table-cell office:value-type="float" office:value="0.1016">
                <text:p>0.1016</text:p>
              </table:table-cell>
              <table:table-cell office:value-type="float" office:value="0.104678787878788">
                <text:p>0.104678787878788</text:p>
              </table:table-cell>
              <table:table-cell office:value-type="float" office:value="0.107757575757576">
                <text:p>0.107757575757576</text:p>
              </table:table-cell>
              <table:table-cell office:value-type="float" office:value="0.110836363636364">
                <text:p>0.110836363636364</text:p>
              </table:table-cell>
              <table:table-cell office:value-type="float" office:value="0.113915151515152">
                <text:p>0.113915151515152</text:p>
              </table:table-cell>
              <table:table-cell office:value-type="float" office:value="0.116993939393939">
                <text:p>0.116993939393939</text:p>
              </table:table-cell>
              <table:table-cell office:value-type="float" office:value="0.120072727272727">
                <text:p>0.120072727272727</text:p>
              </table:table-cell>
              <table:table-cell office:value-type="float" office:value="0.123151515151515">
                <text:p>0.123151515151515</text:p>
              </table:table-cell>
              <table:table-cell office:value-type="float" office:value="0.126230303030303">
                <text:p>0.126230303030303</text:p>
              </table:table-cell>
              <table:table-cell office:value-type="float" office:value="0.129309090909091">
                <text:p>0.129309090909091</text:p>
              </table:table-cell>
              <table:table-cell office:value-type="float" office:value="0.132387878787879">
                <text:p>0.132387878787879</text:p>
              </table:table-cell>
              <table:table-cell office:value-type="float" office:value="0.135466666666667">
                <text:p>0.135466666666667</text:p>
              </table:table-cell>
              <table:table-cell office:value-type="float" office:value="0.138545454545455">
                <text:p>0.138545454545455</text:p>
              </table:table-cell>
              <table:table-cell office:value-type="float" office:value="0.141624242424242">
                <text:p>0.141624242424242</text:p>
              </table:table-cell>
              <table:table-cell office:value-type="float" office:value="0.14470303030303">
                <text:p>0.14470303030303</text:p>
              </table:table-cell>
              <table:table-cell office:value-type="float" office:value="0.147781818181818">
                <text:p>0.147781818181818</text:p>
              </table:table-cell>
              <table:table-cell office:value-type="float" office:value="0.150860606060606">
                <text:p>0.150860606060606</text:p>
              </table:table-cell>
              <table:table-cell office:value-type="float" office:value="0.153939393939394">
                <text:p>0.153939393939394</text:p>
              </table:table-cell>
              <table:table-cell office:value-type="float" office:value="0.157018181818182">
                <text:p>0.157018181818182</text:p>
              </table:table-cell>
              <table:table-cell office:value-type="float" office:value="0.16009696969697">
                <text:p>0.16009696969697</text:p>
              </table:table-cell>
              <table:table-cell office:value-type="float" office:value="0.163175757575758">
                <text:p>0.163175757575758</text:p>
              </table:table-cell>
              <table:table-cell office:value-type="float" office:value="0.166254545454545">
                <text:p>0.166254545454545</text:p>
              </table:table-cell>
              <table:table-cell office:value-type="float" office:value="0.169333333333333">
                <text:p>0.169333333333333</text:p>
              </table:table-cell>
              <table:table-cell office:value-type="float" office:value="0.172412121212121">
                <text:p>0.172412121212121</text:p>
              </table:table-cell>
              <table:table-cell office:value-type="float" office:value="0.175490909090909">
                <text:p>0.175490909090909</text:p>
              </table:table-cell>
              <table:table-cell office:value-type="float" office:value="0.178569696969697">
                <text:p>0.178569696969697</text:p>
              </table:table-cell>
              <table:table-cell office:value-type="float" office:value="0.181648484848485">
                <text:p>0.181648484848485</text:p>
              </table:table-cell>
              <table:table-cell office:value-type="float" office:value="0.184727272727273">
                <text:p>0.184727272727273</text:p>
              </table:table-cell>
              <table:table-cell office:value-type="float" office:value="0.187806060606061">
                <text:p>0.187806060606061</text:p>
              </table:table-cell>
              <table:table-cell office:value-type="float" office:value="0.190884848484849">
                <text:p>0.190884848484849</text:p>
              </table:table-cell>
              <table:table-cell office:value-type="float" office:value="0.193963636363636">
                <text:p>0.193963636363636</text:p>
              </table:table-cell>
              <table:table-cell office:value-type="float" office:value="0.197042424242424">
                <text:p>0.197042424242424</text:p>
              </table:table-cell>
              <table:table-cell office:value-type="float" office:value="0.200121212121212">
                <text:p>0.200121212121212</text:p>
              </table:table-cell>
              <table:table-cell office:value-type="float" office:value="0.2032">
                <text:p>0.2032</text:p>
              </table:table-cell>
              <table:table-cell office:value-type="float" office:value="0.206278787878788">
                <text:p>0.206278787878788</text:p>
              </table:table-cell>
              <table:table-cell office:value-type="float" office:value="0.209357575757576">
                <text:p>0.209357575757576</text:p>
              </table:table-cell>
              <table:table-cell office:value-type="float" office:value="0.212436363636364">
                <text:p>0.212436363636364</text:p>
              </table:table-cell>
              <table:table-cell office:value-type="float" office:value="0.215515151515152">
                <text:p>0.215515151515152</text:p>
              </table:table-cell>
              <table:table-cell office:value-type="float" office:value="0.218593939393939">
                <text:p>0.218593939393939</text:p>
              </table:table-cell>
              <table:table-cell office:value-type="float" office:value="0.221672727272727">
                <text:p>0.221672727272727</text:p>
              </table:table-cell>
              <table:table-cell office:value-type="float" office:value="0.224751515151515">
                <text:p>0.224751515151515</text:p>
              </table:table-cell>
              <table:table-cell office:value-type="float" office:value="0.227830303030303">
                <text:p>0.227830303030303</text:p>
              </table:table-cell>
              <table:table-cell office:value-type="float" office:value="0.230909090909091">
                <text:p>0.230909090909091</text:p>
              </table:table-cell>
              <table:table-cell office:value-type="float" office:value="0.233987878787879">
                <text:p>0.233987878787879</text:p>
              </table:table-cell>
              <table:table-cell office:value-type="float" office:value="0.237066666666667">
                <text:p>0.237066666666667</text:p>
              </table:table-cell>
              <table:table-cell office:value-type="float" office:value="0.240145454545455">
                <text:p>0.240145454545455</text:p>
              </table:table-cell>
              <table:table-cell office:value-type="float" office:value="0.243224242424242">
                <text:p>0.243224242424242</text:p>
              </table:table-cell>
              <table:table-cell office:value-type="float" office:value="0.24630303030303">
                <text:p>0.24630303030303</text:p>
              </table:table-cell>
              <table:table-cell office:value-type="float" office:value="0.249381818181818">
                <text:p>0.249381818181818</text:p>
              </table:table-cell>
              <table:table-cell office:value-type="float" office:value="0.252460606060606">
                <text:p>0.252460606060606</text:p>
              </table:table-cell>
              <table:table-cell office:value-type="float" office:value="0.255539393939394">
                <text:p>0.255539393939394</text:p>
              </table:table-cell>
              <table:table-cell office:value-type="float" office:value="0.258618181818182">
                <text:p>0.258618181818182</text:p>
              </table:table-cell>
              <table:table-cell office:value-type="float" office:value="0.26169696969697">
                <text:p>0.26169696969697</text:p>
              </table:table-cell>
              <table:table-cell office:value-type="float" office:value="0.264775757575758">
                <text:p>0.264775757575758</text:p>
              </table:table-cell>
              <table:table-cell office:value-type="float" office:value="0.267854545454545">
                <text:p>0.267854545454545</text:p>
              </table:table-cell>
              <table:table-cell office:value-type="float" office:value="0.270933333333333">
                <text:p>0.270933333333333</text:p>
              </table:table-cell>
              <table:table-cell office:value-type="float" office:value="0.274012121212121">
                <text:p>0.274012121212121</text:p>
              </table:table-cell>
              <table:table-cell office:value-type="float" office:value="0.277090909090909">
                <text:p>0.277090909090909</text:p>
              </table:table-cell>
              <table:table-cell office:value-type="float" office:value="0.280169696969697">
                <text:p>0.280169696969697</text:p>
              </table:table-cell>
              <table:table-cell office:value-type="float" office:value="0.283248484848485">
                <text:p>0.283248484848485</text:p>
              </table:table-cell>
              <table:table-cell office:value-type="float" office:value="0.286327272727273">
                <text:p>0.286327272727273</text:p>
              </table:table-cell>
              <table:table-cell office:value-type="float" office:value="0.289406060606061">
                <text:p>0.289406060606061</text:p>
              </table:table-cell>
              <table:table-cell office:value-type="float" office:value="0.292484848484849">
                <text:p>0.292484848484849</text:p>
              </table:table-cell>
              <table:table-cell office:value-type="float" office:value="0.295563636363636">
                <text:p>0.295563636363636</text:p>
              </table:table-cell>
              <table:table-cell office:value-type="float" office:value="0.298642424242424">
                <text:p>0.298642424242424</text:p>
              </table:table-cell>
              <table:table-cell office:value-type="float" office:value="0.301721212121212">
                <text:p>0.301721212121212</text:p>
              </table:table-cell>
              <table:table-cell office:value-type="float" office:value="0.3048">
                <text:p>0.3048</text:p>
              </table:table-cell>
            </table:table-row>
            <table:table-row>
              <table:table-cell office:value-type="string">
                <text:p>U_аналит</text:p>
                <draw:g>
                  <svg:desc>shocktube.I4:shocktube.I4</svg:desc>
                </draw:g>
              </table:table-cell>
              <table:table-cell office:value-type="float" office:value="0">
                <text:p>0</text:p>
                <draw:g>
                  <svg:desc>shocktube.J4:shocktube.DE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1857792124271">
                <text:p>1.71857792124271</text:p>
              </table:table-cell>
              <table:table-cell office:value-type="float" office:value="11.981204183869">
                <text:p>11.981204183869</text:p>
              </table:table-cell>
              <table:table-cell office:value-type="float" office:value="22.2438304464953">
                <text:p>22.2438304464953</text:p>
              </table:table-cell>
              <table:table-cell office:value-type="float" office:value="32.5064567091215">
                <text:p>32.5064567091215</text:p>
              </table:table-cell>
              <table:table-cell office:value-type="float" office:value="42.7690829717478">
                <text:p>42.7690829717478</text:p>
              </table:table-cell>
              <table:table-cell office:value-type="float" office:value="53.031709234374">
                <text:p>53.031709234374</text:p>
              </table:table-cell>
              <table:table-cell office:value-type="float" office:value="63.2943354970003">
                <text:p>63.2943354970003</text:p>
              </table:table-cell>
              <table:table-cell office:value-type="float" office:value="73.5569617596266">
                <text:p>73.5569617596266</text:p>
              </table:table-cell>
              <table:table-cell office:value-type="float" office:value="83.8195880222528">
                <text:p>83.8195880222528</text:p>
              </table:table-cell>
              <table:table-cell office:value-type="float" office:value="94.0822142848791">
                <text:p>94.0822142848791</text:p>
              </table:table-cell>
              <table:table-cell office:value-type="float" office:value="104.344840547505">
                <text:p>104.344840547505</text:p>
              </table:table-cell>
              <table:table-cell office:value-type="float" office:value="114.607466810132">
                <text:p>114.607466810132</text:p>
              </table:table-cell>
              <table:table-cell office:value-type="float" office:value="124.870093072758">
                <text:p>124.870093072758</text:p>
              </table:table-cell>
              <table:table-cell office:value-type="float" office:value="135.132719335384">
                <text:p>135.132719335384</text:p>
              </table:table-cell>
              <table:table-cell office:value-type="float" office:value="145.39534559801">
                <text:p>145.39534559801</text:p>
              </table:table-cell>
              <table:table-cell office:value-type="float" office:value="155.657971860637">
                <text:p>155.657971860637</text:p>
              </table:table-cell>
              <table:table-cell office:value-type="float" office:value="165.920598123263">
                <text:p>165.920598123263</text:p>
              </table:table-cell>
              <table:table-cell office:value-type="float" office:value="176.183224385889">
                <text:p>176.183224385889</text:p>
              </table:table-cell>
              <table:table-cell office:value-type="float" office:value="186.445850648515">
                <text:p>186.445850648515</text:p>
              </table:table-cell>
              <table:table-cell office:value-type="float" office:value="196.708476911142">
                <text:p>196.708476911142</text:p>
              </table:table-cell>
              <table:table-cell office:value-type="float" office:value="206.971103173768">
                <text:p>206.971103173768</text:p>
              </table:table-cell>
              <table:table-cell office:value-type="float" office:value="217.233729436394">
                <text:p>217.233729436394</text:p>
              </table:table-cell>
              <table:table-cell office:value-type="float" office:value="227.496355699021">
                <text:p>227.496355699021</text:p>
              </table:table-cell>
              <table:table-cell office:value-type="float" office:value="237.758981961647">
                <text:p>237.758981961647</text:p>
              </table:table-cell>
              <table:table-cell office:value-type="float" office:value="248.021608224273">
                <text:p>248.021608224273</text:p>
              </table:table-cell>
              <table:table-cell office:value-type="float" office:value="258.284234486899">
                <text:p>258.284234486899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267.076671027297">
                <text:p>267.076671027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Windows_x86 LibreOffice_project/48d50dbfc06349262c9d50868e5c1f630a573eb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